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onsolas" svg:font-family="Consolas"/>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repeat-content="false"/>
      <style:paragraph-properties fo:text-align="start" fo:margin-left="0cm"/>
    </style:style>
    <style:style style:name="ce3" style:family="table-cell" style:parent-style-name="Default" style:data-style-name="N0">
      <style:table-cell-properties style:vertical-align="automatic" fo:background-color="#FFFF00" style:repeat-content="false"/>
      <style:paragraph-properties fo:text-align="start" fo:margin-left="0cm"/>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5" style:family="table-cell" style:parent-style-name="Default" style:data-style-name="N0">
      <style:table-cell-properties style:vertical-align="automatic" style:repeat-content="false"/>
      <style:paragraph-properties fo:text-align="start" fo:margin-left="0cm"/>
    </style:style>
    <style:style style:name="ce6" style:family="table-cell" style:parent-style-name="Default" style:data-style-name="N0">
      <style:table-cell-properties style:vertical-align="automatic"/>
      <style:text-properties fo:font-weight="bold" style:font-weight-asian="bold" style:font-weight-complex="bold" style:font-family-generic="swiss"/>
    </style:style>
    <style:style style:name="ce7" style:family="table-cell" style:parent-style-name="Default" style:data-style-name="N0">
      <style:table-cell-properties style:vertical-align="automatic"/>
      <style:text-properties fo:font-size="8pt" style:font-size-asian="8pt" style:font-size-complex="8pt" fo:font-weight="bold" style:font-weight-asian="bold" style:font-weight-complex="bold" style:font-family-generic="swiss"/>
    </style:style>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0">
      <style:table-cell-properties style:vertical-align="automatic" style:repeat-content="false"/>
      <style:paragraph-properties fo:text-align="start" fo:margin-left="0cm"/>
    </style:style>
    <style:style style:name="ce10" style:family="table-cell" style:parent-style-name="Default" style:data-style-name="N0">
      <style:table-cell-properties style:vertical-align="automatic" style:repeat-content="false"/>
      <style:paragraph-properties fo:text-align="center"/>
    </style:style>
    <style:style style:name="ce11" style:family="table-cell" style:parent-style-name="Default" style:data-style-name="N0">
      <style:table-cell-properties style:vertical-align="middle" style:repeat-content="false"/>
      <style:paragraph-properties fo:text-align="start" fo:margin-left="0cm"/>
    </style:style>
    <style:style style:name="ce12"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1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15" style:family="table-cell" style:parent-style-name="Default" style:data-style-name="N0">
      <style:table-cell-properties style:vertical-align="automatic" fo:background-color="#FFFF00" style:repeat-content="false"/>
      <style:paragraph-properties fo:text-align="start" fo:margin-left="0cm"/>
    </style:style>
    <style:style style:name="ce16" style:family="table-cell" style:parent-style-name="Default" style:data-style-name="N0">
      <style:table-cell-properties style:vertical-align="automatic" fo:background-color="#FFFF00" style:repeat-content="false"/>
      <style:paragraph-properties fo:text-align="center"/>
    </style:style>
    <style:style style:name="ce17" style:family="table-cell" style:parent-style-name="Default" style:data-style-name="N0">
      <style:table-cell-properties style:vertical-align="automatic"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DCE6F1" style:repeat-content="false"/>
      <style:paragraph-properties fo:text-align="start" fo:margin-left="0cm"/>
    </style:style>
    <style:style style:name="ce19"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font-family-generic="swiss"/>
    </style:style>
    <style:style style:name="ce20" style:family="table-cell" style:parent-style-name="Default" style:data-style-name="N0">
      <style:table-cell-properties style:vertical-align="automatic" fo:background-color="#DCE6F1" style:repeat-content="false"/>
      <style:paragraph-properties fo:text-align="center"/>
    </style:style>
    <style:style style:name="ce21"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 style:family="table-cell" style:parent-style-name="Default" style:data-style-name="N0"/>
    <style:style style:name="ce23" style:family="table-cell" style:parent-style-name="Default" style:data-style-name="N0">
      <style:table-cell-properties fo:background-color="#FFFFFF"/>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font-family-generic="swiss"/>
    </style:style>
    <style:style style:name="ce26" style:family="table-cell" style:parent-style-name="Default" style:data-style-name="N0">
      <style:table-cell-properties style:vertical-align="automatic" fo:background-color="#FDE9D9" style:repeat-content="false"/>
      <style:paragraph-properties fo:text-align="center"/>
    </style:style>
    <style:style style:name="ce2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font-family-generic="swiss"/>
    </style:style>
    <style:style style:name="ce28" style:family="table-cell" style:parent-style-name="Default" style:data-style-name="N0">
      <style:table-cell-properties style:vertical-align="automatic" fo:background-color="#FFFFFF" style:repeat-content="false"/>
      <style:paragraph-properties fo:text-align="center"/>
    </style:style>
    <style:style style:name="ce29" style:family="table-cell" style:parent-style-name="Default" style:data-style-name="N0">
      <style:table-cell-properties style:vertical-align="middle" fo:background-color="#FFFFFF" style:repeat-content="false"/>
      <style:paragraph-properties fo:text-align="start" fo:margin-left="0cm"/>
    </style:style>
    <style:style style:name="ce30" style:family="table-cell" style:parent-style-name="Default" style:data-style-name="N0">
      <style:table-cell-properties style:vertical-align="middle" fo:background-color="#FFFFFF" style:repeat-content="false"/>
      <style:paragraph-properties fo:text-align="center"/>
    </style:style>
    <style:style style:name="ce31"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32"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33" style:family="table-cell" style:parent-style-name="Default" style:data-style-name="N19">
      <style:table-cell-properties style:vertical-align="automatic" fo:background-color="#FFFFFF" style:repeat-content="false"/>
      <style:paragraph-properties fo:text-align="start" fo:margin-left="0cm"/>
    </style:style>
    <style:style style:name="ce34" style:family="table-cell" style:parent-style-name="Explanatory_32_Text"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35"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36"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37" style:family="table-cell" style:parent-style-name="Default" style:data-style-name="N0">
      <style:table-cell-properties style:vertical-align="automatic"/>
    </style:style>
    <style:style style:name="ce38" style:family="table-cell" style:parent-style-name="Default" style:data-style-name="N0">
      <style:table-cell-properties style:vertical-align="automatic"/>
      <style:text-properties style:text-underline-style="solid" style:text-underline-type="single" style:font-family-generic="swiss"/>
    </style:style>
    <style:style style:name="ce39"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40" style:family="table-cell" style:parent-style-name="Default" style:data-style-name="N0">
      <style:table-cell-properties style:vertical-align="automatic" fo:background-color="#EEECE1" style:repeat-content="false"/>
      <style:paragraph-properties fo:text-align="start" fo:margin-left="0cm"/>
    </style:style>
    <style:style style:name="ce41" style:family="table-cell" style:parent-style-name="Default" style:data-style-name="N0">
      <style:table-cell-properties style:vertical-align="automatic" fo:background-color="#EEECE1" style:repeat-content="false"/>
      <style:paragraph-properties fo:text-align="center"/>
    </style:style>
    <style:style style:name="ce42"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3"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4" style:family="table-cell" style:parent-style-name="Default" style:data-style-name="N0">
      <style:table-cell-properties style:vertical-align="automatic" style:repeat-content="false"/>
      <style:paragraph-properties fo:text-align="center"/>
      <style:text-properties style:text-underline-style="solid" style:text-underline-type="single" style:font-family-generic="swiss"/>
    </style:style>
    <style:style style:name="ce45" style:family="table-cell" style:parent-style-name="Default" style:data-style-name="N0"/>
    <style:style style:name="ce46" style:family="table-cell" style:parent-style-name="Default" style:data-style-name="N0">
      <style:table-cell-properties style:vertical-align="automatic" style:repeat-content="false"/>
      <style:paragraph-properties fo:text-align="center"/>
    </style:style>
    <style:style style:name="ce4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48"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font-family-generic="swiss"/>
    </style:style>
    <style:style style:name="ce49" style:family="table-cell" style:parent-style-name="Default" style:data-style-name="N0">
      <style:table-cell-properties style:vertical-align="automatic"/>
      <style:text-properties style:text-underline-style="solid" style:text-underline-type="single" style:font-family-generic="swiss"/>
    </style:style>
    <style:style style:name="ce50" style:family="table-cell" style:parent-style-name="Default" style:data-style-name="N0">
      <style:table-cell-properties style:vertical-align="automatic" fo:background-color="#FFFF00"/>
    </style:style>
    <style:style style:name="ce51" style:family="table-cell" style:parent-style-name="Default" style:data-style-name="N0">
      <style:table-cell-properties fo:background-color="#FFFF00"/>
    </style:style>
    <style:style style:name="ce5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53" style:family="table-cell" style:parent-style-name="Default" style:data-style-name="N0">
      <style:table-cell-properties style:vertical-align="automatic" fo:background-color="#FFFFFF"/>
    </style:style>
    <style:style style:name="ce54" style:family="table-cell" style:parent-style-name="Default" style:data-style-name="N0">
      <style:table-cell-properties style:vertical-align="automatic"/>
    </style:style>
    <style:style style:name="ce55"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font-family-generic="swiss"/>
    </style:style>
    <style:style style:name="ce56"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font-family-generic="swiss"/>
    </style:style>
    <style:style style:name="ce57"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58"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font-family-generic="swiss"/>
    </style:style>
    <style:style style:name="ce59" style:family="table-cell" style:parent-style-name="Default" style:data-style-name="N0">
      <style:text-properties style:text-underline-style="solid" style:text-underline-type="single" style:font-family-generic="swiss"/>
    </style:style>
    <style:style style:name="ce60" style:family="table-cell" style:parent-style-name="Default" style:data-style-name="N0">
      <style:text-properties style:text-underline-style="solid" style:text-underline-type="single" style:font-family-generic="swiss"/>
    </style:style>
    <style:style style:name="ce61" style:family="table-cell" style:parent-style-name="Default" style:data-style-name="N0">
      <style:table-cell-properties style:vertical-align="automatic" fo:background-color="#EEECE1" style:repeat-content="false"/>
      <style:paragraph-properties fo:text-align="end" fo:margin-right="0cm"/>
    </style:style>
    <style:style style:name="ce62"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font-family-generic="swiss"/>
    </style:style>
    <style:style style:name="ce63" style:family="table-cell" style:parent-style-name="Default" style:data-style-name="N0">
      <style:table-cell-properties style:vertical-align="automatic" fo:background-color="#FFFFFF" style:repeat-content="false"/>
      <style:paragraph-properties fo:text-align="end" fo:margin-right="0cm"/>
    </style:style>
    <style:style style:name="ce64" style:family="table-cell" style:parent-style-name="Default" style:data-style-name="N0">
      <style:table-cell-properties fo:background-color="#FFFFFF"/>
      <style:text-properties style:text-underline-style="solid" style:text-underline-type="single" style:font-family-generic="swiss"/>
    </style:style>
    <style:style style:name="ce65" style:family="table-cell" style:parent-style-name="Default" style:data-style-name="N19">
      <style:table-cell-properties fo:background-color="#FFFFFF"/>
    </style:style>
    <style:style style:name="ce66" style:family="table-cell" style:parent-style-name="Default" style:data-style-name="N0">
      <style:table-cell-properties style:vertical-align="automatic" fo:wrap-option="wrap" fo:background-color="#EEECE1" style:repeat-content="false"/>
      <style:paragraph-properties fo:text-align="start" fo:margin-left="0cm"/>
    </style:style>
    <style:style style:name="ce67" style:family="table-cell" style:parent-style-name="Default" style:data-style-name="N19">
      <style:table-cell-properties style:vertical-align="automatic" fo:background-color="#FFFFFF"/>
    </style:style>
    <style:style style:name="ce68" style:family="table-cell" style:parent-style-name="Default" style:data-style-name="N19">
      <style:table-cell-properties style:vertical-align="automatic" fo:background-color="#EEECE1" style:repeat-content="false"/>
      <style:paragraph-properties fo:text-align="start" fo:margin-left="0cm"/>
    </style:style>
    <style:style style:name="ce69" style:family="table-cell" style:parent-style-name="Default" style:data-style-name="N0">
      <style:table-cell-properties style:vertical-align="middle" fo:background-color="#FFFF00" style:repeat-content="false"/>
      <style:paragraph-properties fo:text-align="start" fo:margin-left="0cm"/>
    </style:style>
    <style:style style:name="ce70" style:family="table-cell" style:parent-style-name="Default" style:data-style-name="N15">
      <style:table-cell-properties style:vertical-align="automatic" fo:background-color="#FFFFFF" style:repeat-content="false"/>
      <style:paragraph-properties fo:text-align="start" fo:margin-left="0cm"/>
    </style:style>
    <style:style style:name="ce71" style:family="table-cell" style:parent-style-name="Default" style:data-style-name="N15">
      <style:table-cell-properties fo:background-color="#FFFF00"/>
    </style:style>
    <style:style style:name="ce72" style:family="table-cell" style:parent-style-name="Default" style:data-style-name="N0">
      <style:table-cell-properties fo:border="thin solid #000000" style:vertical-align="automatic" fo:background-color="#EEECE1" style:repeat-content="false"/>
      <style:paragraph-properties fo:text-align="center"/>
    </style:style>
    <style:style style:name="ce73" style:family="table-cell" style:parent-style-name="Default" style:data-style-name="N0">
      <style:table-cell-properties fo:background-color="#FFFFFF"/>
      <style:text-properties fo:color="#C00000" style:font-family-generic="swiss"/>
    </style:style>
    <style:style style:name="ce74" style:family="table-cell" style:parent-style-name="Default" style:data-style-name="N0">
      <style:table-cell-properties fo:border="thin solid #000000" style:vertical-align="automatic" fo:background-color="#FFFFFF" style:repeat-content="false"/>
      <style:paragraph-properties fo:text-align="center"/>
    </style:style>
    <style:style style:name="ce75"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font-family-generic="swiss"/>
    </style:style>
    <style:style style:name="ce76"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font-family-generic="swiss"/>
    </style:style>
    <style:style style:name="ce77"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78" style:family="table-cell" style:parent-style-name="Default" style:data-style-name="N0">
      <style:table-cell-properties style:vertical-align="automatic"/>
    </style:style>
    <style:style style:name="ce79" style:family="table-cell" style:parent-style-name="Default" style:data-style-name="N0">
      <style:table-cell-properties style:vertical-align="automatic" fo:background-color="#FFFFFF" style:repeat-content="false"/>
      <style:paragraph-properties fo:text-align="start" fo:margin-left="0cm"/>
    </style:style>
    <style:style style:name="ce80"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81"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82" style:family="table-cell" style:parent-style-name="Default" style:data-style-name="N0">
      <style:table-cell-properties style:vertical-align="automatic" style:repeat-content="false"/>
      <style:paragraph-properties fo:text-align="start" fo:margin-left="0cm"/>
    </style:style>
    <style:style style:name="ce83" style:family="table-cell" style:parent-style-name="Default" style:data-style-name="N0">
      <style:table-cell-properties style:vertical-align="middle" fo:background-color="#FFFFFF" style:repeat-content="false"/>
      <style:paragraph-properties fo:text-align="start" fo:margin-left="0cm"/>
    </style:style>
    <style:style style:name="ce84" style:family="table-cell" style:parent-style-name="Default" style:data-style-name="N0">
      <style:table-cell-properties style:vertical-align="middle" fo:background-color="#FFFFFF" style:repeat-content="false"/>
      <style:paragraph-properties fo:text-align="start" fo:margin-left="0cm"/>
    </style:style>
    <style:style style:name="ce85" style:family="table-cell" style:parent-style-name="Default" style:data-style-name="N0">
      <style:table-cell-properties style:vertical-align="middle" style:repeat-content="false"/>
      <style:paragraph-properties fo:text-align="start" fo:margin-left="0cm"/>
    </style:style>
    <style:style style:name="ce86" style:family="table-cell" style:parent-style-name="Default" style:data-style-name="N0">
      <style:table-cell-properties style:vertical-align="automatic" fo:background-color="#FFFFFF" style:repeat-content="false"/>
      <style:paragraph-properties fo:text-align="start" fo:margin-left="0cm"/>
    </style:style>
    <style:style style:name="ce87" style:family="table-cell" style:parent-style-name="Default" style:data-style-name="N0">
      <style:table-cell-properties style:vertical-align="middle" fo:background-color="#FFFFFF" style:repeat-content="false"/>
      <style:paragraph-properties fo:text-align="start" fo:margin-left="0cm"/>
    </style:style>
    <style:style style:name="ce88"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89"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90" style:family="table-cell" style:parent-style-name="Default" style:data-style-name="N0"/>
    <style:style style:name="ce91" style:family="table-cell" style:parent-style-name="Default" style:data-style-name="N0">
      <style:table-cell-properties style:vertical-align="automatic" fo:background-color="#FFFFFF" style:repeat-content="false"/>
      <style:paragraph-properties fo:text-align="start" fo:margin-left="0cm"/>
    </style:style>
    <style:style style:name="ce92" style:family="table-cell" style:parent-style-name="Default" style:data-style-name="N0">
      <style:table-cell-properties style:vertical-align="automatic" fo:background-color="#EEECE1" style:repeat-content="false"/>
      <style:paragraph-properties fo:text-align="start" fo:margin-left="0cm"/>
    </style:style>
    <style:style style:name="ce93"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94" style:family="table-cell" style:parent-style-name="Default" style:data-style-name="N0">
      <style:table-cell-properties style:vertical-align="middle" fo:background-color="#FFFFFF" style:repeat-content="false"/>
      <style:paragraph-properties fo:text-align="start" fo:margin-left="0cm"/>
    </style:style>
    <style:style style:name="ce95" style:family="table-cell" style:parent-style-name="Default" style:data-style-name="N0">
      <style:table-cell-properties style:vertical-align="automatic" fo:background-color="#FFFF00" style:repeat-content="false"/>
      <style:paragraph-properties fo:text-align="start" fo:margin-left="0cm"/>
    </style:style>
    <style:style style:name="ce96" style:family="table-cell" style:parent-style-name="Default" style:data-style-name="N0">
      <style:table-cell-properties fo:background-color="#FFFF00"/>
    </style:style>
    <style:style style:name="ce97" style:family="table-cell" style:parent-style-name="Default" style:data-style-name="N0">
      <style:table-cell-properties style:vertical-align="automatic" fo:background-color="#FFFFFF" style:repeat-content="false"/>
      <style:paragraph-properties fo:text-align="start" fo:margin-left="0cm"/>
    </style:style>
    <style:style style:name="ce98" style:family="table-cell" style:parent-style-name="Default" style:data-style-name="N0">
      <style:table-cell-properties style:vertical-align="middle" fo:background-color="#FFFFFF" style:repeat-content="false"/>
      <style:paragraph-properties fo:text-align="center"/>
    </style:style>
    <style:style style:name="ce99" style:family="table-cell" style:parent-style-name="Default" style:data-style-name="N0">
      <style:table-cell-properties style:vertical-align="automatic" fo:background-color="#FFFFFF" style:repeat-content="false"/>
      <style:paragraph-properties fo:text-align="center"/>
    </style:style>
    <style:style style:name="ce100" style:family="table-cell" style:parent-style-name="Default" style:data-style-name="N0">
      <style:table-cell-properties style:vertical-align="automatic" fo:background-color="#FFFF00" style:repeat-content="false"/>
      <style:paragraph-properties fo:text-align="center"/>
    </style:style>
    <style:style style:name="ce101" style:family="table-cell" style:parent-style-name="Default" style:data-style-name="N0">
      <style:table-cell-properties style:vertical-align="automatic" fo:background-color="#FFFF00" style:repeat-content="false"/>
      <style:paragraph-properties fo:text-align="start" fo:margin-left="0cm"/>
    </style:style>
    <style:style style:name="ce102" style:family="table-cell" style:parent-style-name="Default" style:data-style-name="N0">
      <style:table-cell-properties style:vertical-align="automatic" fo:background-color="#DCE6F1" style:repeat-content="false"/>
      <style:paragraph-properties fo:text-align="start" fo:margin-left="0cm"/>
    </style:style>
    <style:style style:name="ce103" style:family="table-cell" style:parent-style-name="Default" style:data-style-name="N0">
      <style:table-cell-properties style:vertical-align="automatic" fo:background-color="#DCE6F1" style:repeat-content="false"/>
      <style:paragraph-properties fo:text-align="center"/>
    </style:style>
    <style:style style:name="ce104"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105" style:family="table-cell" style:parent-style-name="Default" style:data-style-name="N0">
      <style:table-cell-properties fo:background-color="#FFFFFF"/>
    </style:style>
    <style:style style:name="ce106" style:family="table-cell" style:parent-style-name="Default" style:data-style-name="N0">
      <style:table-cell-properties style:vertical-align="automatic" fo:background-color="#FDE9D9" style:repeat-content="false"/>
      <style:paragraph-properties fo:text-align="start" fo:margin-left="0cm"/>
    </style:style>
    <style:style style:name="ce107" style:family="table-cell" style:parent-style-name="Default" style:data-style-name="N0">
      <style:table-cell-properties style:vertical-align="automatic" fo:background-color="#FDE9D9" style:repeat-content="false"/>
      <style:paragraph-properties fo:text-align="center"/>
    </style:style>
    <style:style style:name="ce108" style:family="table-cell" style:parent-style-name="Default" style:data-style-name="N0">
      <style:table-cell-properties style:vertical-align="automatic" fo:background-color="#EEECE1" style:repeat-content="false"/>
      <style:paragraph-properties fo:text-align="start" fo:margin-left="0cm"/>
    </style:style>
    <style:style style:name="ce109" style:family="table-cell" style:parent-style-name="Default" style:data-style-name="N0">
      <style:table-cell-properties style:vertical-align="automatic" fo:background-color="#EEECE1" style:repeat-content="false"/>
      <style:paragraph-properties fo:text-align="center"/>
    </style:style>
    <style:style style:name="ce110" style:family="table-cell" style:parent-style-name="Default" style:data-style-name="N0">
      <style:table-cell-properties style:vertical-align="middle" fo:background-color="#FFFF00" style:repeat-content="false"/>
      <style:paragraph-properties fo:text-align="start" fo:margin-left="0cm"/>
    </style:style>
    <style:style style:name="ce111"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112" style:family="table-cell" style:parent-style-name="Default" style:data-style-name="N0">
      <style:table-cell-properties style:vertical-align="automatic" fo:background-color="#EEECE1" style:repeat-content="false"/>
      <style:paragraph-properties fo:text-align="start" fo:margin-left="0cm"/>
    </style:style>
    <style:style style:name="ce113" style:family="table-cell" style:parent-style-name="Default" style:data-style-name="N0">
      <style:table-cell-properties style:vertical-align="automatic" fo:background-color="#FFFFFF" style:repeat-content="false"/>
      <style:paragraph-properties fo:text-align="start" fo:margin-left="0cm"/>
    </style:style>
    <style:style style:name="ce114" style:family="table-cell" style:parent-style-name="Default" style:data-style-name="N0">
      <style:table-cell-properties fo:background-color="#FFFFFF"/>
    </style:style>
    <style:style style:name="ce115"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116" style:family="table-cell" style:parent-style-name="Default" style:data-style-name="N0">
      <style:table-cell-properties style:vertical-align="automatic" fo:background-color="#FFFF00" style:repeat-content="false"/>
      <style:paragraph-properties fo:text-align="start" fo:margin-left="0cm"/>
    </style:style>
    <style:style style:name="ce117" style:family="table-cell" style:parent-style-name="Default" style:data-style-name="N0">
      <style:table-cell-properties style:vertical-align="automatic" fo:background-color="#FFFF00"/>
    </style:style>
    <style:style style:name="ce118" style:family="table-cell" style:parent-style-name="Default" style:data-style-name="N0">
      <style:table-cell-properties style:vertical-align="middle" fo:background-color="#EEECE1" style:repeat-content="false"/>
      <style:paragraph-properties fo:text-align="start" fo:margin-left="0cm"/>
    </style:style>
    <style:style style:name="ce119" style:family="table-cell" style:parent-style-name="Default" style:data-style-name="N0">
      <style:table-cell-properties style:vertical-align="middle"/>
    </style:style>
    <style:style style:name="ce120" style:family="table-cell" style:parent-style-name="Default" style:data-style-name="N0">
      <style:table-cell-properties style:vertical-align="middle" fo:background-color="#FFFF00" style:repeat-content="false"/>
      <style:paragraph-properties fo:text-align="start" fo:margin-left="0cm"/>
    </style:style>
    <style:style style:name="ce121" style:family="table-cell" style:parent-style-name="Default" style:data-style-name="N0">
      <style:table-cell-properties style:vertical-align="middle"/>
    </style:style>
    <style:style style:name="ce122" style:family="table-cell" style:parent-style-name="Default" style:data-style-name="N0">
      <style:table-cell-properties style:vertical-align="middle" fo:background-color="#DCE6F1" style:repeat-content="false"/>
      <style:paragraph-properties fo:text-align="start" fo:margin-left="0cm"/>
    </style:style>
    <style:style style:name="ce123" style:family="table-cell" style:parent-style-name="Default" style:data-style-name="N0">
      <style:table-cell-properties style:vertical-align="middle" fo:background-color="#DCE6F1" style:repeat-content="false"/>
      <style:paragraph-properties fo:text-align="start" fo:margin-left="0cm"/>
      <style:text-properties fo:font-weight="bold" style:font-weight-asian="bold" style:font-weight-complex="bold" style:font-family-generic="swiss"/>
    </style:style>
    <style:style style:name="ce124" style:family="table-cell" style:parent-style-name="Default" style:data-style-name="N0">
      <style:table-cell-properties style:vertical-align="middle" fo:background-color="#FDE9D9" style:repeat-content="false"/>
      <style:paragraph-properties fo:text-align="start" fo:margin-left="0cm"/>
    </style:style>
    <style:style style:name="ce125" style:family="table-cell" style:parent-style-name="Default" style:data-style-name="N0">
      <style:table-cell-properties style:vertical-align="middle" fo:background-color="#EEECE1" style:repeat-content="false"/>
      <style:paragraph-properties fo:text-align="start" fo:margin-left="0cm"/>
    </style:style>
    <style:style style:name="ce126"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27"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fo:font-weight="bold" style:font-weight-asian="bold" style:font-weight-complex="bold" style:font-family-generic="swiss"/>
    </style:style>
    <style:style style:name="ce128"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29"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30"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31"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32"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33"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34"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35"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36"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37"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38" style:family="table-cell" style:parent-style-name="Default" style:data-style-name="N0">
      <style:table-cell-properties fo:background-color="#FFFFFF"/>
      <style:text-properties fo:color="#000000" style:font-family-generic="swiss"/>
    </style:style>
    <style:style style:name="ce139"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40"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41"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42"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43"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44"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45"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46"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47"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48"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49" style:family="table-cell" style:parent-style-name="Explanatory_32_Text" style:data-style-name="N0">
      <style:table-cell-properties fo:border="none" style:vertical-align="automatic" fo:background-color="#FFFFFF" style:repeat-content="false"/>
      <style:paragraph-properties fo:text-align="start" fo:margin-left="0cm"/>
      <style:text-properties fo:color="#000000" fo:font-weight="normal" style:font-weight-asian="normal" style:font-weight-complex="normal" style:font-family-generic="swiss"/>
    </style:style>
    <style:style style:name="ce150" style:family="table-cell" style:parent-style-name="Default" style:data-style-name="N0">
      <style:table-cell-properties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51"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2"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3"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4"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5"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56"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57"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8"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9"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60"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61"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62"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63"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64"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65"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66"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67" style:family="table-cell" style:parent-style-name="Default" style:data-style-name="N0">
      <style:table-cell-properties fo:background-color="#FFFFFF"/>
      <style:text-properties fo:color="#000000" style:font-family-generic="swiss"/>
    </style:style>
    <style:style style:name="ce168"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69"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70"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71"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72"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73"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74"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175"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76"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77"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78" style:family="table-cell" style:parent-style-name="Default" style:data-style-name="N0">
      <style:table-cell-properties fo:border="thin solid #000000"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79" style:family="table-cell" style:parent-style-name="Default" style:data-style-name="N0">
      <style:table-cell-properties fo:border="thin solid #000000" style:vertical-align="automatic" fo:background-color="#EEECE1" style:repeat-content="false"/>
      <style:paragraph-properties fo:text-align="center"/>
      <style:text-properties fo:color="#000000" fo:font-weight="bold" style:font-weight-asian="bold" style:font-weight-complex="bold" style:font-family-generic="swiss"/>
    </style:style>
    <style:style style:name="ce180" style:family="table-cell" style:parent-style-name="Default" style:data-style-name="N0">
      <style:text-properties fo:color="#000000" style:font-family-generic="swiss"/>
    </style:style>
    <style:style style:name="ce181" style:family="table-cell" style:parent-style-name="Default" style:data-style-name="N0">
      <style:table-cell-properties style:vertical-align="automatic" style:repeat-content="false"/>
      <style:paragraph-properties fo:text-align="center"/>
      <style:text-properties fo:color="#000000" style:font-family-generic="swiss"/>
    </style:style>
    <style:style style:name="ce182" style:family="table-cell" style:parent-style-name="Default" style:data-style-name="N0">
      <style:table-cell-properties fo:border="thin solid #000000"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83"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84" style:family="table-cell" style:parent-style-name="Default" style:data-style-name="N0">
      <style:table-cell-properties style:vertical-align="automatic" fo:background-color="transparent"/>
      <style:text-properties fo:color="#000000" fo:font-size="8pt" style:font-size-asian="8pt" style:font-size-complex="8pt" fo:font-weight="bold" style:font-weight-asian="bold" style:font-weight-complex="bold" style:font-family-generic="swiss"/>
    </style:style>
    <style:style style:name="ce185" style:family="table-cell" style:parent-style-name="Default" style:data-style-name="N0">
      <style:table-cell-properties style:vertical-align="automatic"/>
      <style:text-properties fo:color="#000000" fo:font-size="8pt" style:font-size-asian="8pt" style:font-size-complex="8pt" fo:font-weight="bold" style:font-weight-asian="bold" style:font-weight-complex="bold" style:font-family-generic="swiss"/>
    </style:style>
    <style:style style:name="ce186" style:family="table-cell" style:parent-style-name="Default" style:data-style-name="N0">
      <style:table-cell-properties style:vertical-align="automatic" fo:background-color="#FFFFFF"/>
      <style:text-properties fo:color="#000000" style:font-family-generic="swiss"/>
    </style:style>
    <style:style style:name="ce187"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88"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89" style:family="table-cell" style:parent-style-name="Default" style:data-style-name="N0">
      <style:table-cell-properties fo:background-color="#FFFF00"/>
      <style:text-properties fo:color="#000000" style:font-family-generic="swiss"/>
    </style:style>
    <style:style style:name="ce190"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91"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92"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93"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5" style:family="table-cell" style:parent-style-name="Default" style:data-style-name="N0">
      <style:table-cell-properties style:vertical-align="middle" fo:background-color="#EEECE1" style:repeat-content="false"/>
      <style:paragraph-properties fo:text-align="start" fo:margin-left="0cm"/>
      <style:text-properties fo:color="#C00000" style:font-family-generic="swiss"/>
    </style:style>
    <style:style style:name="ce196"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197"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98"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199"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200" style:family="table-cell" style:parent-style-name="Default" style:data-style-name="N0">
      <style:table-cell-properties style:vertical-align="middle" fo:background-color="#DCE6F1" style:repeat-content="false"/>
      <style:paragraph-properties fo:text-align="start" fo:margin-left="0cm"/>
      <style:text-properties fo:color="#000000" style:font-family-generic="swiss"/>
    </style:style>
    <style:style style:name="ce201"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02" style:family="table-cell" style:parent-style-name="Default" style:data-style-name="N0">
      <style:table-cell-properties style:vertical-align="middle" fo:background-color="#FFFFFF"/>
      <style:text-properties fo:color="#000000" style:font-family-generic="swiss"/>
    </style:style>
    <style:style style:name="ce203" style:family="table-cell" style:parent-style-name="Default" style:data-style-name="N0">
      <style:table-cell-properties style:vertical-align="middle" fo:background-color="#FDE9D9" style:repeat-content="false"/>
      <style:paragraph-properties fo:text-align="start" fo:margin-left="0cm"/>
      <style:text-properties fo:color="#000000" style:font-family-generic="swiss"/>
    </style:style>
    <style:style style:name="ce204" style:family="table-cell" style:parent-style-name="Default" style:data-style-name="N0">
      <style:table-cell-properties style:vertical-align="middle" fo:background-color="#FDE9D9" style:repeat-content="false"/>
      <style:paragraph-properties fo:text-align="center"/>
      <style:text-properties fo:color="#000000" style:font-family-generic="swiss"/>
    </style:style>
    <style:style style:name="ce205" style:family="table-cell" style:parent-style-name="Default" style:data-style-name="N0">
      <style:table-cell-properties style:vertical-align="middle" fo:background-color="#EEECE1" style:repeat-content="false"/>
      <style:paragraph-properties fo:text-align="start" fo:margin-left="0cm"/>
      <style:text-properties fo:color="#000000" style:font-family-generic="swiss"/>
    </style:style>
    <style:style style:name="ce206"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07" style:family="table-cell" style:parent-style-name="Default" style:data-style-name="N0">
      <style:table-cell-properties style:vertical-align="middle"/>
      <style:text-properties fo:color="#000000" style:font-family-generic="swiss"/>
    </style:style>
    <style:style style:name="ce208" style:family="table-cell" style:parent-style-name="Default" style:data-style-name="N0">
      <style:table-cell-properties style:vertical-align="automatic"/>
      <style:text-properties fo:color="#000000" style:font-family-generic="swiss"/>
    </style:style>
    <style:style style:name="ce209" style:family="table-cell" style:parent-style-name="Default" style:data-style-name="N19">
      <style:table-cell-properties style:vertical-align="middle" fo:background-color="#FFFFFF" style:repeat-content="false"/>
      <style:paragraph-properties fo:text-align="start" fo:margin-left="0cm"/>
      <style:text-properties fo:color="#000000" style:font-family-generic="swiss"/>
    </style:style>
    <style:style style:name="ce210"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211"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12" style:family="table-cell" style:parent-style-name="Default" style:data-style-name="N0">
      <style:table-cell-properties fo:border="thin solid #000000" style:vertical-align="automatic" fo:background-color="#DCE6F1" style:repeat-content="false"/>
      <style:paragraph-properties fo:text-align="center"/>
      <style:text-properties fo:color="#000000" style:font-family-generic="swiss"/>
    </style:style>
    <style:style style:name="ce213" style:family="table-cell" style:parent-style-name="Default" style:data-style-name="N0">
      <style:table-cell-properties fo:border="thin solid #000000" style:vertical-align="automatic" fo:background-color="#FDE9D9" style:repeat-content="false"/>
      <style:paragraph-properties fo:text-align="center"/>
      <style:text-properties fo:color="#000000" style:font-family-generic="swiss"/>
    </style:style>
    <style:style style:name="ce214"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215"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16"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17"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21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219"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220" style:family="table-cell" style:parent-style-name="Default" style:data-style-name="N0">
      <style:table-cell-properties style:vertical-align="automatic" fo:background-color="#DCE6F1" style:repeat-content="false"/>
      <style:paragraph-properties fo:text-align="start" fo:margin-left="0cm"/>
    </style:style>
    <style:style style:name="ce221"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2" style:family="table-cell" style:parent-style-name="Default" style:data-style-name="N0">
      <style:table-cell-properties style:vertical-align="automatic" fo:background-color="#FDE9D9" style:repeat-content="false"/>
      <style:paragraph-properties fo:text-align="start" fo:margin-left="0cm"/>
    </style:style>
    <style:style style:name="ce223" style:family="table-cell" style:parent-style-name="Default" style:data-style-name="N0">
      <style:table-cell-properties style:vertical-align="automatic" fo:background-color="#EEECE1" style:repeat-content="false"/>
      <style:paragraph-properties fo:text-align="start" fo:margin-left="0cm"/>
    </style:style>
    <style:style style:name="ce224"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225"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226"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227" style:family="table-cell" style:parent-style-name="Default" style:data-style-name="N0">
      <style:table-cell-properties style:vertical-align="automatic"/>
    </style:style>
    <style:style style:name="ce228"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229" style:family="table-cell" style:parent-style-name="Default" style:data-style-name="N0">
      <style:table-cell-properties style:vertical-align="automatic"/>
    </style:style>
    <style:style style:name="ce230" style:family="table-cell" style:parent-style-name="Default" style:data-style-name="N0">
      <style:table-cell-properties style:vertical-align="automatic" style:repeat-content="false"/>
      <style:paragraph-properties fo:text-align="center"/>
    </style:style>
    <style:style style:name="ce231"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232"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233"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234"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235" style:family="table-cell" style:parent-style-name="Default" style:data-style-name="N0">
      <style:table-cell-properties fo:background-color="#FFFFFF"/>
      <style:text-properties fo:color="#000000" style:font-family-generic="swiss"/>
    </style:style>
    <style:style style:name="ce236"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237"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238"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239"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240" style:family="table-cell" style:parent-style-name="Default" style:data-style-name="N19">
      <style:table-cell-properties style:vertical-align="automatic" fo:background-color="#EEECE1" style:repeat-content="false"/>
      <style:paragraph-properties fo:text-align="start" fo:margin-left="0cm"/>
      <style:text-properties fo:color="#000000" style:font-family-generic="swiss"/>
    </style:style>
    <style:style style:name="ce241" style:family="table-cell" style:parent-style-name="Default" style:data-style-name="N0">
      <style:table-cell-properties style:vertical-align="automatic" fo:background-color="#EEECE1"/>
      <style:text-properties fo:color="#000000" style:font-family-generic="swiss"/>
    </style:style>
    <style:style style:name="ce242" style:family="table-cell" style:parent-style-name="Default" style:data-style-name="N21">
      <style:table-cell-properties style:vertical-align="automatic" fo:background-color="#EEECE1" style:repeat-content="false"/>
      <style:paragraph-properties fo:text-align="start" fo:margin-left="0cm"/>
      <style:text-properties fo:color="#000000" style:font-family-generic="swiss"/>
    </style:style>
    <style:style style:name="ce243" style:family="table-cell" style:parent-style-name="Default" style:data-style-name="N21">
      <style:table-cell-properties style:vertical-align="automatic" fo:background-color="#FFFFFF" style:repeat-content="false"/>
      <style:paragraph-properties fo:text-align="start" fo:margin-left="0cm"/>
      <style:text-properties fo:color="#000000" style:font-family-generic="swiss"/>
    </style:style>
    <style:style style:name="ce244" style:family="table-cell" style:parent-style-name="Default" style:data-style-name="N0">
      <style:table-cell-properties style:vertical-align="automatic"/>
      <style:text-properties fo:color="#000000" style:font-family-generic="swiss"/>
    </style:style>
    <style:style style:name="ce245"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246"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247"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248"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249"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50" style:family="table-cell" style:parent-style-name="Default" style:data-style-name="N0">
      <style:table-cell-properties style:vertical-align="automatic" fo:background-color="#EEECE1" style:repeat-content="false"/>
      <style:paragraph-properties fo:text-align="center"/>
      <style:text-properties fo:color="#C00000" style:font-family-generic="swiss"/>
    </style:style>
    <style:style style:name="ce251" style:family="table-cell" style:parent-style-name="Default" style:data-style-name="N0">
      <style:table-cell-properties style:vertical-align="automatic" fo:background-color="transparent" style:repeat-content="false"/>
      <style:paragraph-properties fo:text-align="start" fo:margin-left="0cm"/>
    </style:style>
    <style:style style:name="ce252" style:family="table-cell" style:parent-style-name="Default" style:data-style-name="N0">
      <style:table-cell-properties style:vertical-align="automatic" fo:background-color="#DCE6F1" style:repeat-content="false"/>
      <style:paragraph-properties fo:text-align="start" fo:margin-left="0cm"/>
      <style:text-properties fo:color="#C00000" style:font-family-generic="swiss"/>
    </style:style>
    <style:style style:name="ce253" style:family="table-cell" style:parent-style-name="Default" style:data-style-name="N0">
      <style:table-cell-properties style:vertical-align="automatic" fo:background-color="#DCE6F1" style:repeat-content="false"/>
      <style:paragraph-properties fo:text-align="center"/>
      <style:text-properties fo:color="#C00000" style:font-family-generic="swiss"/>
    </style:style>
    <style:style style:name="ce254" style:family="table-cell" style:parent-style-name="Default" style:data-style-name="N0">
      <style:table-cell-properties fo:border="thin solid #000000" style:vertical-align="automatic" fo:background-color="#DDEBF7" style:repeat-content="false"/>
      <style:paragraph-properties fo:text-align="center"/>
      <style:text-properties fo:color="#C00000" fo:font-weight="bold" style:font-weight-asian="bold" style:font-weight-complex="bold" style:font-family-generic="swiss"/>
    </style:style>
    <style:style style:name="ce255" style:family="table-cell" style:parent-style-name="Default" style:data-style-name="N0">
      <style:table-cell-properties style:vertical-align="automatic" fo:background-color="#DCE6F1" style:repeat-content="false"/>
      <style:paragraph-properties fo:text-align="start" fo:margin-left="0cm"/>
    </style:style>
    <style:style style:name="ce256" style:family="table-cell" style:parent-style-name="Default" style:data-style-name="N0">
      <style:text-properties style:font-name="Consolas" style:font-name-asian="Consolas" style:font-name-complex="Consolas" style:font-family-generic="modern"/>
    </style:style>
    <style:style style:name="ce257" style:family="table-cell" style:parent-style-name="Default" style:data-style-name="N0">
      <style:table-cell-properties style:vertical-align="automatic" fo:background-color="#FFFF00" style:repeat-content="false"/>
      <style:paragraph-properties fo:text-align="start" fo:margin-left="0cm"/>
      <style:text-properties fo:color="#C00000" style:font-family-generic="swiss"/>
    </style:style>
    <style:style style:name="ce258" style:family="table-cell" style:parent-style-name="Default" style:data-style-name="N0">
      <style:table-cell-properties fo:background-color="#FFFF00"/>
    </style:style>
    <style:style style:name="ce259" style:family="table-cell" style:parent-style-name="Default" style:data-style-name="N0">
      <style:table-cell-properties style:vertical-align="automatic" fo:background-color="#FFFF00" style:repeat-content="false"/>
      <style:paragraph-properties fo:text-align="center"/>
    </style:style>
    <style:style style:name="ce260" style:family="table-cell" style:parent-style-name="Default" style:data-style-name="N0">
      <style:table-cell-properties fo:background-color="#FFFF00"/>
    </style:style>
    <style:style style:name="ce261" style:family="table-cell" style:parent-style-name="Default" style:data-style-name="N0">
      <style:table-cell-properties style:vertical-align="automatic" fo:background-color="#FFFFFF" style:repeat-content="false"/>
      <style:paragraph-properties fo:text-align="start" fo:margin-left="0cm"/>
    </style:style>
    <style:style style:name="ce262" style:family="table-cell" style:parent-style-name="Default" style:data-style-name="N0">
      <style:table-cell-properties style:vertical-align="automatic" fo:background-color="#FFFFFF" style:repeat-content="false"/>
      <style:paragraph-properties fo:text-align="center"/>
    </style:style>
    <style:style style:name="ce263" style:family="table-cell" style:parent-style-name="Default" style:data-style-name="N0">
      <style:table-cell-properties style:vertical-align="automatic" fo:background-color="#FFFFFF" style:repeat-content="false"/>
      <style:paragraph-properties fo:text-align="center"/>
    </style:style>
    <style:style style:name="ce264" style:family="table-cell" style:parent-style-name="Default" style:data-style-name="N0">
      <style:table-cell-properties style:vertical-align="middle" fo:background-color="#FFFFFF" style:repeat-content="false"/>
      <style:paragraph-properties fo:text-align="center"/>
    </style:style>
    <style:style style:name="ce265"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266" style:family="table-cell" style:parent-style-name="Default" style:data-style-name="N0">
      <style:table-cell-properties style:vertical-align="automatic" fo:background-color="transparent" style:repeat-content="false"/>
      <style:paragraph-properties fo:text-align="start" fo:margin-left="0cm"/>
    </style:style>
    <style:style style:name="ce267" style:family="table-cell" style:parent-style-name="Default" style:data-style-name="N0">
      <style:table-cell-properties style:vertical-align="automatic" fo:background-color="#FFFFFF" style:repeat-content="false"/>
      <style:paragraph-properties fo:text-align="center"/>
    </style:style>
    <style:style style:name="ce268" style:family="table-cell" style:parent-style-name="Default" style:data-style-name="N0">
      <style:table-cell-properties style:vertical-align="middle" fo:background-color="#FFFFFF" style:repeat-content="false"/>
      <style:paragraph-properties fo:text-align="start" fo:margin-left="0cm"/>
    </style:style>
    <style:style style:name="ce269" style:family="table-cell" style:parent-style-name="Default" style:data-style-name="N0">
      <style:table-cell-properties style:vertical-align="middle" fo:background-color="#FFFFFF" style:repeat-content="false"/>
      <style:paragraph-properties fo:text-align="start" fo:margin-left="0cm"/>
    </style:style>
    <style:style style:name="ce270" style:family="table-cell" style:parent-style-name="Default" style:data-style-name="N0">
      <style:table-cell-properties fo:background-color="#FFFF00"/>
      <style:text-properties fo:color="#C00000" style:font-family-generic="swiss"/>
    </style:style>
    <style:style style:name="co1" style:family="table-column">
      <style:table-column-properties fo:break-before="auto" style:column-width="0.502708333333333cm"/>
    </style:style>
    <style:style style:name="co2" style:family="table-column">
      <style:table-column-properties fo:break-before="auto" style:column-width="1.87854166666667cm"/>
    </style:style>
    <style:style style:name="co3" style:family="table-column">
      <style:table-column-properties fo:break-before="auto" style:column-width="0.47625cm"/>
    </style:style>
    <style:style style:name="co4" style:family="table-column">
      <style:table-column-properties fo:break-before="auto" style:column-width="0.661458333333333cm"/>
    </style:style>
    <style:style style:name="co5" style:family="table-column">
      <style:table-column-properties fo:break-before="auto" style:column-width="4.524375cm"/>
    </style:style>
    <style:style style:name="co6" style:family="table-column">
      <style:table-column-properties fo:break-before="auto" style:column-width="7.46125cm"/>
    </style:style>
    <style:style style:name="co7" style:family="table-column">
      <style:table-column-properties fo:break-before="auto" style:column-width="3.413125cm"/>
    </style:style>
    <style:style style:name="co8" style:family="table-column">
      <style:table-column-properties fo:break-before="auto" style:column-width="1.85208333333333cm"/>
    </style:style>
    <style:style style:name="co9" style:family="table-column">
      <style:table-column-properties fo:break-before="auto" style:column-width="4.02166666666667cm"/>
    </style:style>
    <style:style style:name="co10" style:family="table-column">
      <style:table-column-properties fo:break-before="auto" style:column-width="2.35479166666667cm"/>
    </style:style>
    <style:style style:name="co11" style:family="table-column">
      <style:table-column-properties fo:break-before="auto" style:column-width="2.43416666666667cm"/>
    </style:style>
    <style:style style:name="co12" style:family="table-column">
      <style:table-column-properties fo:break-before="auto" style:column-width="2.75166666666667cm"/>
    </style:style>
    <style:style style:name="co13" style:family="table-column">
      <style:table-column-properties fo:break-before="auto" style:column-width="2.01083333333333cm"/>
    </style:style>
    <style:style style:name="co14" style:family="table-column">
      <style:table-column-properties fo:break-before="auto" style:column-width="1.69333333333333cm"/>
    </style:style>
    <style:style style:name="co15" style:family="table-column">
      <style:table-column-properties fo:break-before="auto" style:column-width="0.449791666666667cm"/>
    </style:style>
    <style:style style:name="co16" style:family="table-column">
      <style:table-column-properties fo:break-before="auto" style:column-width="0.608541666666667cm"/>
    </style:style>
    <style:style style:name="co17" style:family="table-column">
      <style:table-column-properties fo:break-before="auto" style:column-width="0.635cm"/>
    </style:style>
    <style:style style:name="co18" style:family="table-column">
      <style:table-column-properties fo:break-before="auto" style:column-width="3.96875cm"/>
    </style:style>
    <style:style style:name="co19" style:family="table-column">
      <style:table-column-properties fo:break-before="auto" style:column-width="6.87916666666667cm"/>
    </style:style>
    <style:style style:name="co20" style:family="table-column">
      <style:table-column-properties fo:break-before="auto" style:column-width="2.2225cm"/>
    </style:style>
    <style:style style:name="co21" style:family="table-column">
      <style:table-column-properties fo:break-before="auto" style:column-width="2.619375cm"/>
    </style:style>
    <style:style style:name="co22" style:family="table-column">
      <style:table-column-properties fo:break-before="auto" style:column-width="0.529166666666667cm"/>
    </style:style>
    <style:style style:name="co23" style:family="table-column">
      <style:table-column-properties fo:break-before="auto" style:column-width="0.3175cm"/>
    </style:style>
    <style:style style:name="co24" style:family="table-column">
      <style:table-column-properties fo:break-before="auto" style:column-width="2.460625cm"/>
    </style:style>
    <style:style style:name="co25" style:family="table-column">
      <style:table-column-properties fo:break-before="auto" style:column-width="0.343958333333333cm"/>
    </style:style>
    <style:style style:name="co26" style:family="table-column">
      <style:table-column-properties fo:break-before="auto" style:column-width="1.45520833333333cm"/>
    </style:style>
    <style:style style:name="co27" style:family="table-column">
      <style:table-column-properties fo:break-before="auto" style:column-width="6.16479166666667cm"/>
    </style:style>
    <style:style style:name="co28" style:family="table-column">
      <style:table-column-properties fo:break-before="auto" style:column-width="1.64041666666667cm"/>
    </style:style>
    <style:style style:name="co29" style:family="table-column">
      <style:table-column-properties fo:break-before="auto" style:column-width="0.9525cm"/>
    </style:style>
    <style:style style:name="co30" style:family="table-column">
      <style:table-column-properties fo:break-before="auto" style:column-width="3.51895833333333cm"/>
    </style:style>
    <style:style style:name="co31" style:family="table-column">
      <style:table-column-properties fo:break-before="auto" style:column-width="3.30729166666667cm"/>
    </style:style>
    <style:style style:name="co32" style:family="table-column">
      <style:table-column-properties fo:break-before="auto" style:column-width="1.349375cm"/>
    </style:style>
    <style:style style:name="co33" style:family="table-column">
      <style:table-column-properties fo:break-before="auto" style:column-width="3.571875cm"/>
    </style:style>
    <style:style style:name="co34" style:family="table-column">
      <style:table-column-properties fo:break-before="auto" style:column-width="1.905cm"/>
    </style:style>
    <style:style style:name="co35" style:family="table-column">
      <style:table-column-properties fo:break-before="auto" style:column-width="0.608541666666667cm" style:use-optimal-column-width="true"/>
    </style:style>
    <style:style style:name="co36" style:family="table-column">
      <style:table-column-properties fo:break-before="auto" style:column-width="1.37583333333333cm"/>
    </style:style>
    <style:style style:name="co37" style:family="table-column">
      <style:table-column-properties fo:break-before="auto" style:column-width="3.81cm"/>
    </style:style>
    <style:style style:name="co38" style:family="table-column">
      <style:table-column-properties fo:break-before="auto" style:column-width="2.8575cm"/>
    </style:style>
    <style:style style:name="co39" style:family="table-column">
      <style:table-column-properties fo:break-before="auto" style:column-width="3.83645833333333cm"/>
    </style:style>
    <style:style style:name="co40" style:family="table-column">
      <style:table-column-properties fo:break-before="auto" style:column-width="5.13291666666667cm"/>
    </style:style>
    <style:style style:name="co41" style:family="table-column">
      <style:table-column-properties fo:break-before="auto" style:column-width="0.978958333333333cm"/>
    </style:style>
    <style:style style:name="co42" style:family="table-column">
      <style:table-column-properties fo:break-before="auto" style:column-width="3.91583333333333cm"/>
    </style:style>
    <style:style style:name="co43" style:family="table-column">
      <style:table-column-properties fo:break-before="auto" style:column-width="1.71979166666667cm"/>
    </style:style>
    <style:style style:name="co44" style:family="table-column">
      <style:table-column-properties fo:break-before="auto" style:column-width="4.41854166666667cm"/>
    </style:style>
    <style:style style:name="co45" style:family="table-column">
      <style:table-column-properties fo:break-before="auto" style:column-width="0.740833333333333cm"/>
    </style:style>
    <style:style style:name="co46" style:family="table-column">
      <style:table-column-properties fo:break-before="auto" style:column-width="0.423333333333333cm"/>
    </style:style>
    <style:style style:name="co47" style:family="table-column">
      <style:table-column-properties fo:break-before="auto" style:column-width="6.48229166666667cm"/>
    </style:style>
    <style:style style:name="co48" style:family="table-column">
      <style:table-column-properties fo:break-before="auto" style:column-width="7.80520833333333cm"/>
    </style:style>
    <style:style style:name="co49" style:family="table-column">
      <style:table-column-properties fo:break-before="auto" style:column-width="2.69875cm"/>
    </style:style>
    <style:style style:name="co50" style:family="table-column">
      <style:table-column-properties fo:break-before="auto" style:column-width="7.59354166666667cm"/>
    </style:style>
    <style:style style:name="co51" style:family="table-column">
      <style:table-column-properties fo:break-before="auto" style:column-width="1.984375cm"/>
    </style:style>
    <style:style style:name="co52" style:family="table-column">
      <style:table-column-properties fo:break-before="auto" style:column-width="5.02708333333333cm"/>
    </style:style>
    <style:style style:name="co53" style:family="table-column">
      <style:table-column-properties fo:break-before="auto" style:column-width="7.9375cm"/>
    </style:style>
    <style:style style:name="co54" style:family="table-column">
      <style:table-column-properties fo:break-before="auto" style:column-width="3.86291666666667cm"/>
    </style:style>
    <style:style style:name="co55" style:family="table-column">
      <style:table-column-properties fo:break-before="auto" style:column-width="3.33375cm" style:use-optimal-column-width="true"/>
    </style:style>
    <style:style style:name="co56" style:family="table-column">
      <style:table-column-properties fo:break-before="auto" style:column-width="2.32833333333333cm"/>
    </style:style>
    <style:style style:name="co57" style:family="table-column">
      <style:table-column-properties fo:break-before="auto" style:column-width="1.42875cm"/>
    </style:style>
    <style:style style:name="co58" style:family="table-column">
      <style:table-column-properties fo:break-before="auto" style:column-width="1.74625cm"/>
    </style:style>
    <style:style style:name="co59" style:family="table-column">
      <style:table-column-properties fo:break-before="auto" style:column-width="2.03729166666667cm"/>
    </style:style>
    <style:style style:name="co60" style:family="table-column">
      <style:table-column-properties fo:break-before="auto" style:column-width="0.555625cm" style:use-optimal-column-width="true"/>
    </style:style>
    <style:style style:name="co61" style:family="table-column">
      <style:table-column-properties fo:break-before="auto" style:column-width="2.11666666666667cm"/>
    </style:style>
    <style:style style:name="co62" style:family="table-column">
      <style:table-column-properties fo:break-before="auto" style:column-width="0cm"/>
    </style:style>
    <style:style style:name="co63" style:family="table-column">
      <style:table-column-properties fo:break-before="auto" style:column-width="2.09020833333333cm"/>
    </style:style>
    <style:style style:name="co64" style:family="table-column">
      <style:table-column-properties fo:break-before="auto" style:column-width="0.396875cm"/>
    </style:style>
    <style:style style:name="co65" style:family="table-column">
      <style:table-column-properties fo:break-before="auto" style:column-width="2.301875cm"/>
    </style:style>
    <style:style style:name="co66" style:family="table-column">
      <style:table-column-properties fo:break-before="auto" style:column-width="2.48708333333333cm"/>
    </style:style>
    <style:style style:name="ro1" style:family="table-row">
      <style:table-row-properties style:row-height="15pt" style:use-optimal-row-height="true" fo:break-before="auto"/>
    </style:style>
    <style:style style:name="ro2" style:family="table-row">
      <style:table-row-properties style:row-height="15.75pt" style:use-optimal-row-height="false" fo:break-before="auto"/>
    </style:style>
    <style:style style:name="ro3" style:family="table-row">
      <style:table-row-properties style:row-height="10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8"/>
        <table:table-column table:style-name="co2" table:number-columns-repeated="6" table:default-cell-style-name="ce9"/>
        <table:table-column table:style-name="co3" table:default-cell-style-name="ce9"/>
        <table:table-column table:style-name="co3" table:default-cell-style-name="ce9" table:visibility="collapse"/>
        <table:table-column table:style-name="co4" table:number-columns-repeated="7" table:default-cell-style-name="ce9" table:visibility="collapse"/>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10"/>
        <table:table-column table:style-name="co9" table:default-cell-style-name="ce11"/>
        <table:table-column table:style-name="co10" table:default-cell-style-name="ce11"/>
        <table:table-column table:style-name="co11" table:number-columns-repeated="2" table:default-cell-style-name="ce9"/>
        <table:table-column table:style-name="co12"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1" table:style-name="ce8">
            <text:p>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articipation in a criminal organisa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005eb9ed-1347-4ca3-bb29-9bc0db64e1ab</text:p>
          </table:table-cell>
          <table:table-cell office:value-type="string" table:style-name="ce15">
            <text:p>CRITERION.EXCLUSION.CONVICTIONS.PARTICIPATION_IN_CRIMINAL_ORGANISATION</text:p>
          </table:table-cell>
          <table:table-cell table:number-columns-repeated="2" table:style-name="ce15"/>
          <table:table-cell table:number-columns-repeated="16358"/>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style-name="ro1">
          <table:table-cell office:value-type="float" office:value="2" table:style-name="ce8">
            <text:p>2</text:p>
          </table:table-cell>
          <table:table-cell office:value-type="string" table:style-name="ce15">
            <text:p>{CRITERION</text:p>
          </table:table-cell>
          <table:table-cell table:number-columns-repeated="15" table:style-name="ce15"/>
          <table:table-cell office:value-type="string" table:style-name="ce15">
            <text:p>Corrup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c27b7c4e-c837-4529-b867-ed55ce639db5</text:p>
          </table:table-cell>
          <table:table-cell office:value-type="string" table:style-name="ce15">
            <text:p>CRITERION.EXCLUSION.CONVICTIONS.CORRUPTION</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3" table:style-name="ce8">
            <text:p>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raud</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297d2323-3ede-424e-94bc-a91561e6f320</text:p>
          </table:table-cell>
          <table:table-cell office:value-type="string" table:style-name="ce15">
            <text:p>CRITERION.EXCLUSION.CONVICTIONS.FRAUD</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4" table:style-name="ce8">
            <text:p>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rrorist offences or offences linked to terrorist activitie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486fb70-86b3-4e75-97f2-0d71b5697c7d</text:p>
          </table:table-cell>
          <table:table-cell office:value-type="string" table:style-name="ce15">
            <text:p>CRITERION.EXCLUSION.CONVICTIONS.TERRORIST_OFFENCES</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5" table:style-name="ce8">
            <text:p>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Money laundering or terrorist financing</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47112079-6fec-47a3-988f-e561668c3aef</text:p>
          </table:table-cell>
          <table:table-cell office:value-type="string" table:style-name="ce15">
            <text:p>CRITERION.EXCLUSION.CONVICTIONS.MONEY_LAUNDERING</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6" table:style-name="ce8">
            <text:p>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hild labour and other forms of trafficking in human being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d789d01a-fe03-4ccd-9898-73f9cfa080d1</text:p>
          </table:table-cell>
          <table:table-cell office:value-type="string" table:style-name="ce15">
            <text:p>CRITERION.EXCLUSION.CONVICTIONS.CHILD_LABOUR-HUMAN_TRAFFICKING</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number-rows-repeated="1048394" table:style-name="ro1">
          <table:table-cell table:number-columns-repeated="16384"/>
        </table:table-row>
      </table:table>
      <table:table table:name="EG-Contributions" table:style-name="ta1">
        <table:table-column table:style-name="co15" table:default-cell-style-name="ce9"/>
        <table:table-column table:style-name="co2" table:number-columns-repeated="8" table:default-cell-style-name="ce9"/>
        <table:table-column table:style-name="co16" table:default-cell-style-name="ce9"/>
        <table:table-column table:style-name="co17" table:number-columns-repeated="6" table:default-cell-style-name="ce9" table:visibility="collapse"/>
        <table:table-column table:style-name="co17" table:default-cell-style-name="ce9"/>
        <table:table-column table:style-name="co13" table:default-cell-style-name="ce9"/>
        <table:table-column table:style-name="co18" table:default-cell-style-name="ce9"/>
        <table:table-column table:style-name="co13" table:default-cell-style-name="ce9"/>
        <table:table-column table:style-name="co13" table:default-cell-style-name="ce10"/>
        <table:table-column table:style-name="co7" table:default-cell-style-name="ce9"/>
        <table:table-column table:style-name="co19" table:default-cell-style-name="ce9"/>
        <table:table-column table:style-name="co20" table:number-columns-repeated="2" table:default-cell-style-name="ce9"/>
        <table:table-column table:style-name="co21"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7" table:style-name="ce37">
            <text:p>7</text:p>
          </table:table-cell>
          <table:table-cell office:value-type="string" table:style-name="ce15">
            <text:p>{CRITERION</text:p>
          </table:table-cell>
          <table:table-cell table:number-columns-repeated="15" table:style-name="ce15"/>
          <table:table-cell office:value-type="string" table:style-name="ce15">
            <text:p>Payment of taxes</text:p>
          </table:table-cell>
          <table:table-cell office:value-type="string" table:style-name="ce15">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b61bbeb7-690e-4a40-bc68-d6d4ecfaa3d4</text:p>
          </table:table-cell>
          <table:table-cell office:value-type="string" table:style-name="ce15">
            <text:p>CRITERION.EXCLUSION.CONTRIBUTIONS.PAYMENT_OF_TAXES</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4">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Has the economic operator fulfilled its obligations by paying or entering into a binding arrangement with a view to paying the taxes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8"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3">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table:number-columns-repeated="5" table:style-name="ce15"/>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style-name="ro1">
          <table:table-cell office:value-type="float" office:value="8" table:style-name="ce37">
            <text:p>8</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Payment of social security contributions</text:p>
          </table:table-cell>
          <table:table-cell office:value-type="string" table:style-name="ce15">
            <text:p>Has the economic operator breached its obligations relating to the payment of social security contribution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7d85e333-bbab-49c0-be8d-c36d71a72f5e</text:p>
          </table:table-cell>
          <table:table-cell office:value-type="string" table:style-name="ce15">
            <text:p>CRITERION.EXCLUSION.CONTRIBUTIONS.PAYMENT_OF_SOCIAL_SECURITY</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4">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Has the economic operator fulfilled its obligations by paying or entering into a binding arrangement with a view to paying the social security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8"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3">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number-rows-repeated="1048484" table:style-name="ro1">
          <table:table-cell table:number-columns-repeated="16384"/>
        </table:table-row>
      </table:table>
      <table:table table:name="EG-Environ-Social-Labour_Law"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9" table:style-name="ce8">
            <text:p>9</text:p>
          </table:table-cell>
          <table:table-cell office:value-type="string" table:style-name="ce15">
            <text:p>{CRITERION</text:p>
          </table:table-cell>
          <table:table-cell table:number-columns-repeated="15" table:style-name="ce15"/>
          <table:table-cell office:value-type="string" table:style-name="ce15">
            <text:p>Breaching of obligations in the fields of environmental law</text:p>
          </table:table-cell>
          <table:table-cell office:value-type="string" table:style-name="ce15">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80ddb62-d25b-4e4e-ae22-3968460dc0a9</text:p>
          </table:table-cell>
          <table:table-cell office:value-type="string" table:style-name="ce15">
            <text:p>CRITERION.EXCLUSION.SOCIAL.ENVIRONMENTAL_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0" table:style-name="ce8">
            <text:p>1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social law</text:p>
          </table:table-cell>
          <table:table-cell office:value-type="string" table:style-name="ce15">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261a395-ed17-4939-9c75-b9ff1109ca6e</text:p>
          </table:table-cell>
          <table:table-cell office:value-type="string" table:style-name="ce15">
            <text:p>CRITERION.EXCLUSION.SOCIAL.SOCIAL_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1" table:style-name="ce8">
            <text:p>1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labour law</text:p>
          </table:table-cell>
          <table:table-cell office:value-type="string" table:style-name="ce15">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a34b70d6-c43d-4726-9a88-8e2b438424bf</text:p>
          </table:table-cell>
          <table:table-cell office:value-type="string" table:style-name="ce15">
            <text:p>CRITERION.EXCLUSION.SOCIAL.LABOUR_LAW</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493" table:style-name="ro1">
          <table:table-cell table:number-columns-repeated="16384"/>
        </table:table-row>
      </table:table>
      <table:table table:name="EG-Business" table:style-name="ta2">
        <table:table-column table:style-name="co22"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number-columns-repeated="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2" table:style-name="ce8">
            <text:p>12</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ankruptcy</text:p>
          </table:table-cell>
          <table:table-cell office:value-type="string" table:style-name="ce15">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3732c09-7d62-4edc-a172-241da6636e7c</text:p>
          </table:table-cell>
          <table:table-cell office:value-type="string" table:style-name="ce15">
            <text:p>CRITERION.EXCLUSION.BUSINESS.BANKRUPT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3" table:style-name="ce8">
            <text:p>1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Insolvency</text:p>
          </table:table-cell>
          <table:table-cell office:value-type="string" table:style-name="ce15">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396f288a-e267-4c20-851a-ed4f7498f137</text:p>
          </table:table-cell>
          <table:table-cell office:value-type="string" table:style-name="ce15">
            <text:p>CRITERION.EXCLUSION.BUSINESS.INSOLVEN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4" table:style-name="ce8">
            <text:p>1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rrangement with creditors</text:p>
          </table:table-cell>
          <table:table-cell office:value-type="string" table:style-name="ce15">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68918c7a-f5bc-4a1a-a62f-ad8983600d48</text:p>
          </table:table-cell>
          <table:table-cell office:value-type="string" table:style-name="ce15">
            <text:p>CRITERION.EXCLUSION.BUSINESS.CREDITORS_ARRANGEMENT</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5" table:style-name="ce8">
            <text:p>1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nalogous situation like bankruptcy under national law</text:p>
          </table:table-cell>
          <table:table-cell office:value-type="string" table:style-name="ce15">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affa2a9-9f8f-4568-8be8-7b8bf306d096</text:p>
          </table:table-cell>
          <table:table-cell office:value-type="string" table:style-name="ce15">
            <text:p>CRITERION.EXCLUSION.BUSINESS.BANKRUPTCY_ANALOGOUS</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6" table:style-name="ce8">
            <text:p>1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ssets being administered by liquidator</text:p>
          </table:table-cell>
          <table:table-cell office:value-type="string" table:style-name="ce15">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8fda202a-0c37-41bb-9d7d-de3f49edbfcb</text:p>
          </table:table-cell>
          <table:table-cell office:value-type="string" table:style-name="ce15">
            <text:p>CRITERION.EXCLUSION.BUSINESS.LIQUIDATOR_ADMINISTERED</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7" table:style-name="ce8">
            <text:p>1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usiness activities are suspended</text:p>
          </table:table-cell>
          <table:table-cell office:value-type="string" table:style-name="ce15">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166536e2-77f7-455c-b018-70582474e4f6</text:p>
          </table:table-cell>
          <table:table-cell office:value-type="string" table:style-name="ce15">
            <text:p>CRITERION.EXCLUSION.BUSINESS.ACTIVITIES_SUSPENDED</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442" table:style-name="ro1">
          <table:table-cell table:number-columns-repeated="16384"/>
        </table:table-row>
      </table:table>
      <table:table table:name="EG-Misconduct" table:style-name="ta3">
        <table:table-column table:style-name="co22" table:default-cell-style-name="ce45"/>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default-cell-style-name="ce22"/>
        <table:table-column table:style-name="co24" table:default-cell-style-name="ce22"/>
        <table:table-column table:style-name="co8"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8" table:style-name="ce8">
            <text:p>1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grave professional misconduct</text:p>
          </table:table-cell>
          <table:table-cell office:value-type="string" table:style-name="ce15">
            <text:p>Is the economic operator guilty of grave professional misconduct? Where applicable, see definitions in national law, the relevant notice or the procurement documen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14d3fde-1e3e-4dcd-b02a-9f984d5bbda3</text:p>
          </table:table-cell>
          <table:table-cell office:value-type="string" table:style-name="ce15">
            <text:p>CRITERION.EXCLUSION.MISCONDUCT.MC_PROFESSIONAL</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9" table:style-name="ce8">
            <text:p>1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greements with other economic operators aimed at distorting competition</text:p>
          </table:table-cell>
          <table:table-cell office:value-type="string" table:style-name="ce15">
            <text:p>Has the economic operator entered into agreements with other economic operators aimed at distorting competit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6d13e3d-76e8-4f23-8af6-13e60a2ee356</text:p>
          </table:table-cell>
          <table:table-cell office:value-type="string" table:style-name="ce15">
            <text:p>CRITERION.EXCLUSION.MISCONDUCT.MARKET_DISTORTION</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0" table:style-name="ro1">
          <table:table-cell table:number-columns-repeated="16384"/>
        </table:table-row>
      </table:table>
      <table:table table:name="EG-Conflict_of_interest" table:style-name="ta1">
        <table:table-column table:style-name="co22" table:default-cell-style-name="ce45"/>
        <table:table-column table:style-name="co2" table:number-columns-repeated="4" table:default-cell-style-name="ce22"/>
        <table:table-column table:style-name="co25"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26"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0" table:style-name="ce8">
            <text:p>20</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onflict of interest due to its participation in the procurement procedure</text:p>
          </table:table-cell>
          <table:table-cell office:value-type="string" table:style-name="ce15">
            <text:p>Is the economic operator aware of any conflict of interest, as indicated in national law, the relevant notice or in the ESPD, the relevant notice or due to its participation in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b1b5ac18-f393-4280-9659-1367943c1a2e</text:p>
          </table:table-cell>
          <table:table-cell office:value-type="string" table:style-name="ce15">
            <text:p>CRITERION.EXCLUSION.CONFLICT_OF_INTEREST.PROCEDURE_PARTICIPATION</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21" table:style-name="ce8">
            <text:p>21</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Direct or indirect involvement in the preparation of this procurement procedure</text:p>
          </table:table-cell>
          <table:table-cell office:value-type="string" table:style-name="ce15">
            <text:p>Has the economic operator or an undertaking related to it advised the contracting authority or contracting entity or otherwise been involved in the preparation of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61874050-5130-4f1c-a174-720939c7b483</text:p>
          </table:table-cell>
          <table:table-cell office:value-type="string" table:style-name="ce15">
            <text:p>CRITERION.EXCLUSION.CONFLICT_OF_INTEREST.PROCEDURE_PREPARATION</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2" table:style-name="ro1">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46">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6358"/>
        </table:table-row>
        <table:table-row table:number-rows-repeated="1048530" table:style-name="ro1">
          <table:table-cell table:number-columns-repeated="16384"/>
        </table:table-row>
      </table:table>
      <table:table table:name="EG-Early_termination"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999" table:style-name="ce9"/>
          <table:table-cell table:number-columns-repeated="15359"/>
        </table:table-row>
        <table:table-row table:style-name="ro1">
          <table:table-cell office:value-type="float" office:value="22" table:style-name="ce8">
            <text:p>2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arly termination, damages or other comparable sanctions</text:p>
          </table:table-cell>
          <table:table-cell office:value-type="string" table:style-name="ce15">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3293e92b-7f3e-42f1-bee6-a7641bb04251</text:p>
          </table:table-cell>
          <table:table-cell office:value-type="string" table:style-name="ce15">
            <text:p>CRITERION.EXCLUSION.CONFLICT_OF_INTEREST.EARLY_TERMINATIO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table:number-columns-repeated="2" table:style-name="ce4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33">
            <text:p>5f9f09f7-f701-432c-9fdc-c22c124a74c9</text:p>
          </table:table-cell>
          <table:table-cell office:value-type="string" table:style-name="ce28">
            <text:p>ON*</text:p>
          </table:table-cell>
          <table:table-cell table:style-name="ce28"/>
          <table:table-cell table:style-name="ce32"/>
          <table:table-cell table:style-name="ce30"/>
          <table:table-cell table:style-name="ce29"/>
          <table:table-cell table:style-name="ce32"/>
          <table:table-cell table:number-columns-repeated="16355"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7"/>
          <table:table-cell office:value-type="string" table:style-name="ce28">
            <text:p>0..1</text:p>
          </table:table-cell>
          <table:table-cell table:style-name="ce17"/>
          <table:table-cell office:value-type="string" table:style-name="ce17">
            <text:p>74e6c7b4-757b-4b40-ada6-fad6a997c310</text:p>
          </table:table-cell>
          <table:table-cell office:value-type="string" table:style-name="ce47">
            <text:p><text:s/>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1"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47" table:style-name="ro1">
          <table:table-cell table:number-columns-repeated="16384"/>
        </table:table-row>
      </table:table>
      <table:table table:name="EG-Misinterpretation" table:style-name="ta1">
        <table:table-column table:style-name="co22" table:default-cell-style-name="ce49"/>
        <table:table-column table:style-name="co2" table:number-columns-repeated="4" table:default-cell-style-name="ce38"/>
        <table:table-column table:style-name="co23" table:default-cell-style-name="ce38"/>
        <table:table-column table:style-name="co23" table:number-columns-repeated="3" table:default-cell-style-name="ce38" table:visibility="collapse"/>
        <table:table-column table:style-name="co3" table:number-columns-repeated="7" table:default-cell-style-name="ce38" table:visibility="collapse"/>
        <table:table-column table:style-name="co3" table:default-cell-style-name="ce38"/>
        <table:table-column table:style-name="co13" table:number-columns-repeated="3" table:default-cell-style-name="ce38"/>
        <table:table-column table:style-name="co13" table:default-cell-style-name="ce44"/>
        <table:table-column table:style-name="co13" table:number-columns-repeated="1004"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3" table:style-name="ce8">
            <text:p>2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misinterpretation, withheld information, unable to provide required documents and obtained confidential information of this procedure</text:p>
          </table:table-cell>
          <table:table-cell office:value-type="string" table:style-name="ce15">
            <text:p>Can the economic operator confirm tha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50">
            <text:p>696a75b2-6107-428f-8b74-82affb67e184</text:p>
          </table:table-cell>
          <table:table-cell office:value-type="string" table:style-name="ce15">
            <text:p>CRITERION.EXCLUSION.CONFLICT_OF_INTEREST.MISINTERPRETATION</text:p>
          </table:table-cell>
          <table:table-cell table:style-name="ce15"/>
          <table:table-cell table:style-name="ce51"/>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a) It has been guilty of serious misrepresentation in supplying the information required for the verification of the absence of grounds for exclusion or the fulfilment of the selection criteria,</text:p>
          </table:table-cell>
          <table:table-cell table:style-name="ce15"/>
          <table:table-cell table:style-name="ce16"/>
          <table:table-cell table:style-name="ce15"/>
          <table:table-cell table:style-name="ce50"/>
          <table:table-cell table:number-columns-repeated="2" table:style-name="ce15"/>
          <table:table-cell office:value-type="string" table:style-name="ce52">
            <text:p>BEWARE THAT IN THIS CASE, THE CRITERION DESCRIPTION IS SPLIT IN THREE LINES. THIS WILL GENERATE THREE DESCRIPTION ELEMENTS IN THE XML INSTANCE (THE UBL-2.2 XSD SCHEMA DOES ALWAY CATTER FOR 0..n DESCRIPTION LINE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b) It has withheld such information,</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c) It has not been able, without delay, to submit the supporting documents required by a contracting authority or contracting entity, an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f3a6836d-2de2-4cd1-81ca-fb06178d05c5</text:p>
          </table:table-cell>
          <table:table-cell office:value-type="string" table:style-name="ce28">
            <text:p>ON*</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53">
            <text:p><text:s/></text:p>
          </table:table-cell>
          <table:table-cell table:number-columns-repeated="16358" table:style-name="ce22"/>
        </table:table-row>
        <table:table-row table:style-name="ro1">
          <table:table-cell office:value-type="string" table:style-name="ce54">
            <text:p><text:s/></text:p>
          </table:table-cell>
          <table:table-cell office:value-type="string" table:style-name="ce53">
            <text:p><text:s/></text:p>
          </table:table-cell>
          <table:table-cell office:value-type="string" table:style-name="ce17">
            <text:p>QUESTION_GROUP}</text:p>
          </table:table-cell>
          <table:table-cell table:number-columns-repeated="3" table:style-name="ce53"/>
          <table:table-cell office:value-type="string" table:style-name="ce53">
            <text:p><text:s/></text:p>
          </table:table-cell>
          <table:table-cell table:number-columns-repeated="10"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43"/>
        </table:table-row>
        <table:table-row table:number-rows-repeated="1048552" table:style-name="ro1">
          <table:table-cell table:number-columns-repeated="16384"/>
        </table:table-row>
      </table:table>
      <table:table table:name="EG-Purely_national" table:style-name="ta1">
        <table:table-column table:style-name="co4" table:default-cell-style-name="ce22"/>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default-cell-style-name="ce22"/>
        <table:table-column table:style-name="co27" table:default-cell-style-name="ce22"/>
        <table:table-column table:style-name="co1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4" table:style-name="ce8">
            <text:p>2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urely national exclusion grounds</text:p>
          </table:table-cell>
          <table:table-cell office:value-type="string" table:style-name="ce15">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63adb07d-db1b-4ef0-a14e-a99785cf8cf6</text:p>
          </table:table-cell>
          <table:table-cell office:value-type="string" table:style-name="ce15">
            <text:p>CRITERION.EXCLUSION.NATIONAL.OTHER</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32">
            <text:p><text:s/>8d79d5f7-dc21-45e9-b188-e02008b854e0</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33">
            <text:p>NONE</text:p>
          </table:table-cell>
          <table:table-cell office:value-type="string" table:style-name="ce17">
            <text:p><text:s/></text:p>
          </table:table-cell>
          <table:table-cell office:value-type="string" table:style-name="ce28">
            <text:p><text:s/></text:p>
          </table:table-cell>
          <table:table-cell table:style-name="ce28"/>
          <table:table-cell table:style-name="ce32"/>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table:style-name="ce9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31">
            <text:p>1..n</text:p>
          </table:table-cell>
          <table:table-cell office:value-type="string" table:style-name="ce17">
            <text:p><text:s/></text:p>
          </table:table-cell>
          <table:table-cell office:value-type="string" table:style-name="ce32">
            <text:p><text:s/>4f5088db-ae29-46fb-b642-30240aa2248a</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 describing the national criterion]</text:p>
          </table:table-cell>
          <table:table-cell office:value-type="string" table:style-name="ce17">
            <text:p>Failure to submit certification or a self-declaration concerning requirements provided for in art. 17 of Law No. 68/99 ( Legislative Decree No. 50/2016 80.5 (i))'</text:p>
          </table:table-cell>
          <table:table-cell table:style-name="ce28"/>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ype of evidence from e-Certis]</text:p>
          </table:table-cell>
          <table:table-cell office:value-type="string" table:style-name="ce17">
            <text:p>No evidence for this criterion</text:p>
          </table:table-cell>
          <table:table-cell office:value-type="string" table:style-name="ce28">
            <text:p><text:s/></text:p>
          </table:table-cell>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ext:s/></text:p>
          </table:table-cell>
          <table:table-cell office:value-type="string" table:style-name="ce28">
            <text:p><text:s/></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table:style-name="ce17"/>
          <table:table-cell table:style-name="ce33"/>
          <table:table-cell table:style-name="ce28"/>
          <table:table-cell table:style-name="ce17"/>
          <table:table-cell table:style-name="ce29"/>
          <table:table-cell table:number-columns-repeated="2" table:style-name="ce28"/>
          <table:table-cell table:style-name="ce17"/>
          <table:table-cell table:number-columns-repeated="16358"/>
        </table:table-row>
        <table:table-row table:style-name="ro1">
          <table:table-cell table:number-columns-repeated="2" table:style-name="ce22"/>
          <table:table-cell office:value-type="string" table:style-name="ce17">
            <text:p>QUESTION_GROUP}</text:p>
          </table:table-cell>
          <table:table-cell table:number-columns-repeated="23"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557" table:style-name="ro1">
          <table:table-cell table:number-columns-repeated="16384"/>
        </table:table-row>
      </table:table>
      <table:table table:name="SC-Suitability-I" table:style-name="ta1">
        <table:table-column table:style-name="co4" table:default-cell-style-name="ce8"/>
        <table:table-column table:style-name="co2" table:number-columns-repeated="5" table:default-cell-style-name="ce9"/>
        <table:table-column table:style-name="co28" table:default-cell-style-name="ce9"/>
        <table:table-column table:style-name="co1" table:default-cell-style-name="ce9"/>
        <table:table-column table:style-name="co1" table:default-cell-style-name="ce9" table:visibility="collapse"/>
        <table:table-column table:style-name="co4" table:number-columns-repeated="7" table:default-cell-style-name="ce9" table:visibility="collapse"/>
        <table:table-column table:style-name="co4" table:default-cell-style-name="ce9"/>
        <table:table-column table:style-name="co13" table:default-cell-style-name="ce9"/>
        <table:table-column table:style-name="co20" table:default-cell-style-name="ce9"/>
        <table:table-column table:style-name="co13" table:default-cell-style-name="ce9"/>
        <table:table-column table:style-name="co13" table:default-cell-style-name="ce10"/>
        <table:table-column table:style-name="co13" table:number-columns-repeated="2" table:default-cell-style-name="ce9"/>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211">
            <text:p>1</text:p>
          </table:table-cell>
          <table:table-cell office:value-type="float" office:value="2" table:style-name="ce211">
            <text:p>2</text:p>
          </table:table-cell>
          <table:table-cell office:value-type="float" office:value="3" table:style-name="ce211">
            <text:p>3</text:p>
          </table:table-cell>
          <table:table-cell office:value-type="float" office:value="4" table:style-name="ce211">
            <text:p>4</text:p>
          </table:table-cell>
          <table:table-cell office:value-type="float" office:value="5" table:style-name="ce211">
            <text:p>5</text:p>
          </table:table-cell>
          <table:table-cell office:value-type="float" office:value="6" table:style-name="ce211">
            <text:p>6</text:p>
          </table:table-cell>
          <table:table-cell office:value-type="float" office:value="7" table:style-name="ce211">
            <text:p>7</text:p>
          </table:table-cell>
          <table:table-cell office:value-type="float" office:value="8" table:style-name="ce211">
            <text:p>8</text:p>
          </table:table-cell>
          <table:table-cell office:value-type="float" office:value="9" table:style-name="ce211">
            <text:p>9</text:p>
          </table:table-cell>
          <table:table-cell office:value-type="float" office:value="10" table:style-name="ce211">
            <text:p>10</text:p>
          </table:table-cell>
          <table:table-cell office:value-type="float" office:value="11" table:style-name="ce211">
            <text:p>11</text:p>
          </table:table-cell>
          <table:table-cell office:value-type="float" office:value="12" table:style-name="ce211">
            <text:p>12</text:p>
          </table:table-cell>
          <table:table-cell office:value-type="float" office:value="13" table:style-name="ce211">
            <text:p>13</text:p>
          </table:table-cell>
          <table:table-cell office:value-type="float" office:value="14" table:style-name="ce211">
            <text:p>14</text:p>
          </table:table-cell>
          <table:table-cell office:value-type="float" office:value="15" table:style-name="ce211">
            <text:p>15</text:p>
          </table:table-cell>
          <table:table-cell office:value-type="float" office:value="16" table:style-name="ce211">
            <text:p>16</text:p>
          </table:table-cell>
          <table:table-cell office:value-type="float" office:value="17" table:style-name="ce211">
            <text:p>17</text:p>
          </table:table-cell>
          <table:table-cell office:value-type="float" office:value="18" table:style-name="ce211">
            <text:p>18</text:p>
          </table:table-cell>
          <table:table-cell office:value-type="float" office:value="19" table:style-name="ce211">
            <text:p>19</text:p>
          </table:table-cell>
          <table:table-cell office:value-type="float" office:value="20" table:style-name="ce211">
            <text:p>20</text:p>
          </table:table-cell>
          <table:table-cell office:value-type="float" office:value="21" table:style-name="ce211">
            <text:p>21</text:p>
          </table:table-cell>
          <table:table-cell office:value-type="float" office:value="22" table:style-name="ce211">
            <text:p>22</text:p>
          </table:table-cell>
          <table:table-cell office:value-type="float" office:value="23" table:style-name="ce211">
            <text:p>23</text:p>
          </table:table-cell>
          <table:table-cell office:value-type="float" office:value="24" table:style-name="ce211">
            <text:p>24</text:p>
          </table:table-cell>
          <table:table-cell office:value-type="float" office:value="25" table:style-name="ce211">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table-row>
        <table:table-row table:style-name="ro1">
          <table:table-cell office:value-type="float" office:value="25" table:style-name="ce128">
            <text:p>25</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Enrolment in a relevant professional register</text:p>
          </table:table-cell>
          <table:table-cell office:value-type="string" table:style-name="ce130">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31"/>
          <table:table-cell office:value-type="string" table:style-name="ce130">
            <text:p><text:s/></text:p>
          </table:table-cell>
          <table:table-cell office:value-type="string" table:style-name="ce130">
            <text:p><text:s/></text:p>
          </table:table-cell>
          <table:table-cell office:value-type="string" table:style-name="ce130">
            <text:p>6ee55a59-6adb-4c3a-b89f-e62a7ad7be7f</text:p>
          </table:table-cell>
          <table:table-cell office:value-type="string" table:style-name="ce130">
            <text:p>CRITERION.SELECTION.SUITABILITY.PROFESSIONAL_REGISTER_ENROLMENT</text:p>
          </table:table-cell>
          <table:table-cell table:style-name="ce130"/>
          <table:table-cell table:style-name="ce15"/>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text:s/></text:p>
          </table:table-cell>
          <table:table-cell office:value-type="string" table:style-name="ce212">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Capton]</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213">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1..n</text:p>
          </table:table-cell>
          <table:table-cell office:value-type="string" table:style-name="ce142">
            <text:p><text:s/></text:p>
          </table:table-cell>
          <table:table-cell office:value-type="string" table:style-name="ce142">
            <text:p>a53561d5-6614-4dbe-987e-b96f35387f46</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9"/>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2">
            <text:p>Lot ID</text:p>
          </table:table-cell>
          <table:table-cell office:value-type="string" table:style-name="ce92">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3aacb82e-afba-440c-b64e-1834007965a2</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Register name</text:p>
          </table:table-cell>
          <table:table-cell office:value-type="string" table:style-name="ce142">
            <text:p>[Register Name]</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URL</text:p>
          </table:table-cell>
          <table:table-cell office:value-type="string" table:style-name="ce142">
            <text:p>[Register URL]</text:p>
          </table:table-cell>
          <table:table-cell office:value-type="float" office:value="1" table:style-name="ce143">
            <text:p>1</text:p>
          </table:table-cell>
          <table:table-cell office:value-type="string" table:style-name="ce142">
            <text:p>URL</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214">
            <text:p>1..n</text:p>
          </table:table-cell>
          <table:table-cell office:value-type="string" table:style-name="ce133">
            <text:p><text:s/></text:p>
          </table:table-cell>
          <table:table-cell office:value-type="string" table:style-name="ce133">
            <text:p><text:s/>6cce6b8e-c53d-4598-8150-ac49aba3b9c7</text:p>
          </table:table-cell>
          <table:table-cell office:value-type="string" table:style-name="ce134">
            <text:p>ON*</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text:s/></text:p>
          </table:table-cell>
          <table:table-cell office:value-type="string" table:style-name="ce133">
            <text:p>Your Answer</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70d5bbcf-0581-4d0f-b5c7-8b604a791972</text:p>
          </table:table-cell>
          <table:table-cell office:value-type="string" table:style-name="ce214">
            <text:p>ONTRUE</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gistration number</text:p>
          </table:table-cell>
          <table:table-cell office:value-type="string" table:style-name="ce133">
            <text:p>[Reasons]</text:p>
          </table:table-cell>
          <table:table-cell office:value-type="string" table:style-name="ce134">
            <text:p>0..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text:s/>3a4a5421-81cc-468e-b69f-b86bf8c7932d</text:p>
          </table:table-cell>
          <table:table-cell office:value-type="string" table:style-name="ce214">
            <text:p>ONFALSE</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asons why your are not registered</text:p>
          </table:table-cell>
          <table:table-cell office:value-type="string" table:style-name="ce133">
            <text:p>[Reasons]</text:p>
          </table:table-cell>
          <table:table-cell office:value-type="float" office:value="1" table:style-name="ce134">
            <text:p>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Is this information available electronically?</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214">
            <text:p>ONTRUE</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0" table:style-name="ce133"/>
          <table:table-cell office:value-type="string" table:style-name="ce133">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0">
            <text:p>CRITERION}</text:p>
          </table:table-cell>
          <table:table-cell table:number-columns-repeated="3" table:style-name="ce130"/>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table:style-name="ce131"/>
          <table:table-cell office:value-type="string" table:style-name="ce15">
            <text:p><text:s/></text:p>
          </table:table-cell>
          <table:table-cell table:number-columns-repeated="16358" table:style-name="ce22"/>
        </table:table-row>
        <table:table-row table:style-name="ro1">
          <table:table-cell office:value-type="float" office:value="26" table:style-name="ce8">
            <text:p>2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nrolment in a trade register</text:p>
          </table:table-cell>
          <table:table-cell office:value-type="string" table:style-name="ce15">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7b3fa26-3549-4f92-b8e0-3fd8f04bf5c7</text:p>
          </table:table-cell>
          <table:table-cell office:value-type="string" table:style-name="ce15">
            <text:p>CRITERION.SELECTION.SUITABILITY.TRADE_REGISTER_ENROLMENT</text:p>
          </table:table-cell>
          <table:table-cell table:number-columns-repeated="2" table:style-name="ce15"/>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text:s/></text:p>
          </table:table-cell>
          <table:table-cell office:value-type="string" table:style-name="ce212">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Capton]</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213">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1..n</text:p>
          </table:table-cell>
          <table:table-cell office:value-type="string" table:style-name="ce142">
            <text:p><text:s/></text:p>
          </table:table-cell>
          <table:table-cell office:value-type="string" table:style-name="ce142">
            <text:p>a53561d5-6614-4dbe-987e-b96f35387f46</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9"/>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2">
            <text:p>Lot ID</text:p>
          </table:table-cell>
          <table:table-cell office:value-type="string" table:style-name="ce92">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3aacb82e-afba-440c-b64e-1834007965a2</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Register name</text:p>
          </table:table-cell>
          <table:table-cell office:value-type="string" table:style-name="ce142">
            <text:p>[Register Name]</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URL</text:p>
          </table:table-cell>
          <table:table-cell office:value-type="string" table:style-name="ce142">
            <text:p>[Register URL]</text:p>
          </table:table-cell>
          <table:table-cell office:value-type="float" office:value="1" table:style-name="ce143">
            <text:p>1</text:p>
          </table:table-cell>
          <table:table-cell office:value-type="string" table:style-name="ce142">
            <text:p>URL</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214">
            <text:p>1..n</text:p>
          </table:table-cell>
          <table:table-cell office:value-type="string" table:style-name="ce133">
            <text:p><text:s/></text:p>
          </table:table-cell>
          <table:table-cell office:value-type="string" table:style-name="ce133">
            <text:p><text:s/>6cce6b8e-c53d-4598-8150-ac49aba3b9c7</text:p>
          </table:table-cell>
          <table:table-cell office:value-type="string" table:style-name="ce134">
            <text:p>ON*</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text:s/></text:p>
          </table:table-cell>
          <table:table-cell office:value-type="string" table:style-name="ce133">
            <text:p>Your Answer</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70d5bbcf-0581-4d0f-b5c7-8b604a791972</text:p>
          </table:table-cell>
          <table:table-cell office:value-type="string" table:style-name="ce214">
            <text:p>ONTRUE</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gistration number</text:p>
          </table:table-cell>
          <table:table-cell office:value-type="string" table:style-name="ce133">
            <text:p>[Reasons]</text:p>
          </table:table-cell>
          <table:table-cell office:value-type="string" table:style-name="ce134">
            <text:p>0..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text:s/>3a4a5421-81cc-468e-b69f-b86bf8c7932d</text:p>
          </table:table-cell>
          <table:table-cell office:value-type="string" table:style-name="ce214">
            <text:p>ONFALSE</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asons why your are not registered</text:p>
          </table:table-cell>
          <table:table-cell office:value-type="string" table:style-name="ce133">
            <text:p>[Reasons]</text:p>
          </table:table-cell>
          <table:table-cell office:value-type="float" office:value="1" table:style-name="ce134">
            <text:p>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Is this information available electronically?</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214">
            <text:p>ONTRUE</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0" table:style-name="ce133"/>
          <table:table-cell office:value-type="string" table:style-name="ce133">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22"/>
        </table:table-row>
        <table:table-row table:number-rows-repeated="1048512" table:style-name="ro1">
          <table:table-cell table:number-columns-repeated="16384"/>
        </table:table-row>
      </table:table>
      <table:table table:name="SC-Suitability-II" table:style-name="ta2">
        <table:table-column table:style-name="co29" table:number-columns-repeated="7" table:default-cell-style-name="ce22"/>
        <table:table-column table:style-name="co29" table:number-columns-repeated="9" table:default-cell-style-name="ce22" table:visibility="collapse"/>
        <table:table-column table:style-name="co29" table:default-cell-style-name="ce22"/>
        <table:table-column table:style-name="co13" table:default-cell-style-name="ce22"/>
        <table:table-column table:style-name="co30" table:default-cell-style-name="ce22"/>
        <table:table-column table:style-name="co31" table:default-cell-style-name="ce22"/>
        <table:table-column table:style-name="co13" table:number-columns-repeated="1005"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7" table:style-name="ce8">
            <text:p>2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authorisation of particular organisation needed</text:p>
          </table:table-cell>
          <table:table-cell office:value-type="string" table:style-name="ce15">
            <text:p>Is a particular authorisation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9eeb6d5c-0eb8-48e8-a4c5-5087a7c095a4</text:p>
          </table:table-cell>
          <table:table-cell office:value-type="string" table:style-name="ce15">
            <text:p>CRITERION.SELECTION.SUITABILITY.AUTHORISATION</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255">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51"/>
          <table:table-cell table:style-name="ce2"/>
          <table:table-cell table:number-columns-repeated="2" table:style-name="ce18"/>
          <table:table-cell office:value-type="string" table:style-name="ce252">
            <text:p>{QUESTION_SUBGROUP</text:p>
          </table:table-cell>
          <table:table-cell table:number-columns-repeated="13" table:style-name="ce252"/>
          <table:table-cell office:value-type="string" table:style-name="ce252">
            <text:p><text:s/></text:p>
          </table:table-cell>
          <table:table-cell table:style-name="ce252"/>
          <table:table-cell office:value-type="string" table:style-name="ce253">
            <text:p>0..n</text:p>
          </table:table-cell>
          <table:table-cell office:value-type="string" table:style-name="ce252">
            <text:p><text:s/></text:p>
          </table:table-cell>
          <table:table-cell office:value-type="string" table:style-name="ce252">
            <text:p>7696fb3f-9722-43b8-9b91-ad59bb4b8ad2</text:p>
          </table:table-cell>
          <table:table-cell office:value-type="string" table:style-name="ce254">
            <text:p>ONTRUE</text:p>
          </table:table-cell>
          <table:table-cell table:style-name="ce18"/>
          <table:table-cell office:value-type="string" table:style-name="ce252">
            <text:p><text:s text:c="2"/>QUESTION_SUBGROUP added in v2.1.1. Note: UUID is align with equivalent Criterion of Basic</text:p>
          </table:table-cell>
          <table:table-cell table:number-columns-repeated="16358" table:style-name="ce45"/>
        </table:table-row>
        <table:table-row table:style-name="ro1">
          <table:table-cell table:style-name="ce251"/>
          <table:table-cell table:style-name="ce2"/>
          <table:table-cell table:style-name="ce18"/>
          <table:table-cell office:value-type="string" table:style-name="ce18">
            <text:p><text:s/></text:p>
          </table:table-cell>
          <table:table-cell table:style-name="ce252"/>
          <table:table-cell office:value-type="string" table:style-name="ce252">
            <text:p>{QUESTION}</text:p>
          </table:table-cell>
          <table:table-cell table:number-columns-repeated="11" table:style-name="ce252"/>
          <table:table-cell office:value-type="string" table:style-name="ce252">
            <text:p><text:s/></text:p>
          </table:table-cell>
          <table:table-cell office:value-type="string" table:style-name="ce252">
            <text:p>If yes, please describe them</text:p>
          </table:table-cell>
          <table:table-cell office:value-type="string" table:style-name="ce252">
            <text:p>[Response value]</text:p>
          </table:table-cell>
          <table:table-cell office:value-type="float" office:value="1" table:style-name="ce253">
            <text:p>1</text:p>
          </table:table-cell>
          <table:table-cell office:value-type="string" table:style-name="ce252">
            <text:p>DESCRIPTION</text:p>
          </table:table-cell>
          <table:table-cell table:style-name="ce252"/>
          <table:table-cell office:value-type="string" table:style-name="ce252">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51"/>
          <table:table-cell table:style-name="ce2"/>
          <table:table-cell table:number-columns-repeated="2" table:style-name="ce18"/>
          <table:table-cell table:style-name="ce252"/>
          <table:table-cell office:value-type="string" table:style-name="ce252">
            <text:p>{QUESTION}</text:p>
          </table:table-cell>
          <table:table-cell table:number-columns-repeated="12" table:style-name="ce252"/>
          <table:table-cell office:value-type="string" table:style-name="ce252">
            <text:p>Indicate whether the economic operator has it</text:p>
          </table:table-cell>
          <table:table-cell office:value-type="string" table:style-name="ce252">
            <text:p>true</text:p>
          </table:table-cell>
          <table:table-cell office:value-type="string" table:style-name="ce253">
            <text:p>0..1</text:p>
          </table:table-cell>
          <table:table-cell office:value-type="string" table:style-name="ce252">
            <text:p>INDICATOR</text:p>
          </table:table-cell>
          <table:table-cell table:number-columns-repeated="2" table:style-name="ce252"/>
          <table:table-cell table:number-columns-repeated="2" table:style-name="ce18"/>
          <table:table-cell table:number-columns-repeated="16358" table:style-name="ce45"/>
        </table:table-row>
        <table:table-row table:style-name="ro1">
          <table:table-cell table:style-name="ce251"/>
          <table:table-cell table:style-name="ce2"/>
          <table:table-cell table:number-columns-repeated="2" table:style-name="ce18"/>
          <table:table-cell office:value-type="string" table:style-name="ce252">
            <text:p>QUESTION_SUBGROUP}</text:p>
          </table:table-cell>
          <table:table-cell table:number-columns-repeated="13" table:style-name="ce252"/>
          <table:table-cell office:value-type="string" table:style-name="ce252">
            <text:p><text:s/></text:p>
          </table:table-cell>
          <table:table-cell table:style-name="ce252"/>
          <table:table-cell office:value-type="string" table:style-name="ce252">
            <text:p><text:s/></text:p>
          </table:table-cell>
          <table:table-cell office:value-type="string" table:style-name="ce252">
            <text:p><text:s/></text:p>
          </table:table-cell>
          <table:table-cell office:value-type="string" table:style-name="ce252">
            <text:p><text:s/></text:p>
          </table:table-cell>
          <table:table-cell office:value-type="string" table:style-name="ce252">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2">
            <text:p>Lot ID</text:p>
          </table:table-cell>
          <table:table-cell office:value-type="string" table:style-name="ce92">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aacb82e-afba-440c-b64e-1834007965a2</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office:value-type="float" office:value="28" table:style-name="ce8">
            <text:p>2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membership of particular organisation needed</text:p>
          </table:table-cell>
          <table:table-cell office:value-type="string" table:style-name="ce15">
            <text:p>Is a particular membership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73f10e36-ed7a-412e-995c-aa76463e3776</text:p>
          </table:table-cell>
          <table:table-cell office:value-type="string" table:style-name="ce15">
            <text:p>CRITERION.SELECTION.SUITABILITY.MEMBERSHIP</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2">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51"/>
          <table:table-cell table:style-name="ce2"/>
          <table:table-cell table:number-columns-repeated="2" table:style-name="ce18"/>
          <table:table-cell office:value-type="string" table:style-name="ce252">
            <text:p>{QUESTION_SUBGROUP</text:p>
          </table:table-cell>
          <table:table-cell table:number-columns-repeated="13" table:style-name="ce252"/>
          <table:table-cell office:value-type="string" table:style-name="ce252">
            <text:p><text:s/></text:p>
          </table:table-cell>
          <table:table-cell table:style-name="ce252"/>
          <table:table-cell office:value-type="string" table:style-name="ce253">
            <text:p>0..n</text:p>
          </table:table-cell>
          <table:table-cell office:value-type="string" table:style-name="ce252">
            <text:p><text:s/></text:p>
          </table:table-cell>
          <table:table-cell office:value-type="string" table:style-name="ce252">
            <text:p>7696fb3f-9722-43b8-9b91-ad59bb4b8ad2</text:p>
          </table:table-cell>
          <table:table-cell office:value-type="string" table:style-name="ce254">
            <text:p>ONTRUE</text:p>
          </table:table-cell>
          <table:table-cell table:style-name="ce18"/>
          <table:table-cell office:value-type="string" table:style-name="ce252">
            <text:p><text:s text:c="2"/>QUESTION_SUBGROUP added in v2.1.1. Note: UUID is align with equivalent Criterion of Basic</text:p>
          </table:table-cell>
          <table:table-cell table:number-columns-repeated="16358" table:style-name="ce45"/>
        </table:table-row>
        <table:table-row table:style-name="ro1">
          <table:table-cell table:style-name="ce251"/>
          <table:table-cell table:style-name="ce2"/>
          <table:table-cell table:style-name="ce18"/>
          <table:table-cell office:value-type="string" table:style-name="ce18">
            <text:p><text:s/></text:p>
          </table:table-cell>
          <table:table-cell table:style-name="ce252"/>
          <table:table-cell office:value-type="string" table:style-name="ce252">
            <text:p>{QUESTION}</text:p>
          </table:table-cell>
          <table:table-cell table:number-columns-repeated="11" table:style-name="ce252"/>
          <table:table-cell office:value-type="string" table:style-name="ce252">
            <text:p><text:s/></text:p>
          </table:table-cell>
          <table:table-cell office:value-type="string" table:style-name="ce252">
            <text:p>If yes, please describe them</text:p>
          </table:table-cell>
          <table:table-cell office:value-type="string" table:style-name="ce252">
            <text:p>[Response value]</text:p>
          </table:table-cell>
          <table:table-cell office:value-type="float" office:value="1" table:style-name="ce253">
            <text:p>1</text:p>
          </table:table-cell>
          <table:table-cell office:value-type="string" table:style-name="ce252">
            <text:p>DESCRIPTION</text:p>
          </table:table-cell>
          <table:table-cell table:style-name="ce252"/>
          <table:table-cell office:value-type="string" table:style-name="ce252">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51"/>
          <table:table-cell table:style-name="ce2"/>
          <table:table-cell table:number-columns-repeated="2" table:style-name="ce18"/>
          <table:table-cell table:style-name="ce252"/>
          <table:table-cell office:value-type="string" table:style-name="ce252">
            <text:p>{QUESTION}</text:p>
          </table:table-cell>
          <table:table-cell table:number-columns-repeated="12" table:style-name="ce252"/>
          <table:table-cell office:value-type="string" table:style-name="ce252">
            <text:p>Indicate whether the economic operator has it</text:p>
          </table:table-cell>
          <table:table-cell office:value-type="string" table:style-name="ce252">
            <text:p>true</text:p>
          </table:table-cell>
          <table:table-cell office:value-type="string" table:style-name="ce253">
            <text:p>0..1</text:p>
          </table:table-cell>
          <table:table-cell office:value-type="string" table:style-name="ce252">
            <text:p>INDICATOR</text:p>
          </table:table-cell>
          <table:table-cell table:number-columns-repeated="2" table:style-name="ce252"/>
          <table:table-cell table:number-columns-repeated="2" table:style-name="ce18"/>
          <table:table-cell table:number-columns-repeated="16358" table:style-name="ce45"/>
        </table:table-row>
        <table:table-row table:style-name="ro1">
          <table:table-cell table:style-name="ce251"/>
          <table:table-cell table:style-name="ce2"/>
          <table:table-cell table:number-columns-repeated="2" table:style-name="ce18"/>
          <table:table-cell office:value-type="string" table:style-name="ce252">
            <text:p>QUESTION_SUBGROUP}</text:p>
          </table:table-cell>
          <table:table-cell table:number-columns-repeated="13" table:style-name="ce252"/>
          <table:table-cell office:value-type="string" table:style-name="ce252">
            <text:p><text:s/></text:p>
          </table:table-cell>
          <table:table-cell table:style-name="ce252"/>
          <table:table-cell office:value-type="string" table:style-name="ce252">
            <text:p><text:s/></text:p>
          </table:table-cell>
          <table:table-cell office:value-type="string" table:style-name="ce252">
            <text:p><text:s/></text:p>
          </table:table-cell>
          <table:table-cell office:value-type="string" table:style-name="ce252">
            <text:p><text:s/></text:p>
          </table:table-cell>
          <table:table-cell office:value-type="string" table:style-name="ce252">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9"/>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2">
            <text:p>Lot ID</text:p>
          </table:table-cell>
          <table:table-cell office:value-type="string" table:style-name="ce92">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aacb82e-afba-440c-b64e-1834007965a2</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9"/>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504" table:style-name="ro1">
          <table:table-cell table:number-columns-repeated="16384"/>
        </table:table-row>
      </table:table>
      <table:table table:name="SC-General_Yearly_Turnover" table:style-name="ta1">
        <table:table-column table:style-name="co22" table:default-cell-style-name="ce59"/>
        <table:table-column table:style-name="co2" table:number-columns-repeated="4" table:default-cell-style-name="ce60"/>
        <table:table-column table:style-name="co15" table:default-cell-style-name="ce60"/>
        <table:table-column table:style-name="co15" table:number-columns-repeated="3" table:default-cell-style-name="ce60" table:visibility="collapse"/>
        <table:table-column table:style-name="co17" table:number-columns-repeated="7" table:default-cell-style-name="ce60" table:visibility="collapse"/>
        <table:table-column table:style-name="co17" table:default-cell-style-name="ce60"/>
        <table:table-column table:style-name="co32" table:default-cell-style-name="ce60"/>
        <table:table-column table:style-name="co33" table:default-cell-style-name="ce60"/>
        <table:table-column table:style-name="co34" table:default-cell-style-name="ce60"/>
        <table:table-column table:style-name="co13" table:default-cell-style-name="ce44"/>
        <table:table-column table:style-name="co13" table:number-columns-repeated="2" table:default-cell-style-name="ce60"/>
        <table:table-column table:style-name="co13" table:number-columns-repeated="2" table:default-cell-style-name="ce44"/>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9" table:style-name="ce8">
            <text:p>2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eneral yearly turnover</text:p>
          </table:table-cell>
          <table:table-cell office:value-type="string" table:style-name="ce15">
            <text:p>Its general yearly turnover for the number of financial years required in the relevant notice, the in the ESPD, the relevant notice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499efc97-2ac1-4af2-9e84-323c2ca67747</text:p>
          </table:table-cell>
          <table:table-cell office:value-type="string" table:style-name="ce15">
            <text:p>CRITERION.SELECTION.ECONOMIC_FINANCIAL_STANDING.TURNOVER.GENERAL_YEARLY</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Minimum requirement</text:p>
          </table:table-cell>
          <table:table-cell office:value-type="float" office:value="100000" table:style-name="ce61">
            <text:p>1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table:style-name="ce62"/>
          <table:table-cell office:value-type="string" table:style-name="ce23">
            <text:p>{QUESTION_SUBGROUP</text:p>
          </table:table-cell>
          <table:table-cell table:style-name="ce23"/>
          <table:table-cell table:number-columns-repeated="13" table:style-name="ce17"/>
          <table:table-cell office:value-type="string" table:style-name="ce27">
            <text:p><text:s/></text:p>
          </table:table-cell>
          <table:table-cell office:value-type="string" table:style-name="ce63">
            <text:p><text:s/></text:p>
          </table:table-cell>
          <table:table-cell office:value-type="float" office:value="1" table:style-name="ce28">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23">
            <text:p><text:s/></text:p>
          </table:table-cell>
          <table:table-cell office:value-type="string" table:style-name="ce23">
            <text:p>{QUESTION}</text:p>
          </table:table-cell>
          <table:table-cell table:number-columns-repeated="13" table:style-name="ce17"/>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43"/>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17">
            <text:p>QUESTION_SUBGROUP}</text:p>
          </table:table-cell>
          <table:table-cell table:number-columns-repeated="14" table:style-name="ce23"/>
          <table:table-cell table:number-columns-repeated="2" table:style-name="ce64"/>
          <table:table-cell table:style-name="ce48"/>
          <table:table-cell table:number-columns-repeated="2" table:style-name="ce64"/>
          <table:table-cell table:number-columns-repeated="2" table:style-name="ce48"/>
          <table:table-cell table:style-name="ce64"/>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2" table:style-name="ro1">
          <table:table-cell table:number-columns-repeated="16384"/>
        </table:table-row>
      </table:table>
      <table:table table:name="SC-General_Average_Turnover" table:style-name="ta2">
        <table:table-column table:style-name="co35" table:default-cell-style-name="ce43"/>
        <table:table-column table:style-name="co36" table:default-cell-style-name="ce43"/>
        <table:table-column table:style-name="co2" table:number-columns-repeated="3"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37" table:default-cell-style-name="ce43"/>
        <table:table-column table:style-name="co13" table:default-cell-style-name="ce43"/>
        <table:table-column table:style-name="co13" table:default-cell-style-name="ce44"/>
        <table:table-column table:style-name="co13" table:number-columns-repeated="2" table:default-cell-style-name="ce43"/>
        <table:table-column table:style-name="co13" table:number-columns-repeated="2" table:default-cell-style-name="ce44"/>
        <table:table-column table:style-name="co13" table:number-columns-repeated="1000"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0" table:style-name="ce17">
            <text:p>30</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yearly turnover</text:p>
          </table:table-cell>
          <table:table-cell office:value-type="string" table:style-name="ce15">
            <text:p>Its average yearly turnover for the number of years required in the relevant notice, the procurement documents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b16cb9fc-6cb7-4585-9302-9533b415cf48</text:p>
          </table:table-cell>
          <table:table-cell office:value-type="string" table:style-name="ce15">
            <text:p>CRITERION.SELECTION.ECONOMIC_FINANCIAL_STANDING.TURNOVER.AVERAGE_YEARL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40">
            <text:p>53882893-f4a8-40ae-99dc-cad7b0748790</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57">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57">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57">
            <text:p><text:s/>It has been changed from PERIOD (start/end date) to QUANTITY_INTEGER in <text:s/>v2.1.1</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20000" table:style-name="ce61">
            <text:p>12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17">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e1886054-ada4-473c-9afc-2fde82c24cf4</text:p>
          </table:table-cell>
          <table:table-cell office:value-type="string" table:style-name="ce30">
            <text:p>ON*</text:p>
          </table:table-cell>
          <table:table-cell table:style-name="ce30"/>
          <table:table-cell table:style-name="ce17"/>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verage for the required period</text:p>
          </table:table-cell>
          <table:table-cell office:value-type="float" office:value="3000000" table:style-name="ce17">
            <text:p>3000000</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dditional information</text:p>
          </table:table-cell>
          <table:table-cell office:value-type="string" table:style-name="ce17">
            <text:p>[Additional informati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office:value-type="string" table:style-name="ce17">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1" table:style-name="ro1">
          <table:table-cell table:number-columns-repeated="16384"/>
        </table:table-row>
      </table:table>
      <table:table table:name="SC-Specific_Average_Turnover" table:style-name="ta1">
        <table:table-column table:style-name="co4" table:default-cell-style-name="ce59"/>
        <table:table-column table:style-name="co2" table:number-columns-repeated="4" table:default-cell-style-name="ce60"/>
        <table:table-column table:style-name="co23" table:default-cell-style-name="ce60"/>
        <table:table-column table:style-name="co23" table:number-columns-repeated="3" table:default-cell-style-name="ce60" table:visibility="collapse"/>
        <table:table-column table:style-name="co3" table:number-columns-repeated="7" table:default-cell-style-name="ce60" table:visibility="collapse"/>
        <table:table-column table:style-name="co3" table:default-cell-style-name="ce60"/>
        <table:table-column table:style-name="co32" table:default-cell-style-name="ce60"/>
        <table:table-column table:style-name="co18" table:default-cell-style-name="ce60"/>
        <table:table-column table:style-name="co12" table:default-cell-style-name="ce60"/>
        <table:table-column table:style-name="co13" table:default-cell-style-name="ce44"/>
        <table:table-column table:style-name="co13" table:number-columns-repeated="3" table:default-cell-style-name="ce60"/>
        <table:table-column table:style-name="co38" table:default-cell-style-name="ce60"/>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1" table:style-name="ce17">
            <text:p>31</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average turnover</text:p>
          </table:table-cell>
          <table:table-cell office:value-type="string" table:style-name="ce15">
            <text:p>Its specific average yearly turnover in the business area covered by the contract for the number of years required in the relevant notice, the in the ESPD, the relevant notice or <text:s/>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d3dfb714-f558-4512-bbc5-e456fa2339de</text:p>
          </table:table-cell>
          <table:table-cell office:value-type="string" table:style-name="ce15">
            <text:p>CRITERION.SELECTION.ECONOMIC_FINANCIAL_STANDING.TURNOVER.SPECIFIC_AVERAGE</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6cff132b-8d15-4f79-ae37-2f9295432381</text:p>
          </table:table-cell>
          <table:table-cell office:value-type="string" table:style-name="ce40">
            <text:p>ON*</text:p>
          </table:table-cell>
          <table:table-cell table:style-name="ce40"/>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142">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2">
            <text:p>QUANTITY_INTEGER</text:p>
          </table:table-cell>
          <table:table-cell table:style-name="ce40"/>
          <table:table-cell office:value-type="string" table:style-name="ce40">
            <text:p><text:s/></text:p>
          </table:table-cell>
          <table:table-cell table:style-name="ce40"/>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e.g. "IT consulting / development of semantic interoperability solutions"</text:p>
          </table:table-cell>
          <table:table-cell office:value-type="string" table:style-name="ce41">
            <text:p>1..n</text:p>
          </table:table-cell>
          <table:table-cell office:value-type="string" table:style-name="ce40">
            <text:p>DESCRIPTION</text:p>
          </table:table-cell>
          <table:table-cell table:style-name="ce40"/>
          <table:table-cell office:value-type="string" table:style-name="ce40">
            <text:p><text:s/></text:p>
          </table:table-cell>
          <table:table-cell table:number-columns-repeated="2" table:style-name="ce40"/>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6d87673d-af3f-4c39-b0e4-fbef046bd43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s:</text:p>
          </table:table-cell>
          <table:table-cell office:value-type="string" table:style-name="ce40">
            <text:p><text:s/></text:p>
          </table:table-cell>
          <table:table-cell office:value-type="string" table:style-name="ce41">
            <text:p><text:s/></text:p>
          </table:table-cell>
          <table:table-cell office:value-type="string" table:style-name="ce40">
            <text:p>NONE</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 Code</text:p>
          </table:table-cell>
          <table:table-cell office:value-type="string" table:style-name="ce40">
            <text:p>70000000-5</text:p>
          </table:table-cell>
          <table:table-cell office:value-type="string" table:style-name="ce41">
            <text:p>1..n</text:p>
          </table:table-cell>
          <table:table-cell office:value-type="string" table:style-name="ce40">
            <text:p>CODE</text:p>
          </table:table-cell>
          <table:table-cell table:style-name="ce40"/>
          <table:table-cell office:value-type="string" table:style-name="ce40">
            <text:p><text:s/></text:p>
          </table:table-cell>
          <table:table-cell office:value-type="string" table:style-name="ce142">
            <text:p>CPVCodes</text:p>
          </table:table-cell>
          <table:table-cell office:value-type="string" table:style-name="ce142">
            <text:p>See the Publications Office of the European Union web site https://simap.ted.europa.eu/cpv</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45"/>
          <table:table-cell table:style-name="ce22"/>
          <table:table-cell table:style-name="ce23"/>
          <table:table-cell office:value-type="string" table:style-name="ce17">
            <text:p>{QUESTION_SUBGROUP</text:p>
          </table:table-cell>
          <table:table-cell table:style-name="ce17"/>
          <table:table-cell table:number-columns-repeated="13" table:style-name="ce23"/>
          <table:table-cell office:value-type="string" table:style-name="ce27">
            <text:p><text:s/></text:p>
          </table:table-cell>
          <table:table-cell office:value-type="string" table:style-name="ce63">
            <text:p><text:s/></text:p>
          </table:table-cell>
          <table:table-cell office:value-type="float" office:value="1" table:style-name="ce31">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29">
            <text:p>ON*</text:p>
          </table:table-cell>
          <table:table-cell table:style-name="ce29"/>
          <table:table-cell office:value-type="string" table:style-name="ce17">
            <text:p>The EO is required to provide data for the past three recent year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9"/>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17">
            <text:p>QUESTION_SUBGROUP}</text:p>
          </table:table-cell>
          <table:table-cell table:number-columns-repeated="22" table:style-name="ce23"/>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style-name="ce17"/>
          <table:table-cell table:number-columns-repeated="15" table:style-name="ce23"/>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46" table:style-name="ro1">
          <table:table-cell table:number-columns-repeated="16384"/>
        </table:table-row>
      </table:table>
      <table:table table:name="SC-Specific_Yearly_Turnover" table:style-name="ta1">
        <table:table-column table:style-name="co22" table:default-cell-style-name="ce49"/>
        <table:table-column table:style-name="co2" table:number-columns-repeated="4" table:default-cell-style-name="ce38"/>
        <table:table-column table:style-name="co23" table:number-columns-repeated="2" table:default-cell-style-name="ce38"/>
        <table:table-column table:style-name="co23" table:number-columns-repeated="2" table:default-cell-style-name="ce38" table:visibility="collapse"/>
        <table:table-column table:style-name="co3" table:number-columns-repeated="7" table:default-cell-style-name="ce38" table:visibility="collapse"/>
        <table:table-column table:style-name="co3" table:default-cell-style-name="ce38"/>
        <table:table-column table:style-name="co32" table:default-cell-style-name="ce38"/>
        <table:table-column table:style-name="co39" table:default-cell-style-name="ce38"/>
        <table:table-column table:style-name="co12" table:default-cell-style-name="ce38"/>
        <table:table-column table:style-name="co13" table:default-cell-style-name="ce44"/>
        <table:table-column table:style-name="co13" table:number-columns-repeated="2" table:default-cell-style-name="ce38"/>
        <table:table-column table:style-name="co13" table:number-columns-repeated="2" table:default-cell-style-name="ce44"/>
        <table:table-column table:style-name="co13" table:number-columns-repeated="1000"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2" table:style-name="ce8">
            <text:p>3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yearly turnover</text:p>
          </table:table-cell>
          <table:table-cell office:value-type="string" table:style-name="ce15">
            <text:p>Its specific yearly turnover in the business area covered by the contract for the number of financial years required in the relevant notice, the in the ESPD, the relevant notice or <text:s/>or the ESPD is as follow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074f6031-55f9-4e99-b9a4-c4363e8bc315</text:p>
          </table:table-cell>
          <table:table-cell office:value-type="string" table:style-name="ce95">
            <text:p>CRITERION.SELECTION.ECONOMIC_FINANCIAL_STANDING.TURNOVER.SPECIFIC_YEARLY</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5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37"/>
        </table:table-row>
        <table:table-row table:style-name="ro3">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66">
            <text:p>19a68e37-d307-4a28-9061-c22cd767be58</text:p>
            <text:p/>
            <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92">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2">
            <text:p>QUANTITY_INTEGER</text:p>
          </table:table-cell>
          <table:table-cell table:style-name="ce40"/>
          <table:table-cell office:value-type="string" table:style-name="ce41">
            <text:p><text:s/></text:p>
          </table:table-cell>
          <table:table-cell table:style-name="ce41"/>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IT consulting / development of semantic interoperability solutions</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6d87673d-af3f-4c39-b0e4-fbef046bd43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CAPTION}</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s:</text:p>
          </table:table-cell>
          <table:table-cell office:value-type="string" table:style-name="ce40">
            <text:p><text:s/></text:p>
          </table:table-cell>
          <table:table-cell office:value-type="string" table:style-name="ce41">
            <text:p><text:s/></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CPV Code</text:p>
          </table:table-cell>
          <table:table-cell office:value-type="string" table:style-name="ce40">
            <text:p>70000000-5</text:p>
          </table:table-cell>
          <table:table-cell office:value-type="string" table:style-name="ce56">
            <text:p>1..n</text:p>
          </table:table-cell>
          <table:table-cell office:value-type="string" table:style-name="ce40">
            <text:p>CODE</text:p>
          </table:table-cell>
          <table:table-cell office:value-type="string" table:style-name="ce40">
            <text:p><text:s/></text:p>
          </table:table-cell>
          <table:table-cell office:value-type="string" table:style-name="ce41">
            <text:p><text:s/></text:p>
          </table:table-cell>
          <table:table-cell office:value-type="string" table:style-name="ce142">
            <text:p>CPVCodes</text:p>
          </table:table-cell>
          <table:table-cell office:value-type="string" table:style-name="ce142">
            <text:p>See the Publications Office of the European Union web site https://simap.ted.europa.eu/cpv</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table:style-name="ce62"/>
          <table:table-cell office:value-type="string" table:style-name="ce53">
            <text:p>{QUESTION_SUBGROUP</text:p>
          </table:table-cell>
          <table:table-cell table:style-name="ce53"/>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27">
            <text:p><text:s/></text:p>
          </table:table-cell>
          <table:table-cell office:value-type="string" table:style-name="ce63">
            <text:p><text:s/></text:p>
          </table:table-cell>
          <table:table-cell office:value-type="string" table:style-name="ce47">
            <text:p>1..n</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53">
            <text:p><text:s/></text:p>
          </table:table-cell>
          <table:table-cell office:value-type="string" table:style-name="ce53">
            <text:p>{QUESTION}</text:p>
          </table:table-cell>
          <table:table-cell table:number-columns-repeated="12" table:style-name="ce17"/>
          <table:table-cell office:value-type="string" table:style-name="ce17">
            <text:p><text:s/></text:p>
          </table:table-cell>
          <table:table-cell office:value-type="string" table:style-name="ce53">
            <text:p>Start date; End date</text:p>
          </table:table-cell>
          <table:table-cell office:value-type="string" table:style-name="ce67">
            <text:p>2016-01-01</text:p>
          </table:table-cell>
          <table:table-cell office:value-type="float" office:value="1" table:style-name="ce28">
            <text:p>1</text:p>
          </table:table-cell>
          <table:table-cell office:value-type="string" table:style-name="ce53">
            <text:p>PERIOD</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43"/>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53">
            <text:p><text:s/></text:p>
          </table:table-cell>
          <table:table-cell office:value-type="string" table:style-name="ce53">
            <text:p>{QUESTION}</text:p>
          </table:table-cell>
          <table:table-cell table:number-columns-repeated="12" table:style-name="ce53"/>
          <table:table-cell office:value-type="string" table:style-name="ce53">
            <text:p><text:s/></text:p>
          </table:table-cell>
          <table:table-cell office:value-type="string" table:style-name="ce5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53">
            <text:p>AMOUNT</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17">
            <text:p>QUESTION_SUBGROUP}</text:p>
          </table:table-cell>
          <table:table-cell table:number-columns-repeated="19" table:style-name="ce53"/>
          <table:table-cell table:number-columns-repeated="2" table:style-name="ce28"/>
          <table:table-cell table:style-name="ce53"/>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text:p>
          </table:table-cell>
          <table:table-cell table:number-columns-repeated="12" table:style-name="ce17"/>
          <table:table-cell table:style-name="ce5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5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46" table:style-name="ro1">
          <table:table-cell table:number-columns-repeated="16384"/>
        </table:table-row>
      </table:table>
      <table:table table:name="SC-Setup_of_economic_operator" table:style-name="ta1">
        <table:table-column table:style-name="co22"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40"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3" table:style-name="ce8">
            <text:p>3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et up of economic operator</text:p>
          </table:table-cell>
          <table:table-cell office:value-type="string" table:style-name="ce15">
            <text:p>In case the information concerning turnover (general or specific) is not available for the entire period required, please state the date on which the economic operator was set up or started trading:</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77f481ce-ffb6-483f-8e2b-c78db5e68292</text:p>
          </table:table-cell>
          <table:table-cell office:value-type="string" table:style-name="ce15">
            <text:p>CRITERION.SELECTION.ECONOMIC_FINANCIAL_STANDING.TURNOVER.SET_UP</text:p>
          </table:table-cell>
          <table:table-cell table:style-name="ce16"/>
          <table:table-cell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table:style-name="ce18"/>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table:style-name="ce18"/>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7">
            <text:p>Please specify</text:p>
          </table:table-cell>
          <table:table-cell office:value-type="string" table:style-name="ce17">
            <text:p>[Response value]</text:p>
          </table:table-cell>
          <table:table-cell office:value-type="float" office:value="1" table:style-name="ce28">
            <text:p>1</text:p>
          </table:table-cell>
          <table:table-cell office:value-type="string" table:style-name="ce145">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6" table:style-name="ro1">
          <table:table-cell table:number-columns-repeated="16384"/>
        </table:table-row>
      </table:table>
      <table:table table:name="SC-Financial_ratios" table:style-name="ta1">
        <table:table-column table:style-name="co4"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18" table:default-cell-style-name="ce43"/>
        <table:table-column table:style-name="co1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4" table:style-name="ce8">
            <text:p>3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inancial ratio</text:p>
          </table:table-cell>
          <table:table-cell office:value-type="string" table:style-name="ce15">
            <text:p>Concerning the financial ratios <text:s/>specified in the relevant notice, the in the ESPD, the relevant notice or <text:s/>or the ESPD, the economic operator declares that the actual values for the required ratios are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e4d37adc-08cd-4f4d-a8d8-32b62b0a1f46</text:p>
          </table:table-cell>
          <table:table-cell office:value-type="string" table:style-name="ce16">
            <text:p>CRITERION.SELECTION.ECONOMIC_FINANCIAL_STANDING.FINANCIAL_RATIO</text:p>
          </table:table-cell>
          <table:table-cell table:style-name="ce16"/>
          <table:table-cell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Select the periods applicable for all ratios</text:p>
          </table:table-cell>
          <table:table-cell office:value-type="string" table:style-name="ce68">
            <text:p>2016-01-01</text:p>
          </table:table-cell>
          <table:table-cell office:value-type="float" office:value="1" table:style-name="ce41">
            <text:p>1</text:p>
          </table:table-cell>
          <table:table-cell office:value-type="string" table:style-name="ce40">
            <text:p>PERIOD</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ee486082-93fa-4c17-8920-fdf01b890bd1</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Ratio Type</text:p>
          </table:table-cell>
          <table:table-cell office:value-type="string" table:style-name="ce40">
            <text:p>Assets to equity ratio</text:p>
          </table:table-cell>
          <table:table-cell office:value-type="float" office:value="1" table:style-name="ce41">
            <text:p>1</text:p>
          </table:table-cell>
          <table:table-cell office:value-type="string" table:style-name="ce40">
            <text:p>CODE</text:p>
          </table:table-cell>
          <table:table-cell table:number-columns-repeated="2" table:style-name="ce40"/>
          <table:table-cell office:value-type="string" table:style-name="ce142">
            <text:p>FinancialRatioType</text:p>
          </table:table-cell>
          <table:table-cell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Definition</text:p>
          </table:table-cell>
          <table:table-cell office:value-type="string" table:style-name="ce40">
            <text:p>Total balance sheet/Total equity</text:p>
          </table:table-cell>
          <table:table-cell office:value-type="float" office:value="1" table:style-name="ce41">
            <text:p>1</text:p>
          </table:table-cell>
          <table:table-cell office:value-type="string" table:style-name="ce40">
            <text:p>DESCRIPTION</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string" table:style-name="ce40">
            <text:p>0.5</text:p>
          </table:table-cell>
          <table:table-cell office:value-type="float" office:value="1" table:style-name="ce41">
            <text:p>1</text:p>
          </table:table-cell>
          <table:table-cell office:value-type="string" table:style-name="ce40">
            <text:p>QUANTITY</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provide your ratio</text:p>
          </table:table-cell>
          <table:table-cell office:value-type="string" table:style-name="ce17">
            <text:p>0.7</text:p>
          </table:table-cell>
          <table:table-cell office:value-type="float" office:value="1" table:style-name="ce28">
            <text:p>1</text:p>
          </table:table-cell>
          <table:table-cell office:value-type="string" table:style-name="ce17">
            <text:p>QUANTIT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1"/>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54" table:style-name="ro1">
          <table:table-cell table:number-columns-repeated="16384"/>
        </table:table-row>
      </table:table>
      <table:table table:name="SC-Professional_risk_insurance" table:style-name="ta1">
        <table:table-column table:style-name="co4" table:default-cell-style-name="ce46"/>
        <table:table-column table:style-name="co2" table:number-columns-repeated="5" table:default-cell-style-name="ce10"/>
        <table:table-column table:style-name="co41" table:default-cell-style-name="ce10"/>
        <table:table-column table:style-name="co13" table:default-cell-style-name="ce10"/>
        <table:table-column table:style-name="co23" table:default-cell-style-name="ce10"/>
        <table:table-column table:style-name="co3" table:number-columns-repeated="5" table:default-cell-style-name="ce10" table:visibility="collapse"/>
        <table:table-column table:style-name="co3" table:number-columns-repeated="3" table:default-cell-style-name="ce10"/>
        <table:table-column table:style-name="co13" table:number-columns-repeated="1007" table:default-cell-style-name="ce10"/>
        <table:table-column table:style-name="co14" table:number-columns-repeated="15360" table:default-cell-style-name="ce37"/>
        <table:table-row table:style-name="ro1">
          <table:table-cell office:value-type="float" office:value="1" table:style-name="ce211">
            <text:p>1</text:p>
          </table:table-cell>
          <table:table-cell office:value-type="float" office:value="2" table:style-name="ce211">
            <text:p>2</text:p>
          </table:table-cell>
          <table:table-cell office:value-type="float" office:value="3" table:style-name="ce211">
            <text:p>3</text:p>
          </table:table-cell>
          <table:table-cell office:value-type="float" office:value="4" table:style-name="ce211">
            <text:p>4</text:p>
          </table:table-cell>
          <table:table-cell office:value-type="float" office:value="5" table:style-name="ce211">
            <text:p>5</text:p>
          </table:table-cell>
          <table:table-cell office:value-type="float" office:value="6" table:style-name="ce211">
            <text:p>6</text:p>
          </table:table-cell>
          <table:table-cell office:value-type="float" office:value="7" table:style-name="ce211">
            <text:p>7</text:p>
          </table:table-cell>
          <table:table-cell office:value-type="float" office:value="8" table:style-name="ce211">
            <text:p>8</text:p>
          </table:table-cell>
          <table:table-cell office:value-type="float" office:value="9" table:style-name="ce211">
            <text:p>9</text:p>
          </table:table-cell>
          <table:table-cell office:value-type="float" office:value="10" table:style-name="ce211">
            <text:p>10</text:p>
          </table:table-cell>
          <table:table-cell office:value-type="float" office:value="11" table:style-name="ce211">
            <text:p>11</text:p>
          </table:table-cell>
          <table:table-cell office:value-type="float" office:value="12" table:style-name="ce211">
            <text:p>12</text:p>
          </table:table-cell>
          <table:table-cell office:value-type="float" office:value="13" table:style-name="ce211">
            <text:p>13</text:p>
          </table:table-cell>
          <table:table-cell office:value-type="float" office:value="14" table:style-name="ce211">
            <text:p>14</text:p>
          </table:table-cell>
          <table:table-cell office:value-type="float" office:value="15" table:style-name="ce211">
            <text:p>15</text:p>
          </table:table-cell>
          <table:table-cell office:value-type="float" office:value="16" table:style-name="ce211">
            <text:p>16</text:p>
          </table:table-cell>
          <table:table-cell office:value-type="float" office:value="17" table:style-name="ce211">
            <text:p>17</text:p>
          </table:table-cell>
          <table:table-cell office:value-type="float" office:value="18" table:style-name="ce211">
            <text:p>18</text:p>
          </table:table-cell>
          <table:table-cell office:value-type="float" office:value="19" table:style-name="ce211">
            <text:p>19</text:p>
          </table:table-cell>
          <table:table-cell office:value-type="float" office:value="20" table:style-name="ce211">
            <text:p>20</text:p>
          </table:table-cell>
          <table:table-cell office:value-type="float" office:value="21" table:style-name="ce211">
            <text:p>21</text:p>
          </table:table-cell>
          <table:table-cell office:value-type="float" office:value="22" table:style-name="ce211">
            <text:p>22</text:p>
          </table:table-cell>
          <table:table-cell office:value-type="float" office:value="23" table:style-name="ce211">
            <text:p>23</text:p>
          </table:table-cell>
          <table:table-cell office:value-type="float" office:value="24" table:style-name="ce211">
            <text:p>24</text:p>
          </table:table-cell>
          <table:table-cell office:value-type="float" office:value="25" table:style-name="ce211">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5" table:style-name="ce196">
            <text:p>35</text:p>
          </table:table-cell>
          <table:table-cell office:value-type="string" table:style-name="ce197">
            <text:p>{CRITERION</text:p>
          </table:table-cell>
          <table:table-cell table:number-columns-repeated="2" table:style-name="ce197"/>
          <table:table-cell office:value-type="string" table:style-name="ce197">
            <text:p><text:s/></text:p>
          </table:table-cell>
          <table:table-cell office:value-type="string" table:style-name="ce197">
            <text:p><text:s/></text:p>
          </table:table-cell>
          <table:table-cell office:value-type="string" table:style-name="ce197">
            <text:p><text:s/></text:p>
          </table:table-cell>
          <table:table-cell table:number-columns-repeated="10" table:style-name="ce197"/>
          <table:table-cell office:value-type="string" table:style-name="ce197">
            <text:p>Professional risk indemnity insurance</text:p>
          </table:table-cell>
          <table:table-cell office:value-type="string" table:style-name="ce197">
            <text:p>The insured amount in its professional risk indemnity insurance is the following:</text:p>
          </table:table-cell>
          <table:table-cell table:style-name="ce198"/>
          <table:table-cell office:value-type="string" table:style-name="ce198">
            <text:p><text:s/></text:p>
          </table:table-cell>
          <table:table-cell office:value-type="string" table:style-name="ce197">
            <text:p><text:s/></text:p>
          </table:table-cell>
          <table:table-cell office:value-type="string" table:style-name="ce197">
            <text:p>7604bd40-4462-4086-8763-a50da51a869c</text:p>
          </table:table-cell>
          <table:table-cell office:value-type="string" table:style-name="ce197">
            <text:p>CRITERION.SELECTION.ECONOMIC_FINANCIAL_STANDING.RISK_INDEMNITY_INSURANCE</text:p>
          </table:table-cell>
          <table:table-cell table:style-name="ce197"/>
          <table:table-cell table:style-name="ce120"/>
          <table:table-cell table:number-columns-repeated="16358" table:style-name="ce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SUBCRITERION</text:p>
          </table:table-cell>
          <table:table-cell table:number-columns-repeated="3" table:style-name="ce200"/>
          <table:table-cell office:value-type="string" table:style-name="ce200">
            <text:p><text:s/></text:p>
          </table:table-cell>
          <table:table-cell table:number-columns-repeated="10" table:style-name="ce200"/>
          <table:table-cell office:value-type="string" table:style-name="ce200">
            <text:p><text:s/>[Name of the National Criterion]</text:p>
          </table:table-cell>
          <table:table-cell office:value-type="string" table:style-name="ce200">
            <text:p>[Description of the National Criterion ]</text:p>
          </table:table-cell>
          <table:table-cell office:value-type="string" table:style-name="ce200">
            <text:p><text:s/></text:p>
          </table:table-cell>
          <table:table-cell office:value-type="string" table:style-name="ce216">
            <text:p>0..n</text:p>
          </table:table-cell>
          <table:table-cell office:value-type="string" table:style-name="ce200">
            <text:p><text:s/></text:p>
          </table:table-cell>
          <table:table-cell office:value-type="string" table:style-name="ce200">
            <text:p>e6b21867-95b5-4549-8180-f4673219b179</text:p>
          </table:table-cell>
          <table:table-cell office:value-type="string" table:style-name="ce200">
            <text:p>ON*</text:p>
          </table:table-cell>
          <table:table-cell office:value-type="string" table:style-name="ce200">
            <text:p>Subcriterions are used to specify National Criteria, which get their UUIDs from e-Certis</text:p>
          </table:table-cell>
          <table:table-cell table:style-name="ce123"/>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text:s/></text:p>
          </table:table-cell>
          <table:table-cell office:value-type="string" table:style-name="ce200">
            <text:p>{QUESTION_GROUP</text:p>
          </table:table-cell>
          <table:table-cell table:style-name="ce200"/>
          <table:table-cell office:value-type="string" table:style-name="ce200">
            <text:p><text:s/></text:p>
          </table:table-cell>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float" office:value="1" table:style-name="ce201">
            <text:p>1</text:p>
          </table:table-cell>
          <table:table-cell office:value-type="string" table:style-name="ce200">
            <text:p><text:s/></text:p>
          </table:table-cell>
          <table:table-cell office:value-type="string" table:style-name="ce200">
            <text:p>8c39b505-8abe-44fa-a3e0-f2d78b9d8224</text:p>
          </table:table-cell>
          <table:table-cell office:value-type="string" table:style-name="ce200">
            <text:p>ON*</text:p>
          </table:table-cell>
          <table:table-cell office:value-type="string" table:style-name="ce200">
            <text:p><text:s/></text:p>
          </table:table-cell>
          <table:table-cell table:style-name="ce122"/>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text:s/></text:p>
          </table:table-cell>
          <table:table-cell office:value-type="string" table:style-name="ce200">
            <text:p><text:s/></text:p>
          </table:table-cell>
          <table:table-cell office:value-type="string" table:style-name="ce200">
            <text:p>{CAPTION}</text:p>
          </table:table-cell>
          <table:table-cell table:style-name="ce200"/>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Additional information; e.g. no evidences online]</text:p>
          </table:table-cell>
          <table:table-cell office:value-type="string" table:style-name="ce200">
            <text:p><text:s/></text:p>
          </table:table-cell>
          <table:table-cell office:value-type="float" office:value="1" table:style-name="ce201">
            <text:p>1</text:p>
          </table:table-cell>
          <table:table-cell office:value-type="string" table:style-name="ce200">
            <text:p>NONE</text:p>
          </table:table-cell>
          <table:table-cell office:value-type="string" table:style-name="ce200">
            <text:p><text:s/></text:p>
          </table:table-cell>
          <table:table-cell office:value-type="string" table:style-name="ce200">
            <text:p><text:s/></text:p>
          </table:table-cell>
          <table:table-cell office:value-type="string" table:style-name="ce200">
            <text:p>UUIDs for CAPTIONS, REQUIREMENT and QUESTIONS must be geenerated automatically</text:p>
          </table:table-cell>
          <table:table-cell table:style-name="ce123"/>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text:s/></text:p>
          </table:table-cell>
          <table:table-cell office:value-type="string" table:style-name="ce200">
            <text:p><text:s/></text:p>
          </table:table-cell>
          <table:table-cell office:value-type="string" table:style-name="ce200">
            <text:p>{QUESTION}</text:p>
          </table:table-cell>
          <table:table-cell table:style-name="ce200"/>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Your Answer</text:p>
          </table:table-cell>
          <table:table-cell office:value-type="string" table:style-name="ce200">
            <text:p><text:s/></text:p>
          </table:table-cell>
          <table:table-cell office:value-type="float" office:value="1" table:style-name="ce201">
            <text:p>1</text:p>
          </table:table-cell>
          <table:table-cell office:value-type="string" table:style-name="ce200">
            <text:p>INDICATOR</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122"/>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text:s/></text:p>
          </table:table-cell>
          <table:table-cell office:value-type="string" table:style-name="ce200">
            <text:p>QUESTION_GROUP}</text:p>
          </table:table-cell>
          <table:table-cell table:style-name="ce200"/>
          <table:table-cell office:value-type="string" table:style-name="ce200">
            <text:p><text:s/></text:p>
          </table:table-cell>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1">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122"/>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SUBCRITERION}</text:p>
          </table:table-cell>
          <table:table-cell table:number-columns-repeated="3" table:style-name="ce200"/>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1">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122"/>
          <table:table-cell table:number-columns-repeated="16358" table:style-name="ce119"/>
        </table:table-row>
        <table:table-row table:style-name="ro1">
          <table:table-cell office:value-type="string" table:style-name="ce199">
            <text:p><text:s/></text:p>
          </table:table-cell>
          <table:table-cell office:value-type="string" table:style-name="ce202">
            <text:p><text:s/></text:p>
          </table:table-cell>
          <table:table-cell office:value-type="string" table:style-name="ce203">
            <text:p>{LEGISLATION}</text:p>
          </table:table-cell>
          <table:table-cell table:number-columns-repeated="17" table:style-name="ce203"/>
          <table:table-cell office:value-type="string" table:style-name="ce204">
            <text:p>0..n</text:p>
          </table:table-cell>
          <table:table-cell table:style-name="ce203"/>
          <table:table-cell office:value-type="string" table:style-name="ce203">
            <text:p>c753a2c5-59e6-4970-b6eb-27224e96bf76</text:p>
          </table:table-cell>
          <table:table-cell office:value-type="string" table:style-name="ce204">
            <text:p><text:s/></text:p>
          </table:table-cell>
          <table:table-cell table:style-name="ce203"/>
          <table:table-cell table:style-name="ce124"/>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REQUIREMENT_GROUP</text:p>
          </table:table-cell>
          <table:table-cell table:number-columns-repeated="2" table:style-name="ce205"/>
          <table:table-cell office:value-type="string" table:style-name="ce205">
            <text:p><text:s/></text:p>
          </table:table-cell>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15">
            <text:p>1..n</text:p>
          </table:table-cell>
          <table:table-cell office:value-type="string" table:style-name="ce205">
            <text:p><text:s/></text:p>
          </table:table-cell>
          <table:table-cell office:value-type="string" table:style-name="ce205">
            <text:p>83e3dcc4-c9b3-47e5-9fb8-ffd8386679f1</text:p>
          </table:table-cell>
          <table:table-cell office:value-type="string" table:style-name="ce205">
            <text:p>ON*</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CAPTION}</text:p>
          </table:table-cell>
          <table:table-cell table:number-columns-repeated="2"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Lots the requirement applies to</text:p>
          </table:table-cell>
          <table:table-cell office:value-type="string" table:style-name="ce205">
            <text:p><text:s/></text:p>
          </table:table-cell>
          <table:table-cell office:value-type="float" office:value="1" table:style-name="ce215">
            <text:p>1</text:p>
          </table:table-cell>
          <table:table-cell office:value-type="string" table:style-name="ce205">
            <text:p>NONE</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125">
            <text:p>Cardinality needed because of UBL-2.2 XSD constraint.</text:p>
          </table:table-cell>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REQUIREMENT_SUBGROUP</text:p>
          </table:table-cell>
          <table:table-cell table:number-columns-repeated="2"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15">
            <text:p>1..n</text:p>
          </table:table-cell>
          <table:table-cell office:value-type="string" table:style-name="ce205">
            <text:p><text:s/></text:p>
          </table:table-cell>
          <table:table-cell office:value-type="string" table:style-name="ce205">
            <text:p>cc1da737-6c4e-4f4e-821d-c260029058f6</text:p>
          </table:table-cell>
          <table:table-cell office:value-type="string" table:style-name="ce205">
            <text:p>ON*</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text:s/></text:p>
          </table:table-cell>
          <table:table-cell office:value-type="string" table:style-name="ce205">
            <text:p>{REQUIREMENT}</text:p>
          </table:table-cell>
          <table:table-cell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Lot Ids</text:p>
          </table:table-cell>
          <table:table-cell office:value-type="string" table:style-name="ce205">
            <text:p>[LotIds]</text:p>
          </table:table-cell>
          <table:table-cell office:value-type="string" table:style-name="ce215">
            <text:p>0..n</text:p>
          </table:table-cell>
          <table:table-cell office:value-type="string" table:style-name="ce171">
            <text:p>LOT_IDENTIFIER</text:p>
          </table:table-cell>
          <table:table-cell table:style-name="ce205"/>
          <table:table-cell office:value-type="string" table:style-name="ce205">
            <text:p><text:s/></text:p>
          </table:table-cell>
          <table:table-cell office:value-type="string" table:style-name="ce205">
            <text:p><text:s/></text:p>
          </table:table-cell>
          <table:table-cell table:style-name="ce195"/>
          <table:table-cell table:number-columns-repeated="16358" table:style-name="ce119"/>
        </table:table-row>
        <table:table-row table:style-name="ro1">
          <table:table-cell table:style-name="ce199"/>
          <table:table-cell table:style-name="ce155"/>
          <table:table-cell table:number-columns-repeated="2" table:style-name="ce205"/>
          <table:table-cell office:value-type="string" table:style-name="ce205">
            <text:p>{REQUIREMENT_SUBGROUP</text:p>
          </table:table-cell>
          <table:table-cell table:number-columns-repeated="15" table:style-name="ce205"/>
          <table:table-cell office:value-type="string" table:style-name="ce215">
            <text:p>1..n</text:p>
          </table:table-cell>
          <table:table-cell table:style-name="ce205"/>
          <table:table-cell office:value-type="string" table:style-name="ce205">
            <text:p><text:s/>6fc3a90b-0759-4517-af64-ce7d6eb4bf24</text:p>
          </table:table-cell>
          <table:table-cell office:value-type="string" table:style-name="ce205">
            <text:p>ON*</text:p>
          </table:table-cell>
          <table:table-cell table:style-name="ce205"/>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text:s/></text:p>
          </table:table-cell>
          <table:table-cell table:style-name="ce205"/>
          <table:table-cell office:value-type="string" table:style-name="ce205">
            <text:p>{REQUIREMENT}</text:p>
          </table:table-cell>
          <table:table-cell table:number-columns-repeated="11" table:style-name="ce205"/>
          <table:table-cell office:value-type="string" table:style-name="ce205">
            <text:p><text:s/></text:p>
          </table:table-cell>
          <table:table-cell office:value-type="string" table:style-name="ce205">
            <text:p>Type of insurance</text:p>
          </table:table-cell>
          <table:table-cell office:value-type="string" table:style-name="ce205">
            <text:p>[Description of the type of insurance]</text:p>
          </table:table-cell>
          <table:table-cell office:value-type="float" office:value="1" table:style-name="ce206">
            <text:p>1</text:p>
          </table:table-cell>
          <table:table-cell office:value-type="string" table:style-name="ce205">
            <text:p>DESCRIPTION</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text:s/></text:p>
          </table:table-cell>
          <table:table-cell table:style-name="ce205"/>
          <table:table-cell office:value-type="string" table:style-name="ce205">
            <text:p>{REQUIREMENT}</text:p>
          </table:table-cell>
          <table:table-cell table:number-columns-repeated="11" table:style-name="ce205"/>
          <table:table-cell office:value-type="string" table:style-name="ce205">
            <text:p><text:s/></text:p>
          </table:table-cell>
          <table:table-cell office:value-type="string" table:style-name="ce205">
            <text:p>Minimum amount</text:p>
          </table:table-cell>
          <table:table-cell office:value-type="float" office:value="50000" table:style-name="ce205">
            <text:p>50000</text:p>
          </table:table-cell>
          <table:table-cell office:value-type="float" office:value="1" table:style-name="ce206">
            <text:p>1</text:p>
          </table:table-cell>
          <table:table-cell office:value-type="string" table:style-name="ce205">
            <text:p>AMOUNT</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float" office:value="1" table:style-name="ce156">
            <text:p>1</text:p>
          </table:table-cell>
          <table:table-cell office:value-type="string" table:style-name="ce155">
            <text:p><text:s/></text:p>
          </table:table-cell>
          <table:table-cell office:value-type="string" table:style-name="ce155">
            <text:p>42dc8062-974d-4201-91ba-7f2ea90338fd</text:p>
          </table:table-cell>
          <table:table-cell office:value-type="string" table:style-name="ce155">
            <text:p>ON*</text:p>
          </table:table-cell>
          <table:table-cell office:value-type="string" table:style-name="ce155">
            <text:p><text:s/></text:p>
          </table:table-cell>
          <table:table-cell table:style-name="ce115"/>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number-columns-repeated="10" table:style-name="ce155"/>
          <table:table-cell office:value-type="string" table:style-name="ce155">
            <text:p><text:s/></text:p>
          </table:table-cell>
          <table:table-cell office:value-type="string" table:style-name="ce155">
            <text:p>Amount</text:p>
          </table:table-cell>
          <table:table-cell office:value-type="float" office:value="50001" table:style-name="ce155">
            <text:p>50001</text:p>
          </table:table-cell>
          <table:table-cell office:value-type="float" office:value="1" table:style-name="ce156">
            <text:p>1</text:p>
          </table:table-cell>
          <table:table-cell office:value-type="string" table:style-name="ce155">
            <text:p>AMOUNT</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table:style-name="ce199"/>
          <table:table-cell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style-name="ce207"/>
          <table:table-cell table:number-columns-repeated="9" table:style-name="ce155"/>
          <table:table-cell office:value-type="string" table:style-name="ce155">
            <text:p><text:s/></text:p>
          </table:table-cell>
          <table:table-cell office:value-type="string" table:style-name="ce155">
            <text:p>As an EO I will commit to obtain the minimum amount required</text:p>
          </table:table-cell>
          <table:table-cell office:value-type="string" table:style-name="ce155">
            <text:p>true</text:p>
          </table:table-cell>
          <table:table-cell office:value-type="float" office:value="1" table:style-name="ce156">
            <text:p>1</text:p>
          </table:table-cell>
          <table:table-cell office:value-type="string" table:style-name="ce155">
            <text:p>INDICATOR</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table:style-name="ce199"/>
          <table:table-cell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style-name="ce207"/>
          <table:table-cell table:number-columns-repeated="9" table:style-name="ce155"/>
          <table:table-cell office:value-type="string" table:style-name="ce155">
            <text:p><text:s/></text:p>
          </table:table-cell>
          <table:table-cell office:value-type="string" table:style-name="ce155">
            <text:p>I am exempt</text:p>
          </table:table-cell>
          <table:table-cell office:value-type="string" table:style-name="ce155">
            <text:p>false</text:p>
          </table:table-cell>
          <table:table-cell office:value-type="float" office:value="1" table:style-name="ce156">
            <text:p>1</text:p>
          </table:table-cell>
          <table:table-cell office:value-type="string" table:style-name="ce155">
            <text:p>INDICATOR</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float" office:value="1" table:style-name="ce156">
            <text:p>1</text:p>
          </table:table-cell>
          <table:table-cell office:value-type="string" table:style-name="ce155">
            <text:p><text:s/></text:p>
          </table:table-cell>
          <table:table-cell office:value-type="string" table:style-name="ce159">
            <text:p>7458d42a-e581-4640-9283-34ceb3ad4345</text:p>
          </table:table-cell>
          <table:table-cell office:value-type="string" table:style-name="ce155">
            <text:p>ON*</text:p>
          </table:table-cell>
          <table:table-cell office:value-type="string" table:style-name="ce155">
            <text:p><text:s/></text:p>
          </table:table-cell>
          <table:table-cell table:style-name="ce84"/>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style-name="ce208"/>
          <table:table-cell table:number-columns-repeated="9" table:style-name="ce155"/>
          <table:table-cell office:value-type="string" table:style-name="ce155">
            <text:p><text:s/></text:p>
          </table:table-cell>
          <table:table-cell office:value-type="string" table:style-name="ce155">
            <text:p>Is this information available electronically?</text:p>
          </table:table-cell>
          <table:table-cell office:value-type="string" table:style-name="ce209">
            <text:p>true</text:p>
          </table:table-cell>
          <table:table-cell office:value-type="float" office:value="1" table:style-name="ce156">
            <text:p>1</text:p>
          </table:table-cell>
          <table:table-cell office:value-type="string" table:style-name="ce155">
            <text:p>INDICATOR</text:p>
          </table:table-cell>
          <table:table-cell table:style-name="ce159"/>
          <table:table-cell office:value-type="string" table:style-name="ce155">
            <text:p><text:s/></text:p>
          </table:table-cell>
          <table:table-cell table:style-name="ce155"/>
          <table:table-cell table:style-name="ce84"/>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6">
            <text:p>0..1</text:p>
          </table:table-cell>
          <table:table-cell office:value-type="string" table:style-name="ce155">
            <text:p><text:s/></text:p>
          </table:table-cell>
          <table:table-cell office:value-type="string" table:style-name="ce159">
            <text:p>41dd2e9b-1bfd-44c7-93ee-56bd74a4334b</text:p>
          </table:table-cell>
          <table:table-cell office:value-type="string" table:style-name="ce155">
            <text:p>ONTRUE</text:p>
          </table:table-cell>
          <table:table-cell office:value-type="string" table:style-name="ce155">
            <text:p><text:s/></text:p>
          </table:table-cell>
          <table:table-cell table:style-name="ce84"/>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number-columns-repeated="10" table:style-name="ce155"/>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
        </table:table-row>
        <table:table-row table:style-name="ro1">
          <table:table-cell table:style-name="ce199"/>
          <table:table-cell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2" table:style-name="ce155"/>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table:style-name="ce205"/>
          <table:table-cell office:value-type="string" table:style-name="ce205">
            <text:p>REQUIREMENT_SUBGROUP}</text:p>
          </table:table-cell>
          <table:table-cell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6">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REQUIREMENT_SUBGROUP}</text:p>
          </table:table-cell>
          <table:table-cell table:number-columns-repeated="2"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6">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REQUIREMENT_GROUP}</text:p>
          </table:table-cell>
          <table:table-cell table:number-columns-repeated="14"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206"/>
          <table:table-cell office:value-type="string" table:style-name="ce205">
            <text:p><text:s/></text:p>
          </table:table-cell>
          <table:table-cell office:value-type="string" table:style-name="ce205">
            <text:p>83e3dcc4-c9b3-47e5-9fb8-ffd8386679f1</text:p>
          </table:table-cell>
          <table:table-cell office:value-type="string" table:style-name="ce205">
            <text:p>ON*</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77">
            <text:p>CRITERION}</text:p>
          </table:table-cell>
          <table:table-cell table:style-name="ce177"/>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table:number-columns-repeated="10" table:style-name="ce177"/>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210">
            <text:p><text:s/></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10">
            <text:p><text:s/></text:p>
          </table:table-cell>
          <table:table-cell table:number-columns-repeated="16358" table:style-name="ce11"/>
        </table:table-row>
        <table:table-row table:number-rows-repeated="1048544" table:style-name="ro1">
          <table:table-cell table:number-columns-repeated="16384"/>
        </table:table-row>
      </table:table>
      <table:table table:name="SC-Other_economic_or_financial" table:style-name="ta1">
        <table:table-column table:style-name="co4" table:default-cell-style-name="ce229"/>
        <table:table-column table:style-name="co2" table:number-columns-repeated="6" table:default-cell-style-name="ce227"/>
        <table:table-column table:style-name="co15" table:default-cell-style-name="ce227"/>
        <table:table-column table:style-name="co15" table:default-cell-style-name="ce227" table:visibility="collapse"/>
        <table:table-column table:style-name="co17" table:number-columns-repeated="8" table:default-cell-style-name="ce227" table:visibility="collapse"/>
        <table:table-column table:style-name="co10" table:default-cell-style-name="ce227"/>
        <table:table-column table:style-name="co13" table:default-cell-style-name="ce227"/>
        <table:table-column table:style-name="co42" table:default-cell-style-name="ce227"/>
        <table:table-column table:style-name="co13" table:default-cell-style-name="ce230"/>
        <table:table-column table:style-name="co43" table:default-cell-style-name="ce227"/>
        <table:table-column table:style-name="co13" table:default-cell-style-name="ce227"/>
        <table:table-column table:style-name="co13" table:default-cell-style-name="ce230"/>
        <table:table-column table:style-name="co44" table:default-cell-style-name="ce230"/>
        <table:table-column table:style-name="co13" table:number-columns-repeated="1000" table:default-cell-style-name="ce227"/>
        <table:table-column table:style-name="co14" table:number-columns-repeated="15359" table:default-cell-style-name="ce90"/>
        <table:table-row table:style-name="ro1">
          <table:table-cell office:value-type="float" office:value="1" table:style-name="ce249">
            <text:p>1</text:p>
          </table:table-cell>
          <table:table-cell office:value-type="float" office:value="2" table:style-name="ce249">
            <text:p>2</text:p>
          </table:table-cell>
          <table:table-cell office:value-type="float" office:value="3" table:style-name="ce249">
            <text:p>3</text:p>
          </table:table-cell>
          <table:table-cell office:value-type="float" office:value="4" table:style-name="ce249">
            <text:p>4</text:p>
          </table:table-cell>
          <table:table-cell office:value-type="float" office:value="5" table:style-name="ce249">
            <text:p>5</text:p>
          </table:table-cell>
          <table:table-cell office:value-type="float" office:value="6" table:style-name="ce249">
            <text:p>6</text:p>
          </table:table-cell>
          <table:table-cell office:value-type="float" office:value="7" table:style-name="ce249">
            <text:p>7</text:p>
          </table:table-cell>
          <table:table-cell office:value-type="float" office:value="8" table:style-name="ce249">
            <text:p>8</text:p>
          </table:table-cell>
          <table:table-cell office:value-type="float" office:value="9" table:style-name="ce249">
            <text:p>9</text:p>
          </table:table-cell>
          <table:table-cell office:value-type="float" office:value="10" table:style-name="ce249">
            <text:p>10</text:p>
          </table:table-cell>
          <table:table-cell office:value-type="float" office:value="11" table:style-name="ce249">
            <text:p>11</text:p>
          </table:table-cell>
          <table:table-cell office:value-type="float" office:value="12" table:style-name="ce249">
            <text:p>12</text:p>
          </table:table-cell>
          <table:table-cell office:value-type="float" office:value="13" table:style-name="ce249">
            <text:p>13</text:p>
          </table:table-cell>
          <table:table-cell office:value-type="float" office:value="14" table:style-name="ce249">
            <text:p>14</text:p>
          </table:table-cell>
          <table:table-cell office:value-type="float" office:value="15" table:style-name="ce249">
            <text:p>15</text:p>
          </table:table-cell>
          <table:table-cell office:value-type="float" office:value="16" table:style-name="ce249">
            <text:p>16</text:p>
          </table:table-cell>
          <table:table-cell office:value-type="float" office:value="17" table:style-name="ce249">
            <text:p>17</text:p>
          </table:table-cell>
          <table:table-cell office:value-type="float" office:value="18" table:style-name="ce249">
            <text:p>18</text:p>
          </table:table-cell>
          <table:table-cell office:value-type="float" office:value="19" table:style-name="ce249">
            <text:p>19</text:p>
          </table:table-cell>
          <table:table-cell office:value-type="float" office:value="20" table:style-name="ce249">
            <text:p>20</text:p>
          </table:table-cell>
          <table:table-cell office:value-type="float" office:value="21" table:style-name="ce249">
            <text:p>21</text:p>
          </table:table-cell>
          <table:table-cell office:value-type="float" office:value="22" table:style-name="ce249">
            <text:p>22</text:p>
          </table:table-cell>
          <table:table-cell office:value-type="float" office:value="23" table:style-name="ce249">
            <text:p>23</text:p>
          </table:table-cell>
          <table:table-cell office:value-type="float" office:value="24" table:style-name="ce249">
            <text:p>24</text:p>
          </table:table-cell>
          <table:table-cell office:value-type="float" office:value="25" table:style-name="ce249">
            <text:p>25</text:p>
          </table:table-cell>
          <table:table-cell office:value-type="float" office:value="26" table:style-name="ce217">
            <text:p>26</text:p>
          </table:table-cell>
          <table:table-cell table:number-columns-repeated="16358" table:style-name="ce218"/>
        </table:table-row>
        <table:table-row table:style-name="ro1">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table:number-columns-repeated="10" table:style-name="ce187"/>
          <table:table-cell office:value-type="string" table:style-name="ce187">
            <text:p>Name</text:p>
          </table:table-cell>
          <table:table-cell office:value-type="string" table:style-name="ce187">
            <text:p>Description</text:p>
          </table:table-cell>
          <table:table-cell office:value-type="string" table:style-name="ce187">
            <text:p>Value(example)</text:p>
          </table:table-cell>
          <table:table-cell office:value-type="string" table:style-name="ce187">
            <text:p>Cardinality</text:p>
          </table:table-cell>
          <table:table-cell office:value-type="string" table:style-name="ce187">
            <text:p>PropertyDataType</text:p>
          </table:table-cell>
          <table:table-cell office:value-type="string" table:style-name="ce187">
            <text:p>ElementUUID</text:p>
          </table:table-cell>
          <table:table-cell office:value-type="string" table:style-name="ce187">
            <text:p>Element Code</text:p>
          </table:table-cell>
          <table:table-cell office:value-type="string" table:style-name="ce187">
            <text:p>Code List</text:p>
          </table:table-cell>
          <table:table-cell office:value-type="string" table:style-name="ce219">
            <text:p>Comment</text:p>
          </table:table-cell>
          <table:table-cell table:number-columns-repeated="16358" table:style-name="ce5"/>
        </table:table-row>
        <table:table-row table:style-name="ro1">
          <table:table-cell office:value-type="float" office:value="36" table:style-name="ce157">
            <text:p>36</text:p>
          </table:table-cell>
          <table:table-cell office:value-type="string" table:style-name="ce231">
            <text:p>{CRITERION</text:p>
          </table:table-cell>
          <table:table-cell table:style-name="ce231"/>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table:number-columns-repeated="10" table:style-name="ce231"/>
          <table:table-cell office:value-type="string" table:style-name="ce231">
            <text:p>Other economic or financial requirements</text:p>
          </table:table-cell>
          <table:table-cell office:value-type="string" table:style-name="ce231">
            <text:p>Concerning the other economic or financial requirements, if any, that may have been specified in the relevant notice or in the ESPD, the economic operator declares that:</text:p>
          </table:table-cell>
          <table:table-cell table:style-name="ce232"/>
          <table:table-cell office:value-type="string" table:style-name="ce232">
            <text:p><text:s/></text:p>
          </table:table-cell>
          <table:table-cell office:value-type="string" table:style-name="ce231">
            <text:p><text:s/></text:p>
          </table:table-cell>
          <table:table-cell office:value-type="string" table:style-name="ce231">
            <text:p>ab0e7f2e-6418-40e2-8870-6713123e41ad</text:p>
          </table:table-cell>
          <table:table-cell office:value-type="string" table:style-name="ce231">
            <text:p>CRITERION.SELECTION.ECONOMIC_FINANCIAL_STANDING.OTHER_REQUIREMENTS</text:p>
          </table:table-cell>
          <table:table-cell table:style-name="ce232"/>
          <table:table-cell table:style-name="ce117"/>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SUBCRITERION</text:p>
          </table:table-cell>
          <table:table-cell table:style-name="ce233"/>
          <table:table-cell office:value-type="string" table:style-name="ce233">
            <text:p><text:s/></text:p>
          </table:table-cell>
          <table:table-cell office:value-type="string" table:style-name="ce233">
            <text:p><text:s/></text:p>
          </table:table-cell>
          <table:table-cell office:value-type="string" table:style-name="ce233">
            <text:p><text:s/></text:p>
          </table:table-cell>
          <table:table-cell table:number-columns-repeated="10" table:style-name="ce233"/>
          <table:table-cell office:value-type="string" table:style-name="ce233">
            <text:p><text:s/>[Name of the National Criterion]</text:p>
          </table:table-cell>
          <table:table-cell office:value-type="string" table:style-name="ce233">
            <text:p>[Description of the National Criterion ]</text:p>
          </table:table-cell>
          <table:table-cell office:value-type="string" table:style-name="ce233">
            <text:p>[Description of the National Criterion ]</text:p>
          </table:table-cell>
          <table:table-cell office:value-type="string" table:style-name="ce234">
            <text:p>0..n</text:p>
          </table:table-cell>
          <table:table-cell office:value-type="string" table:style-name="ce233">
            <text:p><text:s/></text:p>
          </table:table-cell>
          <table:table-cell office:value-type="string" table:style-name="ce233">
            <text:p>e6b21867-95b5-4549-8180-f4673219b179</text:p>
          </table:table-cell>
          <table:table-cell office:value-type="string" table:style-name="ce234">
            <text:p>ON*</text:p>
          </table:table-cell>
          <table:table-cell table:style-name="ce234"/>
          <table:table-cell office:value-type="string" table:style-name="ce221">
            <text:p>Subcriterions are used to specify National Criteria, which get their UUIDs from e-Certi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text:s/></text:p>
          </table:table-cell>
          <table:table-cell office:value-type="string" table:style-name="ce233">
            <text:p>{QUESTION_GROUP</text:p>
          </table:table-cell>
          <table:table-cell table:style-name="ce233"/>
          <table:table-cell office:value-type="string" table:style-name="ce233">
            <text:p><text:s/></text:p>
          </table:table-cell>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text:s/></text:p>
          </table:table-cell>
          <table:table-cell office:value-type="string" table:style-name="ce233">
            <text:p><text:s/></text:p>
          </table:table-cell>
          <table:table-cell office:value-type="float" office:value="1" table:style-name="ce234">
            <text:p>1</text:p>
          </table:table-cell>
          <table:table-cell office:value-type="string" table:style-name="ce233">
            <text:p><text:s/></text:p>
          </table:table-cell>
          <table:table-cell office:value-type="string" table:style-name="ce233">
            <text:p>8c39b505-8abe-44fa-a3e0-f2d78b9d8224</text:p>
          </table:table-cell>
          <table:table-cell office:value-type="string" table:style-name="ce234">
            <text:p>ON*</text:p>
          </table:table-cell>
          <table:table-cell table:style-name="ce234"/>
          <table:table-cell office:value-type="string" table:style-name="ce220">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text:s/></text:p>
          </table:table-cell>
          <table:table-cell office:value-type="string" table:style-name="ce233">
            <text:p><text:s/></text:p>
          </table:table-cell>
          <table:table-cell office:value-type="string" table:style-name="ce233">
            <text:p>{CAPTION}</text:p>
          </table:table-cell>
          <table:table-cell table:style-name="ce233"/>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Additional information; e.g. no evidences online]</text:p>
          </table:table-cell>
          <table:table-cell office:value-type="string" table:style-name="ce233">
            <text:p>[Additional information; e.g. no evidences online]</text:p>
          </table:table-cell>
          <table:table-cell office:value-type="float" office:value="1" table:style-name="ce234">
            <text:p>1</text:p>
          </table:table-cell>
          <table:table-cell office:value-type="string" table:style-name="ce233">
            <text:p>NONE</text:p>
          </table:table-cell>
          <table:table-cell office:value-type="string" table:style-name="ce233">
            <text:p><text:s/></text:p>
          </table:table-cell>
          <table:table-cell office:value-type="string" table:style-name="ce234">
            <text:p><text:s/></text:p>
          </table:table-cell>
          <table:table-cell table:style-name="ce234"/>
          <table:table-cell office:value-type="string" table:style-name="ce221">
            <text:p>UUIDs for CAPTIONS, REQUIREMENT and QUESTIONS must be geenerated automatically</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text:s/></text:p>
          </table:table-cell>
          <table:table-cell office:value-type="string" table:style-name="ce233">
            <text:p><text:s/></text:p>
          </table:table-cell>
          <table:table-cell office:value-type="string" table:style-name="ce233">
            <text:p>{QUESTION}</text:p>
          </table:table-cell>
          <table:table-cell table:style-name="ce233"/>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Your Answer</text:p>
          </table:table-cell>
          <table:table-cell office:value-type="string" table:style-name="ce233">
            <text:p>true</text:p>
          </table:table-cell>
          <table:table-cell office:value-type="float" office:value="1" table:style-name="ce234">
            <text:p>1</text:p>
          </table:table-cell>
          <table:table-cell office:value-type="string" table:style-name="ce233">
            <text:p>INDICATOR</text:p>
          </table:table-cell>
          <table:table-cell office:value-type="string" table:style-name="ce233">
            <text:p><text:s/></text:p>
          </table:table-cell>
          <table:table-cell office:value-type="string" table:style-name="ce234">
            <text:p><text:s/></text:p>
          </table:table-cell>
          <table:table-cell table:style-name="ce234"/>
          <table:table-cell office:value-type="string" table:style-name="ce220">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text:s/></text:p>
          </table:table-cell>
          <table:table-cell office:value-type="string" table:style-name="ce233">
            <text:p>QUESTION_GROUP}</text:p>
          </table:table-cell>
          <table:table-cell table:number-columns-repeated="2" table:style-name="ce233"/>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text:s/></text:p>
          </table:table-cell>
          <table:table-cell office:value-type="string" table:style-name="ce233">
            <text:p><text:s/></text:p>
          </table:table-cell>
          <table:table-cell office:value-type="string" table:style-name="ce234">
            <text:p><text:s/></text:p>
          </table:table-cell>
          <table:table-cell office:value-type="string" table:style-name="ce233">
            <text:p><text:s/></text:p>
          </table:table-cell>
          <table:table-cell office:value-type="string" table:style-name="ce233">
            <text:p><text:s/></text:p>
          </table:table-cell>
          <table:table-cell office:value-type="string" table:style-name="ce234">
            <text:p><text:s/></text:p>
          </table:table-cell>
          <table:table-cell table:style-name="ce234"/>
          <table:table-cell office:value-type="string" table:style-name="ce220">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SUBCRITERION}</text:p>
          </table:table-cell>
          <table:table-cell table:number-columns-repeated="3" table:style-name="ce233"/>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text:s/></text:p>
          </table:table-cell>
          <table:table-cell office:value-type="string" table:style-name="ce233">
            <text:p><text:s/></text:p>
          </table:table-cell>
          <table:table-cell office:value-type="string" table:style-name="ce234">
            <text:p><text:s/></text:p>
          </table:table-cell>
          <table:table-cell office:value-type="string" table:style-name="ce233">
            <text:p><text:s/></text:p>
          </table:table-cell>
          <table:table-cell office:value-type="string" table:style-name="ce233">
            <text:p><text:s/></text:p>
          </table:table-cell>
          <table:table-cell office:value-type="string" table:style-name="ce234">
            <text:p><text:s/></text:p>
          </table:table-cell>
          <table:table-cell table:style-name="ce234"/>
          <table:table-cell office:value-type="string" table:style-name="ce220">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235">
            <text:p><text:s/></text:p>
          </table:table-cell>
          <table:table-cell office:value-type="string" table:style-name="ce236">
            <text:p>{LEGISLATION}</text:p>
          </table:table-cell>
          <table:table-cell table:number-columns-repeated="17" table:style-name="ce236"/>
          <table:table-cell office:value-type="string" table:style-name="ce237">
            <text:p>0..n</text:p>
          </table:table-cell>
          <table:table-cell table:style-name="ce236"/>
          <table:table-cell office:value-type="string" table:style-name="ce236">
            <text:p>c753a2c5-59e6-4970-b6eb-27224e96bf76</text:p>
          </table:table-cell>
          <table:table-cell office:value-type="string" table:style-name="ce237">
            <text:p><text:s/></text:p>
          </table:table-cell>
          <table:table-cell table:style-name="ce237"/>
          <table:table-cell table:style-name="ce222"/>
          <table:table-cell table:number-columns-repeated="16358" table:style-name="ce90"/>
        </table:table-row>
        <table:table-row table:style-name="ro1">
          <table:table-cell office:value-type="string" table:style-name="ce88">
            <text:p><text:s/></text:p>
          </table:table-cell>
          <table:table-cell office:value-type="string" table:style-name="ce88">
            <text:p><text:s/></text:p>
          </table:table-cell>
          <table:table-cell office:value-type="string" table:style-name="ce238">
            <text:p>{REQUIREMENT_GROUP</text:p>
          </table:table-cell>
          <table:table-cell table:number-columns-repeated="3"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9">
            <text:p>1..n</text:p>
          </table:table-cell>
          <table:table-cell office:value-type="string" table:style-name="ce238">
            <text:p><text:s/></text:p>
          </table:table-cell>
          <table:table-cell office:value-type="string" table:style-name="ce238">
            <text:p><text:s/>4ddccd16-91e4-4b72-ae0f-78f2f1ab9490</text:p>
          </table:table-cell>
          <table:table-cell office:value-type="string" table:style-name="ce239">
            <text:p>ON*</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8">
            <text:p><text:s/></text:p>
          </table:table-cell>
          <table:table-cell office:value-type="string" table:style-name="ce238">
            <text:p>{CAPTION}</text:p>
          </table:table-cell>
          <table:table-cell table:number-columns-repeated="2"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Lots the requirement applies to</text:p>
          </table:table-cell>
          <table:table-cell table:style-name="ce238"/>
          <table:table-cell office:value-type="string" table:style-name="ce239">
            <text:p>0..1</text:p>
          </table:table-cell>
          <table:table-cell office:value-type="string" table:style-name="ce238">
            <text:p>NONE</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88">
            <text:p><text:s/></text:p>
          </table:table-cell>
          <table:table-cell office:value-type="string" table:style-name="ce88">
            <text:p><text:s/></text:p>
          </table:table-cell>
          <table:table-cell office:value-type="string" table:style-name="ce238">
            <text:p><text:s/></text:p>
          </table:table-cell>
          <table:table-cell office:value-type="string" table:style-name="ce238">
            <text:p>{REQUIREMENT_SUBGROUP</text:p>
          </table:table-cell>
          <table:table-cell table:number-columns-repeated="2"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9">
            <text:p>0..1</text:p>
          </table:table-cell>
          <table:table-cell office:value-type="string" table:style-name="ce238">
            <text:p><text:s/></text:p>
          </table:table-cell>
          <table:table-cell office:value-type="string" table:style-name="ce238">
            <text:p>cc1da737-6c4e-4f4e-821d-c260029058f6</text:p>
          </table:table-cell>
          <table:table-cell office:value-type="string" table:style-name="ce239">
            <text:p>ON*</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Lot ID</text:p>
          </table:table-cell>
          <table:table-cell office:value-type="string" table:style-name="ce240">
            <text:p>Lot1</text:p>
          </table:table-cell>
          <table:table-cell office:value-type="string" table:style-name="ce239">
            <text:p>0..n</text:p>
          </table:table-cell>
          <table:table-cell office:value-type="string" table:style-name="ce238">
            <text:p>LOT_IDENTIFIER</text:p>
          </table:table-cell>
          <table:table-cell table:style-name="ce238"/>
          <table:table-cell office:value-type="string" table:style-name="ce239">
            <text:p><text:s/></text:p>
          </table:table-cell>
          <table:table-cell table:style-name="ce239"/>
          <table:table-cell table:style-name="ce225"/>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8">
            <text:p><text:s/></text:p>
          </table:table-cell>
          <table:table-cell office:value-type="string" table:style-name="ce238">
            <text:p>REQUIREMENT_SUBGROUP}</text:p>
          </table:table-cell>
          <table:table-cell table:number-columns-repeated="2"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table:style-name="ce238"/>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8">
            <text:p><text:s/></text:p>
          </table:table-cell>
          <table:table-cell office:value-type="string" table:style-name="ce238">
            <text:p>{REQUIREMENT_SUBGROUP</text:p>
          </table:table-cell>
          <table:table-cell table:number-columns-repeated="2"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float" office:value="1" table:style-name="ce239">
            <text:p>1</text:p>
          </table:table-cell>
          <table:table-cell office:value-type="string" table:style-name="ce238">
            <text:p><text:s/></text:p>
          </table:table-cell>
          <table:table-cell office:value-type="string" table:style-name="ce238">
            <text:p><text:s/>26ece6a2-b360-46c1-890d-8338913b8719</text:p>
          </table:table-cell>
          <table:table-cell office:value-type="string" table:style-name="ce239">
            <text:p>ON*</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Select the type of requirement</text:p>
          </table:table-cell>
          <table:table-cell office:value-type="string" table:style-name="ce241">
            <text:p>RADIO_BUTTON_TRUE</text:p>
          </table:table-cell>
          <table:table-cell office:value-type="float" office:value="1" table:style-name="ce239">
            <text:p>1</text:p>
          </table:table-cell>
          <table:table-cell office:value-type="string" table:style-name="ce238">
            <text:p>CODE_BOOLEAN</text:p>
          </table:table-cell>
          <table:table-cell table:style-name="ce238"/>
          <table:table-cell office:value-type="string" table:style-name="ce239">
            <text:p><text:s/></text:p>
          </table:table-cell>
          <table:table-cell office:value-type="string" table:style-name="ce238">
            <text:p>BooleanGUIControlType</text:p>
          </table:table-cell>
          <table:table-cell office:value-type="string" table:style-name="ce238">
            <text:p>This needs to be a code, cannot be an Indicator. Possible code values are "RADIO_BUTTON_TRUE", "RADIO_BUTTON_FALSE", "CHECK_BOX_TRUE" and "CHECK_BOX_FALSE". See documentation on this particular Criterion.</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_SUBGROUP</text:p>
          </table:table-cell>
          <table:table-cell table:number-columns-repeated="13" table:style-name="ce238"/>
          <table:table-cell office:value-type="string" table:style-name="ce238">
            <text:p><text:s/></text:p>
          </table:table-cell>
          <table:table-cell office:value-type="string" table:style-name="ce238">
            <text:p><text:s/></text:p>
          </table:table-cell>
          <table:table-cell office:value-type="string" table:style-name="ce239">
            <text:p>0..n</text:p>
          </table:table-cell>
          <table:table-cell office:value-type="string" table:style-name="ce238">
            <text:p><text:s/></text:p>
          </table:table-cell>
          <table:table-cell office:value-type="string" table:style-name="ce238">
            <text:p><text:s/>ca15c15f-110e-4a10-8d6e-5e41cf5f9098</text:p>
          </table:table-cell>
          <table:table-cell office:value-type="string" table:style-name="ce239">
            <text:p>ONTRUE</text:p>
          </table:table-cell>
          <table:table-cell table:style-name="ce239"/>
          <table:table-cell table:style-name="ce224"/>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Description of the economic or financial requirement</text:p>
          </table:table-cell>
          <table:table-cell office:value-type="string" table:style-name="ce238">
            <text:p>[Description]</text:p>
          </table:table-cell>
          <table:table-cell office:value-type="float" office:value="1" table:style-name="ce239">
            <text:p>1</text:p>
          </table:table-cell>
          <table:table-cell office:value-type="string" table:style-name="ce238">
            <text:p>DESCRIPTION</text:p>
          </table:table-cell>
          <table:table-cell table:style-name="ce238"/>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Minimum amount</text:p>
          </table:table-cell>
          <table:table-cell office:value-type="float" office:value="100000" table:style-name="ce238">
            <text:p>100000</text:p>
          </table:table-cell>
          <table:table-cell office:value-type="float" office:value="1" table:style-name="ce239">
            <text:p>1</text:p>
          </table:table-cell>
          <table:table-cell office:value-type="string" table:style-name="ce238">
            <text:p>AMOUNT</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Start date; End date</text:p>
          </table:table-cell>
          <table:table-cell office:value-type="string" table:style-name="ce240">
            <text:p>2016-01-01</text:p>
          </table:table-cell>
          <table:table-cell office:value-type="float" office:value="1" table:style-name="ce239">
            <text:p>1</text:p>
          </table:table-cell>
          <table:table-cell office:value-type="string" table:style-name="ce238">
            <text:p>PERIOD</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9b3a04ff-e36d-4d4f-b47c-82ad402b9b02</text:p>
          </table:table-cell>
          <table:table-cell office:value-type="string" table:style-name="ce158">
            <text:p><text:s/></text:p>
          </table:table-cell>
          <table:table-cell table:style-name="ce158"/>
          <table:table-cell table:style-name="ce226"/>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Amount</text:p>
          </table:table-cell>
          <table:table-cell office:value-type="float" office:value="2000000" table:style-name="ce88">
            <text:p>2000000</text:p>
          </table:table-cell>
          <table:table-cell office:value-type="float" office:value="1" table:style-name="ce158">
            <text:p>1</text:p>
          </table:table-cell>
          <table:table-cell office:value-type="string" table:style-name="ce88">
            <text:p>AMOUNT</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_SUBGROUP}</text:p>
          </table:table-cell>
          <table:table-cell table:number-columns-repeated="13" table:style-name="ce238"/>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_SUBGROUP</text:p>
          </table:table-cell>
          <table:table-cell table:number-columns-repeated="13" table:style-name="ce238"/>
          <table:table-cell office:value-type="string" table:style-name="ce238">
            <text:p><text:s/></text:p>
          </table:table-cell>
          <table:table-cell office:value-type="string" table:style-name="ce238">
            <text:p><text:s/></text:p>
          </table:table-cell>
          <table:table-cell office:value-type="string" table:style-name="ce239">
            <text:p>0..n</text:p>
          </table:table-cell>
          <table:table-cell office:value-type="string" table:style-name="ce238">
            <text:p><text:s/></text:p>
          </table:table-cell>
          <table:table-cell office:value-type="string" table:style-name="ce238">
            <text:p><text:s/>cc96aa19-a0be-4409-af58-ff3f3812741b</text:p>
          </table:table-cell>
          <table:table-cell office:value-type="string" table:style-name="ce239">
            <text:p>ONFALSE</text:p>
          </table:table-cell>
          <table:table-cell table:style-name="ce239"/>
          <table:table-cell table:style-name="ce224"/>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Minimum rating</text:p>
          </table:table-cell>
          <table:table-cell office:value-type="string" table:style-name="ce242">
            <text:p>0.33</text:p>
          </table:table-cell>
          <table:table-cell office:value-type="float" office:value="1" table:style-name="ce239">
            <text:p>1</text:p>
          </table:table-cell>
          <table:table-cell office:value-type="string" table:style-name="ce238">
            <text:p>QUANTITY</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Rating scheme</text:p>
          </table:table-cell>
          <table:table-cell office:value-type="string" table:style-name="ce238">
            <text:p>n/10, where n&lt;=10</text:p>
          </table:table-cell>
          <table:table-cell office:value-type="float" office:value="1" table:style-name="ce239">
            <text:p>1</text:p>
          </table:table-cell>
          <table:table-cell office:value-type="string" table:style-name="ce238">
            <text:p>DESCRIPTION</text:p>
          </table:table-cell>
          <table:table-cell table:style-name="ce238"/>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5fe93344-ed91-4f97-bcab-b6720a131798</text:p>
          </table:table-cell>
          <table:table-cell office:value-type="string" table:style-name="ce158">
            <text:p><text:s/></text:p>
          </table:table-cell>
          <table:table-cell table:style-name="ce158"/>
          <table:table-cell table:style-name="ce226"/>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Rating</text:p>
          </table:table-cell>
          <table:table-cell office:value-type="string" table:style-name="ce243">
            <text:p>0.75</text:p>
          </table:table-cell>
          <table:table-cell office:value-type="float" office:value="1" table:style-name="ce158">
            <text:p>1</text:p>
          </table:table-cell>
          <table:table-cell office:value-type="string" table:style-name="ce88">
            <text:p>QUANTITY</text:p>
          </table:table-cell>
          <table:table-cell table:style-name="ce88"/>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_SUBGROUP}</text:p>
          </table:table-cell>
          <table:table-cell table:number-columns-repeated="13" table:style-name="ce238"/>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REQUIREMENT_SUBGROUP}</text:p>
          </table:table-cell>
          <table:table-cell table:number-columns-repeated="2" table:style-name="ce238"/>
          <table:table-cell office:value-type="string" table:style-name="ce238">
            <text:p><text:s/></text:p>
          </table:table-cell>
          <table:table-cell table:number-columns-repeated="11" table:style-name="ce238"/>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60"/>
          <table:table-cell office:value-type="string" table:style-name="ce86">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text:s/></text:p>
          </table:table-cell>
          <table:table-cell office:value-type="string" table:style-name="ce88">
            <text:p>{QUESTION}</text:p>
          </table:table-cell>
          <table:table-cell table:number-columns-repeated="12"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15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158"/>
          <table:table-cell office:value-type="string" table:style-name="ce87">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245">
            <text:p>Evidence Supplied</text:p>
          </table:table-cell>
          <table:table-cell office:value-type="string" table:style-name="ce149">
            <text:p><text:a xlink:href="http://public_site/repository/evidences/evidence?id=EVIDENCE-00001">EVIDENCE-ID</text:a></text:p>
          </table:table-cell>
          <table:table-cell office:value-type="string" table:style-name="ce246">
            <text:p>1..n</text:p>
          </table:table-cell>
          <table:table-cell office:value-type="string" table:style-name="ce245">
            <text:p>EVIDENCE_IDENTIFIER</text:p>
          </table:table-cell>
          <table:table-cell table:style-name="ce247"/>
          <table:table-cell office:value-type="string" table:style-name="ce248">
            <text:p><text:s/></text:p>
          </table:table-cell>
          <table:table-cell table:style-name="ce248"/>
          <table:table-cell table:style-name="ce228"/>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QUESTION_SUBGROUP}</text:p>
          </table:table-cell>
          <table:table-cell table:number-columns-repeated="13"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238">
            <text:p>REQUIREMENT_GROUP}</text:p>
          </table:table-cell>
          <table:table-cell table:number-columns-repeated="3"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231">
            <text:p>CRITERION}</text:p>
          </table:table-cell>
          <table:table-cell table:style-name="ce231"/>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table:number-columns-repeated="10" table:style-name="ce231"/>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office:value-type="string" table:style-name="ce232">
            <text:p><text:s/></text:p>
          </table:table-cell>
          <table:table-cell office:value-type="string" table:style-name="ce231">
            <text:p><text:s/></text:p>
          </table:table-cell>
          <table:table-cell office:value-type="string" table:style-name="ce231">
            <text:p><text:s/></text:p>
          </table:table-cell>
          <table:table-cell office:value-type="string" table:style-name="ce232">
            <text:p><text:s/></text:p>
          </table:table-cell>
          <table:table-cell table:style-name="ce232"/>
          <table:table-cell office:value-type="string" table:style-name="ce116">
            <text:p><text:s/></text:p>
          </table:table-cell>
          <table:table-cell table:number-columns-repeated="16358" table:style-name="ce5"/>
        </table:table-row>
        <table:table-row table:number-rows-repeated="1048535" table:style-name="ro1">
          <table:table-cell table:number-columns-repeated="16384"/>
        </table:table-row>
      </table:table>
      <table:table table:name="SC-References" table:style-name="ta1">
        <table:table-column table:style-name="co45" table:default-cell-style-name="ce9"/>
        <table:table-column table:style-name="co2" table:number-columns-repeated="7" table:default-cell-style-name="ce9"/>
        <table:table-column table:style-name="co46" table:default-cell-style-name="ce9"/>
        <table:table-column table:style-name="co4" table:number-columns-repeated="8" table:default-cell-style-name="ce9" table:visibility="collapse"/>
        <table:table-column table:style-name="co14" table:default-cell-style-name="ce9"/>
        <table:table-column table:style-name="co47" table:default-cell-style-name="ce9"/>
        <table:table-column table:style-name="co48" table:default-cell-style-name="ce9"/>
        <table:table-column table:style-name="co11" table:default-cell-style-name="ce10"/>
        <table:table-column table:style-name="co49" table:default-cell-style-name="ce11"/>
        <table:table-column table:style-name="co50" table:default-cell-style-name="ce11"/>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37" table:style-name="ce22">
            <text:p>3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works contracts: performance of works of the specified type</text:p>
          </table:table-cell>
          <table:table-cell office:value-type="string" table:style-name="ce69">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69">
            <text:p>cdd3bb3e-34a5-43d5-b668-2aab86a73822</text:p>
          </table:table-cell>
          <table:table-cell office:value-type="string" table:style-name="ce69">
            <text:p>CRITERION.SELECTION.TECHNICAL_PROFESSIONAL_ABILITY.REFERENCES.WORKS_PERFORMANCE</text:p>
          </table:table-cell>
          <table:table-cell table:style-name="ce69"/>
          <table:table-cell table:style-name="ce15"/>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1" table:style-name="ce40">
            <text:p>1</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works execut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The requirements apply to the following Lots</text:p>
          </table:table-cell>
          <table:table-cell table:style-name="ce40"/>
          <table:table-cell office:value-type="string" table:style-name="ce41">
            <text:p>0..1</text:p>
          </table:table-cell>
          <table:table-cell office:value-type="string" table:style-name="ce40">
            <text:p><text:s/></text:p>
          </table:table-cell>
          <table:table-cell office:value-type="string" table:style-name="ce40">
            <text:p>167ab253-4fb7-4e45-81be-b049fba44b3a</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Lot ID</text:p>
          </table:table-cell>
          <table:table-cell office:value-type="string" table:style-name="ce40">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22"/>
        </table:table-row>
        <table:table-row table:style-name="ro1">
          <table:table-cell table:style-name="ce22"/>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b9ac8ecf-5902-408e-a9a6-604568b35e1e</text:p>
          </table:table-cell>
          <table:table-cell office:value-type="string" table:style-name="ce30">
            <text:p>ON*</text:p>
          </table:table-cell>
          <table:table-cell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97">
            <text:p>Lot ID</text:p>
          </table:table-cell>
          <table:table-cell office:value-type="string" table:style-name="ce97">
            <text:p>[LotID]</text:p>
          </table:table-cell>
          <table:table-cell office:value-type="string" table:style-name="ce134">
            <text:p>1..n</text:p>
          </table:table-cell>
          <table:table-cell office:value-type="string" table:style-name="ce133">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33">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Cardinality changed to 0..1 in v2.1.1</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8" table:style-name="ce22">
            <text:p>38</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upply contracts: performance of deliveries of the specified type</text:p>
          </table:table-cell>
          <table:table-cell office:value-type="string" table:style-name="ce69">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69">
            <text:p>3a18a175-1863-4b1d-baef-588ce61960ca</text:p>
          </table:table-cell>
          <table:table-cell office:value-type="string" table:style-name="ce69">
            <text:p>CRITERION.SELECTION.TECHNICAL_PROFESSIONAL_ABILITY.REFERENCES.SUPPLIES_DELIVERY_PERFORMANCE</text:p>
          </table:table-cell>
          <table:table-cell table:style-name="ce69"/>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good suppli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The requirements apply to the following Lots</text:p>
          </table:table-cell>
          <table:table-cell table:style-name="ce40"/>
          <table:table-cell office:value-type="string" table:style-name="ce41">
            <text:p>0..1</text:p>
          </table:table-cell>
          <table:table-cell office:value-type="string" table:style-name="ce40">
            <text:p><text:s/></text:p>
          </table:table-cell>
          <table:table-cell office:value-type="string" table:style-name="ce40">
            <text:p>167ab253-4fb7-4e45-81be-b049fba44b3a</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Lot ID</text:p>
          </table:table-cell>
          <table:table-cell office:value-type="string" table:style-name="ce40">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b9ac8ecf-5902-408e-a9a6-604568b35e1e</text:p>
          </table:table-cell>
          <table:table-cell office:value-type="string" table:style-name="ce30">
            <text:p>ON*</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97">
            <text:p>Lot ID</text:p>
          </table:table-cell>
          <table:table-cell office:value-type="string" table:style-name="ce97">
            <text:p>[LotID]</text:p>
          </table:table-cell>
          <table:table-cell office:value-type="string" table:style-name="ce134">
            <text:p>1..n</text:p>
          </table:table-cell>
          <table:table-cell office:value-type="string" table:style-name="ce133">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33">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9" table:style-name="ce22">
            <text:p>3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ervice contracts: performance of services of the specified type</text:p>
          </table:table-cell>
          <table:table-cell office:value-type="string" table:style-name="ce69">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71">
            <text:p>5e506c16-26ab-4e32-bb78-b27f87dc0565</text:p>
          </table:table-cell>
          <table:table-cell office:value-type="string" table:style-name="ce51">
            <text:p>CRITERION.SELECTION.TECHNICAL_PROFESSIONAL_ABILITY.REFERENCES.SERVICES_DELIVERY_PERFORMANCE</text:p>
          </table:table-cell>
          <table:table-cell table:style-name="ce51"/>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services perform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The requirements apply to the following Lots</text:p>
          </table:table-cell>
          <table:table-cell table:style-name="ce40"/>
          <table:table-cell office:value-type="string" table:style-name="ce41">
            <text:p>0..1</text:p>
          </table:table-cell>
          <table:table-cell office:value-type="string" table:style-name="ce40">
            <text:p><text:s/></text:p>
          </table:table-cell>
          <table:table-cell office:value-type="string" table:style-name="ce40">
            <text:p>167ab253-4fb7-4e45-81be-b049fba44b3a</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Lot ID</text:p>
          </table:table-cell>
          <table:table-cell office:value-type="string" table:style-name="ce40">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b9ac8ecf-5902-408e-a9a6-604568b35e1e</text:p>
          </table:table-cell>
          <table:table-cell office:value-type="string" table:style-name="ce30">
            <text:p>ON*</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97">
            <text:p>Lot ID</text:p>
          </table:table-cell>
          <table:table-cell office:value-type="string" table:style-name="ce97">
            <text:p>[LotID]</text:p>
          </table:table-cell>
          <table:table-cell office:value-type="string" table:style-name="ce134">
            <text:p>1..n</text:p>
          </table:table-cell>
          <table:table-cell office:value-type="string" table:style-name="ce133">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33">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number-rows-repeated="1048433" table:style-name="ro1">
          <table:table-cell table:number-columns-repeated="16384"/>
        </table:table-row>
      </table:table>
      <table:table table:name="SC-Abilities_1_(Persons)" table:style-name="ta1">
        <table:table-column table:style-name="co45"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1" table:default-cell-style-name="ce10"/>
        <table:table-column table:style-name="co52" table:default-cell-style-name="ce10"/>
        <table:table-column table:style-name="co13" table:number-columns-repeated="3" table:default-cell-style-name="ce10"/>
        <table:table-column table:style-name="co53"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7">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29">
            <text:p>Comment</text:p>
          </table:table-cell>
          <table:table-cell table:number-columns-repeated="16358" table:style-name="ce9"/>
        </table:table-row>
        <table:table-row table:style-name="ro1">
          <table:table-cell office:value-type="float" office:value="40" table:style-name="ce128">
            <text:p>40</text:p>
          </table:table-cell>
          <table:table-cell office:value-type="string" table:style-name="ce130">
            <text:p>{CRITERION</text:p>
          </table:table-cell>
          <table:table-cell table:style-name="ce130"/>
          <table:table-cell office:value-type="string" table:style-name="ce130">
            <text:p><text:s/></text:p>
          </table:table-cell>
          <table:table-cell table:style-name="ce130"/>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chnicians or technical bodies for quality control</text:p>
          </table:table-cell>
          <table:table-cell office:value-type="string" table:style-name="ce130">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3aaca389-4a7b-406b-a4b9-080845d127e7</text:p>
          </table:table-cell>
          <table:table-cell office:value-type="string" table:style-name="ce130">
            <text:p>CRITERION.SELECTION.TECHNICAL_PROFESSIONAL_ABILITY.TECHNICAL.TECHNICIANS_FOR_QUALITY_CONTROL</text:p>
          </table:table-cell>
          <table:table-cell table:style-name="ce131"/>
          <table:table-cell table:style-name="ce132"/>
          <table:table-cell table:style-name="ce15"/>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number-columns-repeated="2" table:style-name="ce137"/>
          <table:table-cell table:style-name="ce21"/>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21"/>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number-columns-repeated="2" table:style-name="ce141"/>
          <table:table-cell table:style-name="ce24"/>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text:p>
          </table:table-cell>
          <table:table-cell table:number-columns-repeated="14" table:style-name="ce40"/>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INTEGER</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2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3"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number-columns-repeated="2"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4">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4">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4">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33">
            <text:p><text:s/></text:p>
          </table:table-cell>
          <table:table-cell office:value-type="string" table:style-name="ce130">
            <text:p>CRITERION}</text:p>
          </table:table-cell>
          <table:table-cell table:number-columns-repeated="18" table:style-name="ce130"/>
          <table:table-cell table:style-name="ce131"/>
          <table:table-cell table:number-columns-repeated="2" table:style-name="ce132"/>
          <table:table-cell table:number-columns-repeated="2" table:style-name="ce130"/>
          <table:table-cell table:style-name="ce132"/>
          <table:table-cell table:style-name="ce15"/>
          <table:table-cell table:number-columns-repeated="16357" table:style-name="ce22"/>
        </table:table-row>
        <table:table-row table:style-name="ro1">
          <table:table-cell office:value-type="float" office:value="41" table:style-name="ce8">
            <text:p>41</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works contracts: technicians or technical bodies to carry out the work</text:p>
          </table:table-cell>
          <table:table-cell office:value-type="string" table:style-name="ce15">
            <text:p>In the case of public works contracts, the economic operator will be able to call on the following technicians or technical bodies to carry out the work:</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599c130-b29f-461e-a187-4e16c7d40db7</text:p>
          </table:table-cell>
          <table:table-cell office:value-type="string" table:style-name="ce15">
            <text:p>CRITERION.SELECTION.TECHNICAL_PROFESSIONAL_ABILITY.TECHNICAL.TECHNICIANS_FOR_CARRYING_WORKS</text:p>
          </table:table-cell>
          <table:table-cell table:style-name="ce16"/>
          <table:table-cell table:number-columns-repeated="2" table:style-name="ce15"/>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number-columns-repeated="2" table:style-name="ce26"/>
          <table:table-cell table:style-name="ce24"/>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text:p>
          </table:table-cell>
          <table:table-cell table:number-columns-repeated="14" table:style-name="ce40"/>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number-columns-repeated="2"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INTEGER</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4">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4">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4">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22"/>
        </table:table-row>
        <table:table-row table:number-rows-repeated="1048482" table:style-name="ro1">
          <table:table-cell table:number-columns-repeated="16384"/>
        </table:table-row>
      </table:table>
      <table:table table:name="SC_Abilities_2_(Facilities,___)" table:style-name="ta4">
        <table:table-column table:style-name="co45"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1" table:default-cell-style-name="ce10"/>
        <table:table-column table:style-name="co52" table:default-cell-style-name="ce10"/>
        <table:table-column table:style-name="co13" table:number-columns-repeated="3" table:default-cell-style-name="ce10"/>
        <table:table-column table:style-name="co53"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2" table:style-name="ce128">
            <text:p>42</text:p>
          </table:table-cell>
          <table:table-cell office:value-type="string" table:style-name="ce130">
            <text:p>{CRITER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chnical facilities and measures for ensuring quality</text:p>
          </table:table-cell>
          <table:table-cell office:value-type="string" table:style-name="ce130">
            <text:p>It uses the following technical facilities and measures for ensuring quality and its study and research facilities are as follows:</text:p>
          </table:table-cell>
          <table:table-cell table:style-name="ce130"/>
          <table:table-cell office:value-type="string" table:style-name="ce131">
            <text:p><text:s/></text:p>
          </table:table-cell>
          <table:table-cell office:value-type="string" table:style-name="ce130">
            <text:p><text:s/></text:p>
          </table:table-cell>
          <table:table-cell office:value-type="string" table:style-name="ce130">
            <text:p>4bf996d9-439c-40c6-9ab9-980a48cb55a1</text:p>
          </table:table-cell>
          <table:table-cell office:value-type="string" table:style-name="ce130">
            <text:p>CRITERION.SELECTION.TECHNICAL_PROFESSIONAL_ABILITY.TECHNICAL.FACILITIES_FOR_QUALITY_ENSURING</text:p>
          </table:table-cell>
          <table:table-cell table:style-name="ce131"/>
          <table:table-cell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office:value-type="string" table:style-name="ce142">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145">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33">
            <text:p><text:s/></text:p>
          </table:table-cell>
          <table:table-cell office:value-type="string" table:style-name="ce130">
            <text:p>CRITERION}</text:p>
          </table:table-cell>
          <table:table-cell table:number-columns-repeated="18" table:style-name="ce130"/>
          <table:table-cell table:style-name="ce131"/>
          <table:table-cell table:number-columns-repeated="2" table:style-name="ce132"/>
          <table:table-cell table:number-columns-repeated="2" table:style-name="ce130"/>
          <table:table-cell table:style-name="ce16"/>
          <table:table-cell table:style-name="ce52"/>
          <table:table-cell table:number-columns-repeated="16357" table:style-name="ce45"/>
        </table:table-row>
        <table:table-row table:style-name="ro1">
          <table:table-cell office:value-type="float" office:value="43" table:style-name="ce9">
            <text:p>4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tudy and research facilities</text:p>
          </table:table-cell>
          <table:table-cell office:value-type="string" table:style-name="ce15">
            <text:p>It uses the following study and research facilities a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0a2e100-44cc-45d3-9970-69d6714f1596</text:p>
          </table:table-cell>
          <table:table-cell office:value-type="string" table:style-name="ce15">
            <text:p>CRITERION.SELECTION.TECHNICAL_PROFESSIONAL_ABILITY.TECHNICAL.FACILITIES_FOR_STUDY_RESEARCH</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142"/>
          <table:table-cell office:value-type="string" table:style-name="ce142">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142"/>
          <table:table-cell table:number-columns-repeated="3" table:style-name="ce180"/>
          <table:table-cell table:number-columns-repeated="16354"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4" table:style-name="ce9">
            <text:p>4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upply chain management</text:p>
          </table:table-cell>
          <table:table-cell office:value-type="string" table:style-name="ce15">
            <text:p>It will be able to apply the following supply chain management and tracking system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dc12a151-7fdf-4733-a8f0-30f667292e66</text:p>
          </table:table-cell>
          <table:table-cell office:value-type="string" table:style-name="ce15">
            <text:p>CRITERION.SELECTION.TECHNICAL_PROFESSIONAL_ABILITY.TECHNICAL.SUPPLY_CHAIN_MANAGEMENT</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250">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5" table:style-name="ce9">
            <text:p>4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Environmental management measures</text:p>
          </table:table-cell>
          <table:table-cell office:value-type="string" table:style-name="ce15">
            <text:p>The economic operator will be able to apply the following environmental management measure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460457e-b43d-48a9-acd1-615de6ddd33e</text:p>
          </table:table-cell>
          <table:table-cell office:value-type="string" table:style-name="ce15">
            <text:p>CRITERION.SELECTION.TECHNICAL_PROFESSIONAL_ABILITY.TECHNICAL.ENVIRONMENTAL_MANAGEMENT_MEASURES</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250">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6" table:style-name="ce9">
            <text:p>4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Tools, plant or technical equipment</text:p>
          </table:table-cell>
          <table:table-cell office:value-type="string" table:style-name="ce15">
            <text:p>The following tools, plant or technical equipment will be available to it for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c18c023-211d-484d-a32e-52f3f970285f</text:p>
          </table:table-cell>
          <table:table-cell office:value-type="string" table:style-name="ce15">
            <text:p>CRITERION.SELECTION.TECHNICAL_PROFESSIONAL_ABILITY.TECHNICAL.EQUIPMENT</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15"/>
          <table:table-cell table:number-columns-repeated="16357" table:style-name="ce45"/>
        </table:table-row>
        <table:table-row table:number-rows-repeated="1048454" table:style-name="ro1">
          <table:table-cell table:number-columns-repeated="16384"/>
        </table:table-row>
      </table:table>
      <table:table table:name="SC_Abilities_3_(Education)" table:style-name="ta4">
        <table:table-column table:style-name="co45"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1" table:default-cell-style-name="ce10"/>
        <table:table-column table:style-name="co52" table:default-cell-style-name="ce10"/>
        <table:table-column table:style-name="co13" table:number-columns-repeated="3" table:default-cell-style-name="ce10"/>
        <table:table-column table:style-name="co53"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7" table:style-name="ce151">
            <text:p>47</text:p>
          </table:table-cell>
          <table:table-cell office:value-type="string" table:style-name="ce162">
            <text:p>{CRITERION</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number-columns-repeated="10" table:style-name="ce162"/>
          <table:table-cell office:value-type="string" table:style-name="ce162">
            <text:p>Educational and professional qualifications</text:p>
          </table:table-cell>
          <table:table-cell office:value-type="string" table:style-name="ce162">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162"/>
          <table:table-cell office:value-type="string" table:style-name="ce163">
            <text:p><text:s/></text:p>
          </table:table-cell>
          <table:table-cell office:value-type="string" table:style-name="ce162">
            <text:p><text:s/></text:p>
          </table:table-cell>
          <table:table-cell office:value-type="string" table:style-name="ce162">
            <text:p>07301031-2270-41af-8e7e-66fe0c777107</text:p>
          </table:table-cell>
          <table:table-cell office:value-type="string" table:style-name="ce162">
            <text:p>CRITERION.SELECTION.TECHNICAL_PROFESSIONAL_ABILITY.TECHNICAL.PROFESSIONAL_QUALIFICATIONS</text:p>
          </table:table-cell>
          <table:table-cell table:style-name="ce163"/>
          <table:table-cell table:style-name="ce100"/>
          <table:table-cell table:style-name="ce101"/>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SUBCRITERION</text:p>
          </table:table-cell>
          <table:table-cell table:style-name="ce164"/>
          <table:table-cell office:value-type="string" table:style-name="ce164">
            <text:p><text:s/></text:p>
          </table:table-cell>
          <table:table-cell table:number-columns-repeated="12" table:style-name="ce164"/>
          <table:table-cell office:value-type="string" table:style-name="ce164">
            <text:p><text:s/>[Name of the National Criterion]</text:p>
          </table:table-cell>
          <table:table-cell office:value-type="string" table:style-name="ce164">
            <text:p>[Description of the National Criterion ]</text:p>
          </table:table-cell>
          <table:table-cell office:value-type="string" table:style-name="ce164">
            <text:p>[Description of the National Criterion ]</text:p>
          </table:table-cell>
          <table:table-cell office:value-type="string" table:style-name="ce165">
            <text:p>0..n</text:p>
          </table:table-cell>
          <table:table-cell office:value-type="string" table:style-name="ce164">
            <text:p><text:s/></text:p>
          </table:table-cell>
          <table:table-cell office:value-type="string" table:style-name="ce164">
            <text:p>e6b21867-95b5-4549-8180-f4673219b179</text:p>
          </table:table-cell>
          <table:table-cell office:value-type="string" table:style-name="ce166">
            <text:p>ON*</text:p>
          </table:table-cell>
          <table:table-cell table:style-name="ce166"/>
          <table:table-cell table:style-name="ce103"/>
          <table:table-cell table:style-name="ce104"/>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QUESTION_GROUP</text:p>
          </table:table-cell>
          <table:table-cell table:number-columns-repeated="13" table:style-name="ce164"/>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float" office:value="1" table:style-name="ce166">
            <text:p>1</text:p>
          </table:table-cell>
          <table:table-cell office:value-type="string" table:style-name="ce164">
            <text:p><text:s/></text:p>
          </table:table-cell>
          <table:table-cell office:value-type="string" table:style-name="ce164">
            <text:p>8c39b505-8abe-44fa-a3e0-f2d78b9d8224</text:p>
          </table:table-cell>
          <table:table-cell office:value-type="string" table:style-name="ce166">
            <text:p>ON*</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text:s/></text:p>
          </table:table-cell>
          <table:table-cell office:value-type="string" table:style-name="ce164">
            <text:p>{CAPTION}</text:p>
          </table:table-cell>
          <table:table-cell table:number-columns-repeated="12" table:style-name="ce164"/>
          <table:table-cell office:value-type="string" table:style-name="ce164">
            <text:p><text:s/></text:p>
          </table:table-cell>
          <table:table-cell office:value-type="string" table:style-name="ce164">
            <text:p>[Additional information; e.g. no evidences online]</text:p>
          </table:table-cell>
          <table:table-cell office:value-type="string" table:style-name="ce164">
            <text:p>[Additional information; e.g. no evidences online]</text:p>
          </table:table-cell>
          <table:table-cell office:value-type="float" office:value="1" table:style-name="ce166">
            <text:p>1</text:p>
          </table:table-cell>
          <table:table-cell office:value-type="string" table:style-name="ce164">
            <text:p>NONE</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4"/>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text:s/></text:p>
          </table:table-cell>
          <table:table-cell office:value-type="string" table:style-name="ce164">
            <text:p>{QUESTION}</text:p>
          </table:table-cell>
          <table:table-cell table:number-columns-repeated="12" table:style-name="ce164"/>
          <table:table-cell office:value-type="string" table:style-name="ce164">
            <text:p><text:s/></text:p>
          </table:table-cell>
          <table:table-cell office:value-type="string" table:style-name="ce164">
            <text:p>Your Answer</text:p>
          </table:table-cell>
          <table:table-cell office:value-type="string" table:style-name="ce164">
            <text:p>true</text:p>
          </table:table-cell>
          <table:table-cell office:value-type="float" office:value="1" table:style-name="ce166">
            <text:p>1</text:p>
          </table:table-cell>
          <table:table-cell office:value-type="string" table:style-name="ce164">
            <text:p>INDICATOR</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QUESTION_GROUP}</text:p>
          </table:table-cell>
          <table:table-cell table:number-columns-repeated="13" table:style-name="ce164"/>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SUBCRITERION}</text:p>
          </table:table-cell>
          <table:table-cell table:style-name="ce164"/>
          <table:table-cell office:value-type="string" table:style-name="ce164">
            <text:p><text:s/></text:p>
          </table:table-cell>
          <table:table-cell table:number-columns-repeated="12" table:style-name="ce164"/>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office:value-type="string" table:style-name="ce167">
            <text:p><text:s/></text:p>
          </table:table-cell>
          <table:table-cell office:value-type="string" table:style-name="ce168">
            <text:p>{LEGISLATION}</text:p>
          </table:table-cell>
          <table:table-cell table:number-columns-repeated="17" table:style-name="ce168"/>
          <table:table-cell office:value-type="string" table:style-name="ce169">
            <text:p>0..n</text:p>
          </table:table-cell>
          <table:table-cell table:style-name="ce168"/>
          <table:table-cell office:value-type="string" table:style-name="ce168">
            <text:p>c753a2c5-59e6-4970-b6eb-27224e96bf76</text:p>
          </table:table-cell>
          <table:table-cell office:value-type="string" table:style-name="ce170">
            <text:p><text:s/></text:p>
          </table:table-cell>
          <table:table-cell table:style-name="ce170"/>
          <table:table-cell table:style-name="ce107"/>
          <table:table-cell table:style-name="ce106"/>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71">
            <text:p>{REQUIREMENT_GROUP</text:p>
          </table:table-cell>
          <table:table-cell table:number-columns-repeated="14" table:style-name="ce171"/>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float" office:value="1" table:style-name="ce172">
            <text:p>1</text:p>
          </table:table-cell>
          <table:table-cell office:value-type="string" table:style-name="ce171">
            <text:p><text:s/></text:p>
          </table:table-cell>
          <table:table-cell office:value-type="string" table:style-name="ce171">
            <text:p>d2cadc29-07e0-46b2-a74a-a0dc4bd2e5c2</text:p>
          </table:table-cell>
          <table:table-cell office:value-type="string" table:style-name="ce172">
            <text:p>ON*</text:p>
          </table:table-cell>
          <table:table-cell table:style-name="ce171"/>
          <table:table-cell table:style-name="ce109"/>
          <table:table-cell table:style-name="ce108"/>
          <table:table-cell table:number-columns-repeated="16357" table:style-name="ce45"/>
        </table:table-row>
        <table:table-row table:style-name="ro1">
          <table:table-cell table:style-name="ce152"/>
          <table:table-cell table:style-name="ce153"/>
          <table:table-cell table:style-name="ce171"/>
          <table:table-cell office:value-type="string" table:style-name="ce171">
            <text:p>{REQUIREMENT}</text:p>
          </table:table-cell>
          <table:table-cell table:number-columns-repeated="14" table:style-name="ce171"/>
          <table:table-cell office:value-type="string" table:style-name="ce171">
            <text:p>This criterion will be weighted</text:p>
          </table:table-cell>
          <table:table-cell office:value-type="string" table:style-name="ce171">
            <text:p>true</text:p>
          </table:table-cell>
          <table:table-cell office:value-type="string" table:style-name="ce143">
            <text:p>0..1</text:p>
          </table:table-cell>
          <table:table-cell office:value-type="string" table:style-name="ce142">
            <text:p>WEIGHT_INDICATOR</text:p>
          </table:table-cell>
          <table:table-cell table:style-name="ce171"/>
          <table:table-cell table:style-name="ce172"/>
          <table:table-cell table:style-name="ce171"/>
          <table:table-cell table:style-name="ce109"/>
          <table:table-cell table:style-name="ce57"/>
          <table:table-cell table:number-columns-repeated="16357" table:style-name="ce45"/>
        </table:table-row>
        <table:table-row table:style-name="ro1">
          <table:table-cell table:style-name="ce152"/>
          <table:table-cell table:style-name="ce153"/>
          <table:table-cell table:style-name="ce171"/>
          <table:table-cell office:value-type="string" table:style-name="ce171">
            <text:p>{REQUIREMENT_SUBGROUP</text:p>
          </table:table-cell>
          <table:table-cell table:number-columns-repeated="16" table:style-name="ce171"/>
          <table:table-cell office:value-type="string" table:style-name="ce173">
            <text:p>1..n</text:p>
          </table:table-cell>
          <table:table-cell table:style-name="ce171"/>
          <table:table-cell office:value-type="string" table:style-name="ce171">
            <text:p>1be6421a-0360-449e-ae7c-ce7fad73c2c2</text:p>
          </table:table-cell>
          <table:table-cell office:value-type="string" table:style-name="ce172">
            <text:p>ON*</text:p>
          </table:table-cell>
          <table:table-cell table:style-name="ce171"/>
          <table:table-cell table:style-name="ce109"/>
          <table:table-cell table:style-name="ce108"/>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71">
            <text:p><text:s/></text:p>
          </table:table-cell>
          <table:table-cell office:value-type="string" table:style-name="ce171">
            <text:p><text:s/></text:p>
          </table:table-cell>
          <table:table-cell office:value-type="string" table:style-name="ce171">
            <text:p>{REQUIREMENT}</text:p>
          </table:table-cell>
          <table:table-cell table:number-columns-repeated="13" table:style-name="ce171"/>
          <table:table-cell office:value-type="string" table:style-name="ce171">
            <text:p>Requirement</text:p>
          </table:table-cell>
          <table:table-cell table:style-name="ce171"/>
          <table:table-cell office:value-type="float" office:value="1" table:style-name="ce172">
            <text:p>1</text:p>
          </table:table-cell>
          <table:table-cell office:value-type="string" table:style-name="ce171">
            <text:p>DESCRIPTION</text:p>
          </table:table-cell>
          <table:table-cell table:style-name="ce171"/>
          <table:table-cell office:value-type="string" table:style-name="ce172">
            <text:p><text:s/></text:p>
          </table:table-cell>
          <table:table-cell table:style-name="ce171"/>
          <table:table-cell table:style-name="ce109"/>
          <table:table-cell office:value-type="string" table:style-name="ce112">
            <text:p>Cardinality needs to be 1 because UBL-2.2 XSD constraint</text:p>
          </table:table-cell>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3" table:style-name="ce152"/>
          <table:table-cell office:value-type="string" table:style-name="ce152">
            <text:p><text:s/></text:p>
          </table:table-cell>
          <table:table-cell office:value-type="string" table:style-name="ce152">
            <text:p><text:s/></text:p>
          </table:table-cell>
          <table:table-cell office:value-type="string" table:style-name="ce153">
            <text:p>0..1</text:p>
          </table:table-cell>
          <table:table-cell office:value-type="string" table:style-name="ce152">
            <text:p><text:s/></text:p>
          </table:table-cell>
          <table:table-cell office:value-type="string" table:style-name="ce152">
            <text:p>5df40500-a9b7-4c15-8325-a9762224a3c9</text:p>
          </table:table-cell>
          <table:table-cell office:value-type="string" table:style-name="ce156">
            <text:p>ON*</text:p>
          </table:table-cell>
          <table:table-cell table:style-name="ce155"/>
          <table:table-cell table:style-name="ce84"/>
          <table:table-cell table:style-name="ce11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CAPTION}</text:p>
          </table:table-cell>
          <table:table-cell table:number-columns-repeated="12" table:style-name="ce167"/>
          <table:table-cell office:value-type="string" table:style-name="ce167">
            <text:p><text:s/></text:p>
          </table:table-cell>
          <table:table-cell office:value-type="string" table:style-name="ce167">
            <text:p><text:s/></text:p>
          </table:table-cell>
          <table:table-cell office:value-type="float" office:value="1" table:style-name="ce153">
            <text:p>1</text:p>
          </table:table-cell>
          <table:table-cell office:value-type="string" table:style-name="ce167">
            <text:p>NONE</text:p>
          </table:table-cell>
          <table:table-cell table:style-name="ce167"/>
          <table:table-cell office:value-type="string" table:style-name="ce153">
            <text:p><text:s/></text:p>
          </table:table-cell>
          <table:table-cell table:style-name="ce167"/>
          <table:table-cell table:number-columns-repeated="2"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52">
            <text:p>{QUESTION_SUBGROUP</text:p>
          </table:table-cell>
          <table:table-cell table:number-columns-repeated="12" table:style-name="ce167"/>
          <table:table-cell office:value-type="string" table:style-name="ce167">
            <text:p><text:s/></text:p>
          </table:table-cell>
          <table:table-cell office:value-type="string" table:style-name="ce167">
            <text:p><text:s/></text:p>
          </table:table-cell>
          <table:table-cell office:value-type="string" table:style-name="ce174">
            <text:p>0..n</text:p>
          </table:table-cell>
          <table:table-cell office:value-type="string" table:style-name="ce167">
            <text:p><text:s/></text:p>
          </table:table-cell>
          <table:table-cell office:value-type="string" table:style-name="ce167">
            <text:p>5476ec64-de1e-45d2-aaf1-a40a463ab7a9</text:p>
          </table:table-cell>
          <table:table-cell office:value-type="string" table:style-name="ce156">
            <text:p>ON*</text:p>
          </table:table-cell>
          <table:table-cell table:style-name="ce155"/>
          <table:table-cell table:number-columns-repeated="2"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67">
            <text:p>{QUESTION}</text:p>
          </table:table-cell>
          <table:table-cell table:number-columns-repeated="11" table:style-name="ce167"/>
          <table:table-cell office:value-type="string" table:style-name="ce167">
            <text:p>First name</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67">
            <text:p>{QUESTION}</text:p>
          </table:table-cell>
          <table:table-cell table:number-columns-repeated="11" table:style-name="ce167"/>
          <table:table-cell office:value-type="string" table:style-name="ce167">
            <text:p>Last name</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67">
            <text:p>{QUESTION}</text:p>
          </table:table-cell>
          <table:table-cell table:number-columns-repeated="11" table:style-name="ce167"/>
          <table:table-cell office:value-type="string" table:style-name="ce167">
            <text:p>Please describe the educational or professional qualification</text:p>
          </table:table-cell>
          <table:table-cell table:style-name="ce167"/>
          <table:table-cell office:value-type="float" office:value="1" table:style-name="ce153">
            <text:p>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If possible please indicate the ESCO identifier for this qualification</text:p>
          </table:table-cell>
          <table:table-cell table:style-name="ce167"/>
          <table:table-cell office:value-type="string" table:style-name="ce153">
            <text:p>0..1</text:p>
          </table:table-cell>
          <table:table-cell office:value-type="string" table:style-name="ce167">
            <text:p>URL</text:p>
          </table:table-cell>
          <table:table-cell table:style-name="ce167"/>
          <table:table-cell table:style-name="ce153"/>
          <table:table-cell table:style-name="ce167"/>
          <table:table-cell office:value-type="string" table:style-name="ce114">
            <text:p>Available at https://ec.europa.eu/esco/portal/download</text:p>
          </table:table-cell>
          <table:table-cell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If possible please describe the ESCO qualification</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style-name="ce114"/>
          <table:table-cell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name</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number</text:p>
          </table:table-cell>
          <table:table-cell table:style-name="ce167"/>
          <table:table-cell office:value-type="string" table:style-name="ce153">
            <text:p>0..1</text:p>
          </table:table-cell>
          <table:table-cell office:value-type="string" table:style-name="ce167">
            <text:p>QUAL_IDENTIFIER</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issuing date</text:p>
          </table:table-cell>
          <table:table-cell table:style-name="ce167"/>
          <table:table-cell office:value-type="string" table:style-name="ce153">
            <text:p>0..1</text:p>
          </table:table-cell>
          <table:table-cell office:value-type="string" table:style-name="ce167">
            <text:p>DATE</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issuing body</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QUESTION_SUBGROUP</text:p>
          </table:table-cell>
          <table:table-cell table:number-columns-repeated="11" table:style-name="ce152"/>
          <table:table-cell office:value-type="string" table:style-name="ce152">
            <text:p><text:s/></text:p>
          </table:table-cell>
          <table:table-cell office:value-type="string" table:style-name="ce152">
            <text:p><text:s/></text:p>
          </table:table-cell>
          <table:table-cell office:value-type="float" office:value="1" table:style-name="ce153">
            <text:p>1</text:p>
          </table:table-cell>
          <table:table-cell office:value-type="string" table:style-name="ce167">
            <text:p><text:s/></text:p>
          </table:table-cell>
          <table:table-cell office:value-type="string" table:style-name="ce175">
            <text:p>9026e403-3eb6-4705-a9e9-e21a1efc867d</text:p>
          </table:table-cell>
          <table:table-cell office:value-type="string" table:style-name="ce156">
            <text:p>ON*</text:p>
          </table:table-cell>
          <table:table-cell table:style-name="ce155"/>
          <table:table-cell table:style-name="ce98"/>
          <table:table-cell office:value-type="string" table:style-name="ce113">
            <text:p>This subgroup is identical to the rest of "Is this information available…." groups/sub-groups.</text:p>
          </table:table-cell>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QUESTION}</text:p>
          </table:table-cell>
          <table:table-cell table:number-columns-repeated="10" table:style-name="ce152"/>
          <table:table-cell office:value-type="string" table:style-name="ce152">
            <text:p>Is this information available online?</text:p>
          </table:table-cell>
          <table:table-cell office:value-type="string" table:style-name="ce176">
            <text:p>true</text:p>
          </table:table-cell>
          <table:table-cell office:value-type="float" office:value="1" table:style-name="ce153">
            <text:p>1</text:p>
          </table:table-cell>
          <table:table-cell office:value-type="string" table:style-name="ce152">
            <text:p>INDICATOR</text:p>
          </table:table-cell>
          <table:table-cell office:value-type="string" table:style-name="ce155">
            <text:p><text:s/></text:p>
          </table:table-cell>
          <table:table-cell table:style-name="ce153"/>
          <table:table-cell table:style-name="ce152"/>
          <table:table-cell table:style-name="ce98"/>
          <table:table-cell table:style-name="ce91"/>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QUESTION_SUBGROUP</text:p>
          </table:table-cell>
          <table:table-cell table:number-columns-repeated="10" table:style-name="ce152"/>
          <table:table-cell office:value-type="string" table:style-name="ce152">
            <text:p><text:s/></text:p>
          </table:table-cell>
          <table:table-cell office:value-type="string" table:style-name="ce152">
            <text:p><text:s/></text:p>
          </table:table-cell>
          <table:table-cell office:value-type="string" table:style-name="ce153">
            <text:p>0..1</text:p>
          </table:table-cell>
          <table:table-cell office:value-type="string" table:style-name="ce155">
            <text:p><text:s/></text:p>
          </table:table-cell>
          <table:table-cell office:value-type="string" table:style-name="ce152">
            <text:p>0a166f0a-0c5f-42b0-81e9-0fc9fa598a48</text:p>
          </table:table-cell>
          <table:table-cell office:value-type="string" table:style-name="ce153">
            <text:p>ONTRUE</text:p>
          </table:table-cell>
          <table:table-cell table:style-name="ce152"/>
          <table:table-cell table:style-name="ce98"/>
          <table:table-cell table:style-name="ce91"/>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9" table:style-name="ce152"/>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QUESTION_SUBGROUP}</text:p>
          </table:table-cell>
          <table:table-cell table:number-columns-repeated="10" table:style-name="ce152"/>
          <table:table-cell office:value-type="string" table:style-name="ce152">
            <text:p><text:s/></text:p>
          </table:table-cell>
          <table:table-cell office:value-type="string" table:style-name="ce153">
            <text:p><text:s/></text:p>
          </table:table-cell>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67"/>
          <table:table-cell table:style-name="ce98"/>
          <table:table-cell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QUESTION_SUBGROUP}</text:p>
          </table:table-cell>
          <table:table-cell table:number-columns-repeated="11" table:style-name="ce152"/>
          <table:table-cell office:value-type="string" table:style-name="ce152">
            <text:p><text:s/></text:p>
          </table:table-cell>
          <table:table-cell office:value-type="string" table:style-name="ce153">
            <text:p><text:s/></text:p>
          </table:table-cell>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67"/>
          <table:table-cell table:style-name="ce98"/>
          <table:table-cell table:style-name="ce84"/>
          <table:table-cell table:number-columns-repeated="16357" table:style-name="ce45"/>
        </table:table-row>
        <table:table-row table:style-name="ro1">
          <table:table-cell table:style-name="ce167"/>
          <table:table-cell table:style-name="ce153"/>
          <table:table-cell table:number-columns-repeated="2" table:style-name="ce152"/>
          <table:table-cell table:style-name="ce167"/>
          <table:table-cell office:value-type="string" table:style-name="ce167">
            <text:p>QUESTION_SUBGROUP}</text:p>
          </table:table-cell>
          <table:table-cell table:number-columns-repeated="14" table:style-name="ce167"/>
          <table:table-cell table:style-name="ce153"/>
          <table:table-cell table:number-columns-repeated="2"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office:value-type="string" table:style-name="ce152">
            <text:p>QUESTION_SUBGROUP}</text:p>
          </table:table-cell>
          <table:table-cell table:number-columns-repeated="15" table:style-name="ce167"/>
          <table:table-cell table:style-name="ce153"/>
          <table:table-cell table:number-columns-repeated="2"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52">
            <text:p><text:s/></text:p>
          </table:table-cell>
          <table:table-cell table:style-name="ce153"/>
          <table:table-cell table:style-name="ce171"/>
          <table:table-cell office:value-type="string" table:style-name="ce171">
            <text:p>REQUIREMENT_SUBGROUP}</text:p>
          </table:table-cell>
          <table:table-cell table:number-columns-repeated="3" table:style-name="ce171"/>
          <table:table-cell office:value-type="string" table:style-name="ce171">
            <text:p><text:s/></text:p>
          </table:table-cell>
          <table:table-cell table:number-columns-repeated="9" table:style-name="ce171"/>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table:style-name="ce171"/>
          <table:table-cell table:style-name="ce109"/>
          <table:table-cell table:style-name="ce108"/>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71">
            <text:p>REQUIREMENT_GROUP}</text:p>
          </table:table-cell>
          <table:table-cell table:number-columns-repeated="4" table:style-name="ce171"/>
          <table:table-cell office:value-type="string" table:style-name="ce171">
            <text:p><text:s/></text:p>
          </table:table-cell>
          <table:table-cell table:number-columns-repeated="9" table:style-name="ce171"/>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table:style-name="ce171"/>
          <table:table-cell table:number-columns-repeated="2" table:style-name="ce108"/>
          <table:table-cell table:number-columns-repeated="16357" table:style-name="ce45"/>
        </table:table-row>
        <table:table-row table:style-name="ro1">
          <table:table-cell office:value-type="string" table:style-name="ce152">
            <text:p><text:s/></text:p>
          </table:table-cell>
          <table:table-cell office:value-type="string" table:style-name="ce162">
            <text:p>CRITERION}</text:p>
          </table:table-cell>
          <table:table-cell table:number-columns-repeated="18" table:style-name="ce162"/>
          <table:table-cell table:style-name="ce163"/>
          <table:table-cell table:number-columns-repeated="2" table:style-name="ce177"/>
          <table:table-cell table:number-columns-repeated="2" table:style-name="ce162"/>
          <table:table-cell table:style-name="ce100"/>
          <table:table-cell table:style-name="ce111"/>
          <table:table-cell table:number-columns-repeated="16357" table:style-name="ce45"/>
        </table:table-row>
        <table:table-row table:number-rows-repeated="1048539" table:style-name="ro1">
          <table:table-cell table:number-columns-repeated="16384"/>
        </table:table-row>
      </table:table>
      <table:table table:name="SC-Abilities_4_(Checks)"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8" table:default-cell-style-name="ce10" table:visibility="collapse"/>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8" table:style-name="ce128">
            <text:p>48</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Allowance of checks</text:p>
          </table:table-cell>
          <table:table-cell office:value-type="string" table:style-name="ce130">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c8809aa1-29b6-4f27-ae2f-27e612e394db</text:p>
          </table:table-cell>
          <table:table-cell office:value-type="string" table:style-name="ce130">
            <text:p>CRITERION.SELECTION.TECHNICAL_PROFESSIONAL_ABILITY.TECHNICAL.CHECKS.ALLOWANCE_OF_CHECKS</text:p>
          </table:table-cell>
          <table:table-cell table:style-name="ce130"/>
          <table:table-cell table:style-name="ce50"/>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2"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2"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39">
            <text:p><text:s/></text:p>
          </table:table-cell>
          <table:table-cell table:style-name="ce139"/>
          <table:table-cell table:style-name="ce24"/>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42">
            <text:p>{REQUIREMENT_GROUP</text:p>
          </table:table-cell>
          <table:table-cell table:number-columns-repeated="17" table:style-name="ce142"/>
          <table:table-cell office:value-type="string" table:style-name="ce179">
            <text:p>1..n</text:p>
          </table:table-cell>
          <table:table-cell office:value-type="string" table:style-name="ce142">
            <text:p><text:s/></text:p>
          </table:table-cell>
          <table:table-cell office:value-type="string" table:style-name="ce142">
            <text:p>10822ddd-9ba6-42d5-9339-de0845aeafc9</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42">
            <text:p><text:s/></text:p>
          </table:table-cell>
          <table:table-cell office:value-type="string" table:style-name="ce142">
            <text:p>{REQUIREMENT}</text:p>
          </table:table-cell>
          <table:table-cell table:number-columns-repeated="2" table:style-name="ce142"/>
          <table:table-cell office:value-type="string" table:style-name="ce142">
            <text:p><text:s/></text:p>
          </table:table-cell>
          <table:table-cell table:number-columns-repeated="10" table:style-name="ce142"/>
          <table:table-cell office:value-type="string" table:style-name="ce142">
            <text:p><text:s/></text:p>
          </table:table-cell>
          <table:table-cell office:value-type="string" table:style-name="ce142">
            <text:p>Requirement</text:p>
          </table:table-cell>
          <table:table-cell office:value-type="string" table:style-name="ce142">
            <text:p>The EO will allow the CA to visit the premises where the development is performed(upon pre-agreed calendar) in order to check the security measures undertaken by the EO.</text:p>
          </table:table-cell>
          <table:table-cell office:value-type="float" office:value="1" table:style-name="ce143">
            <text:p>1</text:p>
          </table:table-cell>
          <table:table-cell office:value-type="string" table:style-name="ce142">
            <text:p>DESCRIPTION</text:p>
          </table:table-cell>
          <table:table-cell office:value-type="string" table:style-name="ce142">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38">
            <text:p><text:s/></text:p>
          </table:table-cell>
          <table:table-cell office:value-type="string" table:style-name="ce133">
            <text:p>{QUESTION_SUBGROUP</text:p>
          </table:table-cell>
          <table:table-cell table:number-columns-repeated="2"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28">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a3410620-8ed3-47f9-ab90-b5b1aeeff6a5</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38">
            <text:p><text:s/></text:p>
          </table:table-cell>
          <table:table-cell office:value-type="string" table:style-name="ce133">
            <text:p><text:s/></text:p>
          </table:table-cell>
          <table:table-cell office:value-type="string" table:style-name="ce133">
            <text:p>{QUESTION}</text:p>
          </table:table-cell>
          <table:table-cell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Do you allow checks?</text:p>
          </table:table-cell>
          <table:table-cell office:value-type="string" table:style-name="ce128">
            <text:p><text:s/></text:p>
          </table:table-cell>
          <table:table-cell office:value-type="float" office:value="1" table:style-name="ce134">
            <text:p>1</text:p>
          </table:table-cell>
          <table:table-cell office:value-type="string" table:style-name="ce145">
            <text:p>INDICATOR</text:p>
          </table:table-cell>
          <table:table-cell office:value-type="string" table:style-name="ce145">
            <text:p><text:s/></text:p>
          </table:table-cell>
          <table:table-cell office:value-type="string" table:style-name="ce145">
            <text:p><text:s/></text:p>
          </table:table-cell>
          <table:table-cell table:style-name="ce145"/>
          <table:table-cell office:value-type="string" table:style-name="ce17">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38">
            <text:p><text:s/></text:p>
          </table:table-cell>
          <table:table-cell office:value-type="string" table:style-name="ce133">
            <text:p>QUESTION_SUBGROUP}</text:p>
          </table:table-cell>
          <table:table-cell table:style-name="ce128"/>
          <table:table-cell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table:style-name="ce133"/>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Is this information available online?</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table:number-columns-repeated="2" table:style-name="ce134"/>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9" table:style-name="ce133"/>
          <table:table-cell office:value-type="string" table:style-name="ce133">
            <text:p><text:s/></text:p>
          </table:table-cell>
          <table:table-cell table:style-name="ce181"/>
          <table:table-cell table:style-name="ce133"/>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table:number-columns-repeated="2" table:style-name="ce181"/>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42">
            <text:p>REQUIREMENT_GROUP}</text:p>
          </table:table-cell>
          <table:table-cell table:number-columns-repeated="17" table:style-name="ce142"/>
          <table:table-cell table:style-name="ce143"/>
          <table:table-cell table:number-columns-repeated="4" table:style-name="ce142"/>
          <table:table-cell table:style-name="ce40"/>
          <table:table-cell table:number-columns-repeated="16358" table:style-name="ce22"/>
        </table:table-row>
        <table:table-row table:style-name="ro1">
          <table:table-cell office:value-type="string" table:style-name="ce128">
            <text:p><text:s/></text:p>
          </table:table-cell>
          <table:table-cell office:value-type="string" table:style-name="ce130">
            <text:p>CRITER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number-rows-repeated="1048553" table:style-name="ro1">
          <table:table-cell table:number-columns-repeated="16384"/>
        </table:table-row>
      </table:table>
      <table:table table:name="SC-Abilities_5_(Staff)"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54"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9" table:style-name="ce128">
            <text:p>49</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Number of managerial staff</text:p>
          </table:table-cell>
          <table:table-cell office:value-type="string" table:style-name="ce130">
            <text:p>The economic operator’s number of managerial staff for the last three years were as follows:</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6346959b-e097-4ea1-89cd-d1b4c131ea4d</text:p>
          </table:table-cell>
          <table:table-cell office:value-type="string" table:style-name="ce130">
            <text:p>CRITERION.SELECTION.TECHNICAL_PROFESSIONAL_ABILITY.MANAGEMENT.MANAGERIAL_STAFF</text:p>
          </table:table-cell>
          <table:table-cell table:style-name="ce130"/>
          <table:table-cell table:style-name="ce15"/>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42">
            <text:p>{REQUIREMENT_GROUP</text:p>
          </table:table-cell>
          <table:table-cell table:number-columns-repeated="17" table:style-name="ce142"/>
          <table:table-cell office:value-type="float" office:value="1" table:style-name="ce143">
            <text:p>1</text:p>
          </table:table-cell>
          <table:table-cell office:value-type="string" table:style-name="ce142">
            <text:p><text:s/></text:p>
          </table:table-cell>
          <table:table-cell office:value-type="string" table:style-name="ce142">
            <text:p>7f7949a8-dbe6-496c-a9f6-6f05b8648bad</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table:style-name="ce138"/>
          <table:table-cell table:style-name="ce142"/>
          <table:table-cell office:value-type="string" table:style-name="ce142">
            <text:p>{REQUIREMENT}</text:p>
          </table:table-cell>
          <table:table-cell table:number-columns-repeated="14" table:style-name="ce142"/>
          <table:table-cell office:value-type="string" table:style-name="ce142">
            <text:p>Minum number of years</text:p>
          </table:table-cell>
          <table:table-cell office:value-type="float" office:value="3" table:style-name="ce142">
            <text:p>3</text:p>
          </table:table-cell>
          <table:table-cell office:value-type="float" office:value="1" table:style-name="ce143">
            <text:p>1</text:p>
          </table:table-cell>
          <table:table-cell office:value-type="string" table:style-name="ce142">
            <text:p>QUANTITY_INTEGER</text:p>
          </table:table-cell>
          <table:table-cell table:style-name="ce142"/>
          <table:table-cell table:number-columns-repeated="2" table:style-name="ce143"/>
          <table:table-cell table:style-name="ce40"/>
          <table:table-cell table:number-columns-repeated="16358" table:style-name="ce22"/>
        </table:table-row>
        <table:table-row table:style-name="ro1">
          <table:table-cell table:style-name="ce128"/>
          <table:table-cell table:style-name="ce138"/>
          <table:table-cell table:style-name="ce142"/>
          <table:table-cell office:value-type="string" table:style-name="ce142">
            <text:p>{REQUIREMENT}</text:p>
          </table:table-cell>
          <table:table-cell table:number-columns-repeated="14" table:style-name="ce142"/>
          <table:table-cell office:value-type="string" table:style-name="ce142">
            <text:p>Additional information</text:p>
          </table:table-cell>
          <table:table-cell office:value-type="string" table:style-name="ce142">
            <text:p>[Additional information]</text:p>
          </table:table-cell>
          <table:table-cell office:value-type="string" table:style-name="ce143">
            <text:p>0..1</text:p>
          </table:table-cell>
          <table:table-cell office:value-type="string" table:style-name="ce142">
            <text:p>DESCRIPTION</text:p>
          </table:table-cell>
          <table:table-cell table:style-name="ce142"/>
          <table:table-cell table:number-columns-repeated="2" table:style-name="ce143"/>
          <table:table-cell table:style-name="ce40"/>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28">
            <text:p><text:s/></text:p>
          </table:table-cell>
          <table:table-cell office:value-type="string" table:style-name="ce133">
            <text:p><text:s/></text:p>
          </table:table-cell>
          <table:table-cell office:value-type="string" table:style-name="ce182">
            <text:p>1..n</text:p>
          </table:table-cell>
          <table:table-cell office:value-type="string" table:style-name="ce133">
            <text:p><text:s/></text:p>
          </table:table-cell>
          <table:table-cell office:value-type="string" table:style-name="ce133">
            <text:p>96defecc-7d32-4957-82e9-aad5f3c5b736</text:p>
          </table:table-cell>
          <table:table-cell office:value-type="string" table:style-name="ce134">
            <text:p>ON*</text:p>
          </table:table-cell>
          <table:table-cell table:style-name="ce134"/>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Year</text:p>
          </table:table-cell>
          <table:table-cell office:value-type="string" table:style-name="ce133">
            <text:p><text:s/></text:p>
          </table:table-cell>
          <table:table-cell office:value-type="float" office:value="1" table:style-name="ce134">
            <text:p>1</text:p>
          </table:table-cell>
          <table:table-cell office:value-type="string" table:style-name="ce145">
            <text:p>QUANTITY_YEAR</text:p>
          </table:table-cell>
          <table:table-cell table:style-name="ce145"/>
          <table:table-cell office:value-type="string" table:style-name="ce147">
            <text:p><text:s/></text:p>
          </table:table-cell>
          <table:table-cell table:style-name="ce147"/>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Number</text:p>
          </table:table-cell>
          <table:table-cell office:value-type="string" table:style-name="ce133">
            <text:p><text:s/></text:p>
          </table:table-cell>
          <table:table-cell office:value-type="float" office:value="1" table:style-name="ce134">
            <text:p>1</text:p>
          </table:table-cell>
          <table:table-cell office:value-type="string" table:style-name="ce145">
            <text:p>QUANTITY_INTEGER</text:p>
          </table:table-cell>
          <table:table-cell table:style-name="ce145"/>
          <table:table-cell office:value-type="string" table:style-name="ce147">
            <text:p><text:s/></text:p>
          </table:table-cell>
          <table:table-cell table:style-name="ce147"/>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style-name="ce128"/>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table:style-name="ce133"/>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Is this information available online?</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table:number-columns-repeated="2" table:style-name="ce134"/>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9" table:style-name="ce133"/>
          <table:table-cell office:value-type="string" table:style-name="ce133">
            <text:p><text:s/></text:p>
          </table:table-cell>
          <table:table-cell table:style-name="ce181"/>
          <table:table-cell table:style-name="ce133"/>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table:number-columns-repeated="2" table:style-name="ce181"/>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28"/>
          <table:table-cell office:value-type="string" table:style-name="ce138">
            <text:p><text:s/></text:p>
          </table:table-cell>
          <table:table-cell office:value-type="string" table:style-name="ce142">
            <text:p>REQUIREMENT_GROUP}</text:p>
          </table:table-cell>
          <table:table-cell table:number-columns-repeated="17" table:style-name="ce142"/>
          <table:table-cell table:style-name="ce143"/>
          <table:table-cell table:number-columns-repeated="4" table:style-name="ce142"/>
          <table:table-cell table:style-name="ce40"/>
          <table:table-cell table:number-columns-repeated="16358" table:style-name="ce22"/>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style-name="ro1">
          <table:table-cell office:value-type="float" office:value="50" table:style-name="ce8">
            <text:p>5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annual manpower</text:p>
          </table:table-cell>
          <table:table-cell office:value-type="string" table:style-name="ce15">
            <text:p>The economic operator’s average annual manpower for the last three years we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1f49b3f0-d50f-43f6-8b30-4bafab108b9b</text:p>
          </table:table-cell>
          <table:table-cell office:value-type="string" table:style-name="ce15">
            <text:p>CRITERION.SELECTION.TECHNICAL_PROFESSIONAL_ABILITY.MANAGEMENT.AVERAGE_ANNUAL_MANPOWER</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float" office:value="1" table:style-name="ce41">
            <text:p>1</text:p>
          </table:table-cell>
          <table:table-cell office:value-type="string" table:style-name="ce40">
            <text:p><text:s/></text:p>
          </table:table-cell>
          <table:table-cell office:value-type="string" table:style-name="ce40">
            <text:p>10822ddd-9ba6-42d5-9339-de0845aeafc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inum number of year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table:style-name="ce40"/>
          <table:table-cell table:number-columns-repeated="2" table:style-name="ce41"/>
          <table:table-cell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Additional information</text:p>
          </table:table-cell>
          <table:table-cell office:value-type="string" table:style-name="ce40">
            <text:p>[Additional information]</text:p>
          </table:table-cell>
          <table:table-cell office:value-type="string" table:style-name="ce41">
            <text:p>0..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96defecc-7d32-4957-82e9-aad5f3c5b736</text:p>
          </table:table-cell>
          <table:table-cell office:value-type="string" table:style-name="ce28">
            <text:p>ON*</text:p>
          </table:table-cell>
          <table:table-cell table:style-name="ce28"/>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ear</text:p>
          </table:table-cell>
          <table:table-cell office:value-type="string" table:style-name="ce17">
            <text:p><text:s/></text:p>
          </table:table-cell>
          <table:table-cell office:value-type="float" office:value="1" table:style-name="ce28">
            <text:p>1</text:p>
          </table:table-cell>
          <table:table-cell office:value-type="string" table:style-name="ce29">
            <text:p>QUANTITY_YEA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Number</text:p>
          </table:table-cell>
          <table:table-cell office:value-type="string" table:style-name="ce17">
            <text:p><text:s/></text:p>
          </table:table-cell>
          <table:table-cell office:value-type="float" office:value="1" table:style-name="ce28">
            <text:p>1</text:p>
          </table:table-cell>
          <table:table-cell office:value-type="string" table:style-name="ce29">
            <text:p>QUANTITY_INTEGE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9"/>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table:style-name="ce10"/>
          <table:table-cell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0"/>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5" table:style-name="ce40"/>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8" table:style-name="ro1">
          <table:table-cell table:number-columns-repeated="16384"/>
        </table:table-row>
      </table:table>
      <table:table table:name="SC-Subcontracting_proportion"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1008" table:default-cell-style-name="ce22"/>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1" table:style-name="ce128">
            <text:p>51</text:p>
          </table:table-cell>
          <table:table-cell office:value-type="string" table:style-name="ce130">
            <text:p>{CRITER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Subcontracting proportion</text:p>
          </table:table-cell>
          <table:table-cell office:value-type="string" table:style-name="ce130">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131"/>
          <table:table-cell office:value-type="string" table:style-name="ce130">
            <text:p><text:s/></text:p>
          </table:table-cell>
          <table:table-cell office:value-type="string" table:style-name="ce130">
            <text:p><text:s/></text:p>
          </table:table-cell>
          <table:table-cell office:value-type="string" table:style-name="ce130">
            <text:p>612a1625-118d-4ea4-a6db-413184e7c0a8</text:p>
          </table:table-cell>
          <table:table-cell office:value-type="string" table:style-name="ce130">
            <text:p>CRITERION.SELECTION.TECHNICAL_PROFESSIONAL_ABILITY.MANAGEMENT.SUBCONTRACTING_PROPORTION</text:p>
          </table:table-cell>
          <table:table-cell table:style-name="ce130"/>
          <table:table-cell table:style-name="ce15"/>
          <table:table-cell table:number-columns-repeated="16358" table:style-name="ce10"/>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39">
            <text:p><text:s/></text:p>
          </table:table-cell>
          <table:table-cell table:style-name="ce139"/>
          <table:table-cell table:style-name="ce24"/>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575f7550-8a2d-4bad-b9d8-be07ab570076</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style-name="ce133"/>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Please specify</text:p>
          </table:table-cell>
          <table:table-cell office:value-type="string" table:style-name="ce133">
            <text:p><text:s/></text:p>
          </table:table-cell>
          <table:table-cell office:value-type="float" office:value="1" table:style-name="ce134">
            <text:p>1</text:p>
          </table:table-cell>
          <table:table-cell office:value-type="string" table:style-name="ce145">
            <text:p>DESCRIPTION</text:p>
          </table:table-cell>
          <table:table-cell office:value-type="string" table:style-name="ce145">
            <text:p><text:s/></text:p>
          </table:table-cell>
          <table:table-cell office:value-type="string" table:style-name="ce145">
            <text:p><text:s/></text:p>
          </table:table-cell>
          <table:table-cell table:style-name="ce145"/>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number-columns-repeated="2" table:style-name="ce133"/>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number-columns-repeated="14"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text:s/></text:p>
          </table:table-cell>
          <table:table-cell office:value-type="string" table:style-name="ce133">
            <text:p>Is this information available electronically?</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4">
            <text:p><text:s/></text:p>
          </table:table-cell>
          <table:table-cell table:style-name="ce134"/>
          <table:table-cell table:style-name="ce17"/>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number-columns-repeated="14"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number-rows-repeated="1048556" table:style-name="ro1">
          <table:table-cell table:number-columns-repeated="16384"/>
        </table:table-row>
      </table:table>
      <table:table table:name="SC-Samples_certificates" table:style-name="ta3">
        <table:table-column table:style-name="co22" table:default-cell-style-name="ce46"/>
        <table:table-column table:style-name="co2" table:number-columns-repeated="4" table:default-cell-style-name="ce10"/>
        <table:table-column table:style-name="co23" table:number-columns-repeated="4" table:default-cell-style-name="ce10" table:visibility="collapse"/>
        <table:table-column table:style-name="co3" table:number-columns-repeated="7" table:default-cell-style-name="ce10" table:visibility="collapse"/>
        <table:table-column table:style-name="co3" table:default-cell-style-name="ce10"/>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2" table:style-name="ce128">
            <text:p>52</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For supply contracts: samples, descriptions or photographs without certification of authenticity</text:p>
          </table:table-cell>
          <table:table-cell office:value-type="string" table:style-name="ce130">
            <text:p>For public supply contracts: The economic operator will supply the required samples, descriptions or photographs of the products to be supplied, which do not need to be accompanied by certifications of authenticity.</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bdf0601d-2480-4250-b870-658d0ee95be6</text:p>
          </table:table-cell>
          <table:table-cell office:value-type="string" table:style-name="ce130">
            <text:p>CRITERION.SELECTION.TECHNICAL_PROFESSIONAL_ABILITY.MANAGEMENT.ARTEFACTS.NO_AUTHENTICATED_ARTEFACTS</text:p>
          </table:table-cell>
          <table:table-cell table:style-name="ce130"/>
          <table:table-cell table:style-name="ce15"/>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39">
            <text:p><text:s/></text:p>
          </table:table-cell>
          <table:table-cell table:style-name="ce139"/>
          <table:table-cell table:style-name="ce24"/>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28">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cb73544d-e8bb-4cc6-819b-b8e04f1e240e</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Your answer?</text:p>
          </table:table-cell>
          <table:table-cell office:value-type="string" table:style-name="ce128">
            <text:p><text:s/></text:p>
          </table:table-cell>
          <table:table-cell office:value-type="float" office:value="1" table:style-name="ce134">
            <text:p>1</text:p>
          </table:table-cell>
          <table:table-cell office:value-type="string" table:style-name="ce145">
            <text:p>INDICATOR</text:p>
          </table:table-cell>
          <table:table-cell office:value-type="string" table:style-name="ce145">
            <text:p><text:s/></text:p>
          </table:table-cell>
          <table:table-cell office:value-type="string" table:style-name="ce145">
            <text:p><text:s/></text:p>
          </table:table-cell>
          <table:table-cell table:style-name="ce145"/>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style-name="ce128"/>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QUESTION_GROUP</text:p>
          </table:table-cell>
          <table:table-cell table:style-name="ce145"/>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5">
            <text:p>ON*</text:p>
          </table:table-cell>
          <table:table-cell table:style-name="ce145"/>
          <table:table-cell office:value-type="string" table:style-name="ce29">
            <text:p><text:s/></text:p>
          </table:table-cell>
          <table:table-cell table:number-columns-repeated="16358" table:style-name="ce76"/>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office:value-type="string" table:style-name="ce145">
            <text:p>{QUESTION}</text:p>
          </table:table-cell>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Is this information available electronically?</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3">
            <text:p><text:s/></text:p>
          </table:table-cell>
          <table:table-cell table:style-name="ce133"/>
          <table:table-cell table:style-name="ce29"/>
          <table:table-cell table:number-columns-repeated="16358" table:style-name="ce76"/>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33">
            <text:p>ONTRUE</text:p>
          </table:table-cell>
          <table:table-cell table:style-name="ce133"/>
          <table:table-cell office:value-type="string" table:style-name="ce29">
            <text:p><text:s/></text:p>
          </table:table-cell>
          <table:table-cell table:number-columns-repeated="16358" table:style-name="ce76"/>
        </table:table-row>
        <table:table-row table:style-name="ro1">
          <table:table-cell office:value-type="string" table:style-name="ce138">
            <text:p><text:s/></text:p>
          </table:table-cell>
          <table:table-cell table:style-name="ce134"/>
          <table:table-cell office:value-type="string" table:style-name="ce138">
            <text:p><text:s/></text:p>
          </table:table-cell>
          <table:table-cell office:value-type="string" table:style-name="ce138">
            <text:p><text:s/></text:p>
          </table:table-cell>
          <table:table-cell office:value-type="string" table:style-name="ce133">
            <text:p>{QUESTION}</text:p>
          </table:table-cell>
          <table:table-cell office:value-type="string" table:style-name="ce133">
            <text:p><text:s/></text:p>
          </table:table-cell>
          <table:table-cell office:value-type="string" table:style-name="ce133">
            <text:p><text:s/></text:p>
          </table:table-cell>
          <table:table-cell table:style-name="ce180"/>
          <table:table-cell table:number-columns-repeated="9" table:style-name="ce133"/>
          <table:table-cell office:value-type="string" table:style-name="ce13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22"/>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29">
            <text:p><text:s/></text:p>
          </table:table-cell>
          <table:table-cell table:number-columns-repeated="16358" table:style-name="ce76"/>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QUESTION_GROUP}</text:p>
          </table:table-cell>
          <table:table-cell table:style-name="ce145"/>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29">
            <text:p><text:s/></text:p>
          </table:table-cell>
          <table:table-cell table:number-columns-repeated="16358" table:style-name="ce76"/>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style-name="ro1">
          <table:table-cell office:value-type="float" office:value="53" table:style-name="ce8">
            <text:p>53</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upply contracts: samples, descriptions or photographs with certification of authenticity</text:p>
          </table:table-cell>
          <table:table-cell office:value-type="string" table:style-name="ce15">
            <text:p>For public supply contracts: The economic operator will supply the required samples, descriptions or photographs of the products to be supplied and will provide certifications of authenticity where applicable.</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7662b7a9-bcb8-4763-a0a7-7505d8e8470d</text:p>
          </table:table-cell>
          <table:table-cell office:value-type="string" table:style-name="ce15">
            <text:p>CRITERION.SELECTION.TECHNICAL_PROFESSIONAL_ABILITY.MANAGEMENT.ARTEFACTS.AUTHENTICATED_ARTEFACTS</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4">
            <text:p><text:s/></text:p>
          </table:table-cell>
          <table:table-cell table:number-columns-repeated="2"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cb73544d-e8bb-4cc6-819b-b8e04f1e240e</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29">
            <text:p><text:s/></text:p>
          </table:table-cell>
          <table:table-cell table:style-name="ce29"/>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9"/>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style-name="ce22"/>
          <table:table-cell table:number-columns-repeated="9"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38" table:style-name="ro1">
          <table:table-cell table:number-columns-repeated="16384"/>
        </table:table-row>
      </table:table>
      <table:table table:name="SC-Quality_assurance" table:style-name="ta1">
        <table:table-column table:style-name="co22" table:default-cell-style-name="ce22"/>
        <table:table-column table:style-name="co2" table:number-columns-repeated="6" table:default-cell-style-name="ce22"/>
        <table:table-column table:style-name="co23" table:number-columns-repeated="2" table:default-cell-style-name="ce22" table:visibility="collapse"/>
        <table:table-column table:style-name="co3" table:number-columns-repeated="6" table:default-cell-style-name="ce22" table:visibility="collapse"/>
        <table:table-column table:style-name="co3" table:number-columns-repeated="2"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4" table:style-name="ce128">
            <text:p>54</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For supply contracts: certificates by quality control institutes</text:p>
          </table:table-cell>
          <table:table-cell office:value-type="string" table:style-name="ce130">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131"/>
          <table:table-cell office:value-type="string" table:style-name="ce130">
            <text:p><text:s/></text:p>
          </table:table-cell>
          <table:table-cell office:value-type="string" table:style-name="ce130">
            <text:p><text:s/></text:p>
          </table:table-cell>
          <table:table-cell office:value-type="string" table:style-name="ce130">
            <text:p>a7669d7d-9297-43e1-9d10-691a1660187c</text:p>
          </table:table-cell>
          <table:table-cell office:value-type="string" table:style-name="ce131">
            <text:p>CRITERION.SELECTION.TECHNICAL_PROFESSIONAL_ABILITY.CERTIFICATES.QUALITY_ASSURANCE.QA_INSTITUTES_CERTIFICATE</text:p>
          </table:table-cell>
          <table:table-cell table:style-name="ce131"/>
          <table:table-cell office:value-type="string" table:style-name="ce15">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83">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42">
            <text:p>{REQUIREMENT_GROUP</text:p>
          </table:table-cell>
          <table:table-cell table:number-columns-repeated="17" table:style-name="ce142"/>
          <table:table-cell office:value-type="string" table:style-name="ce179">
            <text:p>1..n</text:p>
          </table:table-cell>
          <table:table-cell office:value-type="string" table:style-name="ce142">
            <text:p><text:s/></text:p>
          </table:table-cell>
          <table:table-cell office:value-type="string" table:style-name="ce142">
            <text:p>612d99eb-ea3b-4275-ac06-0db05e039c8c</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table-row>
        <table:table-row table:style-name="ro1">
          <table:table-cell table:style-name="ce128"/>
          <table:table-cell table:style-name="ce138"/>
          <table:table-cell table:style-name="ce142"/>
          <table:table-cell office:value-type="string" table:style-name="ce142">
            <text:p>{REQUIREMENT}</text:p>
          </table:table-cell>
          <table:table-cell table:number-columns-repeated="14" table:style-name="ce142"/>
          <table:table-cell office:value-type="string" table:style-name="ce142">
            <text:p>Requirement</text:p>
          </table:table-cell>
          <table:table-cell office:value-type="string" table:style-name="ce142">
            <text:p>ISO 9001</text:p>
          </table:table-cell>
          <table:table-cell office:value-type="float" office:value="1" table:style-name="ce143">
            <text:p>1</text:p>
          </table:table-cell>
          <table:table-cell office:value-type="string" table:style-name="ce142">
            <text:p>DESCRIPTION</text:p>
          </table:table-cell>
          <table:table-cell table:style-name="ce142"/>
          <table:table-cell table:number-columns-repeated="2" table:style-name="ce143"/>
          <table:table-cell table:style-name="ce40"/>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4"/>
          <table:table-cell office:value-type="string" table:style-name="ce133">
            <text:p>{QUESTION_SUBGROUP</text:p>
          </table:table-cell>
          <table:table-cell table:number-columns-repeated="14" table:style-name="ce133"/>
          <table:table-cell office:value-type="string" table:style-name="ce128">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4887c3d7-05fc-4e3e-b066-f338910f0c4c</text:p>
          </table:table-cell>
          <table:table-cell office:value-type="string" table:style-name="ce134">
            <text:p>ON*</text:p>
          </table:table-cell>
          <table:table-cell table:style-name="ce134"/>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table:style-name="ce134"/>
          <table:table-cell office:value-type="string" table:style-name="ce133">
            <text:p><text:s/></text:p>
          </table:table-cell>
          <table:table-cell office:value-type="string" table:style-name="ce133">
            <text:p>{QUESTION}</text:p>
          </table:table-cell>
          <table:table-cell office:value-type="string" table:style-name="ce133">
            <text:p><text:s/></text:p>
          </table:table-cell>
          <table:table-cell office:value-type="string" table:style-name="ce133">
            <text:p><text:s/></text:p>
          </table:table-cell>
          <table:table-cell table:number-columns-repeated="11" table:style-name="ce133"/>
          <table:table-cell office:value-type="string" table:style-name="ce133">
            <text:p>Your answer?</text:p>
          </table:table-cell>
          <table:table-cell office:value-type="string" table:style-name="ce128">
            <text:p><text:s/></text:p>
          </table:table-cell>
          <table:table-cell office:value-type="float" office:value="1" table:style-name="ce134">
            <text:p>1</text:p>
          </table:table-cell>
          <table:table-cell office:value-type="string" table:style-name="ce145">
            <text:p>INDICATOR</text:p>
          </table:table-cell>
          <table:table-cell office:value-type="string" table:style-name="ce145">
            <text:p><text:s/></text:p>
          </table:table-cell>
          <table:table-cell office:value-type="string" table:style-name="ce147">
            <text:p><text:s/></text:p>
          </table:table-cell>
          <table:table-cell table:style-name="ce147"/>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5" table:style-name="ce133"/>
          <table:table-cell office:value-type="float" office:value="1" table:style-name="ce134">
            <text:p>1</text:p>
          </table:table-cell>
          <table:table-cell office:value-type="string" table:style-name="ce133">
            <text:p><text:s/></text:p>
          </table:table-cell>
          <table:table-cell office:value-type="string" table:style-name="ce133">
            <text:p>83f2f79e-0455-4918-89ff-d7829e8bf758</text:p>
          </table:table-cell>
          <table:table-cell office:value-type="string" table:style-name="ce182">
            <text:p>ONFALSE</text:p>
          </table:table-cell>
          <table:table-cell table:style-name="ce150"/>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If not, please explain why and state which other means of proof can be provided:</text:p>
          </table:table-cell>
          <table:table-cell table:style-name="ce133"/>
          <table:table-cell office:value-type="float" office:value="1" table:style-name="ce134">
            <text:p>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QUESTION_SUBGROUP}</text:p>
          </table:table-cell>
          <table:table-cell table:number-columns-repeated="2"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table:style-name="ce133"/>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29">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Is this information available online?</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table:number-columns-repeated="2" table:style-name="ce134"/>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table-row>
        <table:table-row table:style-name="ro1">
          <table:table-cell table:style-name="ce128"/>
          <table:table-cell office:value-type="string" table:style-name="ce138">
            <text:p><text:s/></text:p>
          </table:table-cell>
          <table:table-cell office:value-type="string" table:style-name="ce142">
            <text:p>REQUIREMENT_GROUP}</text:p>
          </table:table-cell>
          <table:table-cell table:number-columns-repeated="17" table:style-name="ce142"/>
          <table:table-cell table:style-name="ce143"/>
          <table:table-cell table:number-columns-repeated="2" table:style-name="ce142"/>
          <table:table-cell table:number-columns-repeated="2" table:style-name="ce143"/>
          <table:table-cell table:style-name="ce40"/>
          <table:table-cell table:number-columns-repeated="16358"/>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table:style-name="ce131"/>
          <table:table-cell office:value-type="string" table:style-name="ce15">
            <text:p><text:s/></text:p>
          </table:table-cell>
          <table:table-cell table:number-columns-repeated="16358" table:style-name="ce9"/>
        </table:table-row>
        <table:table-row table:style-name="ro1">
          <table:table-cell office:value-type="float" office:value="55" table:style-name="ce8">
            <text:p>5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quality assurance standards</text:p>
          </table:table-cell>
          <table:table-cell office:value-type="string" table:style-name="ce15">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d726bac9-e153-4e75-bfca-c5385587766d</text:p>
          </table:table-cell>
          <table:table-cell office:value-type="string" table:style-name="ce16">
            <text:p>CRITERION.SELECTION.TECHNICAL_PROFESSIONAL_ABILITY.CERTIFICATES.QUALITY_ASSURANCE.QA_INDEPENDENT_CERTIFICATE</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style-name="ro1">
          <table:table-cell office:value-type="float" office:value="56" table:style-name="ce8">
            <text:p>5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environmental management systems or standards</text:p>
          </table:table-cell>
          <table:table-cell office:value-type="string" table:style-name="ce15">
            <text:p>Will the economic operator be able to produce certificates drawn up by independent bodies attesting that the economic operator complies with the required environmental management systems or standard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ed65e48-fd0d-444f-97bd-4f58da632999</text:p>
          </table:table-cell>
          <table:table-cell office:value-type="string" table:style-name="ce16">
            <text:p>CRITERION.SELECTION.TECHNICAL_PROFESSIONAL_ABILITY.CERTIFICATES.ENVIRONMENTAL_MANAGEMENT.ENV_INDEPENDENT_CERTIFICATE</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string" table:style-name="ce28">
            <text:p>0..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02" table:style-name="ro1">
          <table:table-cell table:number-columns-repeated="16384"/>
        </table:table-row>
      </table:table>
      <table:table table:name="OTHER-EO-SHELTERED"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6"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7" table:style-name="ce8">
            <text:p>5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is a sheltered workshop</text:p>
          </table:table-cell>
          <table:table-cell office:value-type="string" table:style-name="ce51">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15"/>
          <table:table-cell office:value-type="string" table:style-name="ce51">
            <text:p>2043338f-a38a-490b-b3ec-2607cb25a017</text:p>
          </table:table-cell>
          <table:table-cell office:value-type="string" table:style-name="ce51">
            <text:p>CRITERION.OTHER.EO_DATA.SHELTERED_WORKSHOP</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6febbe4a-e715-427c-a2b1-19cfabadaef0</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table:style-name="ce17"/>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22">
            <text:p>a5e33369-e2b5-45f7-9969-ddb1c3ae17c8</text:p>
          </table:table-cell>
          <table:table-cell office:value-type="string" table:style-name="ce30">
            <text:p>ONTRUE</text:p>
          </table:table-cell>
          <table:table-cell table:style-name="ce30"/>
          <table:table-cell office:value-type="string" table:style-name="ce29">
            <text:p><text:s/></text:p>
          </table:table-cell>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3">
            <text:p>What is the corresponding percentage of disabled or disadvantaged workers?</text:p>
          </table:table-cell>
          <table:table-cell office:value-type="string" table:style-name="ce33">
            <text:p>0.10</text:p>
          </table:table-cell>
          <table:table-cell office:value-type="string" table:style-name="ce28">
            <text:p>0..1</text:p>
          </table:table-cell>
          <table:table-cell office:value-type="string" table:style-name="ce17">
            <text:p>PERCENTAGE</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2">
            <text:p>If required, please provide details on whether the employees concerned belong to a specific category of disabled or disadvantaged workers?</text:p>
          </table:table-cell>
          <table:table-cell table:style-name="ce17"/>
          <table:table-cell office:value-type="string" table:style-name="ce28">
            <text:p>0..1</text:p>
          </table:table-cell>
          <table:table-cell office:value-type="string" table:style-name="ce29">
            <text:p>DESCRIPTION</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29"/>
          <table:table-cell table:number-columns-repeated="16358" table:style-name="ce11"/>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style-name="ce17"/>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29">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9" table:style-name="ro1">
          <table:table-cell table:number-columns-repeated="16384"/>
        </table:table-row>
      </table:table>
      <table:table table:name="OTHER-EO-PQ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8" table:style-name="ce8">
            <text:p>5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registered in a PQS</text:p>
          </table:table-cell>
          <table:table-cell office:value-type="string" table:style-name="ce50">
            <text:p>If applicable, is the economic operator registered on an official list of approved economic operators or does it have an equivalent certificate (e.g. under a national (pre)qualification system)?</text:p>
          </table:table-cell>
          <table:table-cell table:style-name="ce15"/>
          <table:table-cell table:style-name="ce16"/>
          <table:table-cell table:style-name="ce15"/>
          <table:table-cell office:value-type="string" table:style-name="ce50">
            <text:p>9b19e869-6c89-4cc4-bd6c-ac9ca8602165</text:p>
          </table:table-cell>
          <table:table-cell office:value-type="string" table:style-name="ce50">
            <text:p>CRITERION.OTHER.EO_DATA.REGISTERED_IN_OFFICIAL_LIST</text:p>
          </table:table-cell>
          <table:table-cell table:style-name="ce50"/>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ecb5127b-9018-4fb8-8327-a6a7a2c73195</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dc4acf0c-c761-40d0-b031-4ee1f224be5c</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Please provide the name of the list or certificate and the relevant registration or certification number, if applicable</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If the certificate of registration or certification is available electronically, please state where</text:p>
          </table:table-cell>
          <table:table-cell office:value-type="string" table:style-name="ce17">
            <text:p>[Response value]</text:p>
          </table:table-cell>
          <table:table-cell office:value-type="string" table:style-name="ce28">
            <text:p>0..1</text:p>
          </table:table-cell>
          <table:table-cell office:value-type="string" table:style-name="ce17">
            <text:p>URL</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state the references on which the registration or certification is based, and, where applicable, the classification obtained in the official list</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2" table:style-name="ce17"/>
          <table:table-cell table:style-name="ce28"/>
          <table:table-cell table:style-name="ce17"/>
          <table:table-cell office:value-type="string" table:style-name="ce78">
            <text:p>92e44d3b-af8e-4a29-91a8-24d27aa27fee</text:p>
          </table:table-cell>
          <table:table-cell office:value-type="string" table:style-name="ce30">
            <text:p>ON*</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table:style-name="ce17"/>
          <table:table-cell office:value-type="string" table:style-name="ce17">
            <text:p>{QUESTION}</text:p>
          </table:table-cell>
          <table:table-cell table:number-columns-repeated="11" table:style-name="ce17"/>
          <table:table-cell table:style-name="ce28"/>
          <table:table-cell office:value-type="string" table:style-name="ce17">
            <text:p>Does the registration or certification cover all of the required selection criteria?</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office:value-type="string" table:style-name="ce78">
            <text:p>59e6f3ef-15cd-4e21-82ac-ea497ccd44e2</text:p>
          </table:table-cell>
          <table:table-cell office:value-type="string" table:style-name="ce30">
            <text:p>ONFALSE</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17"/>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office:value-type="string" table:style-name="ce133">
            <text:p>The row below this one containing a QUESTION about indicating where the certificate can be reached has been removed. Any evidence should be provided in the block of evidence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2" table:style-name="ro1">
          <table:table-cell table:number-columns-repeated="16384"/>
        </table:table-row>
      </table:table>
      <table:table table:name="OTHER-EO-GROUPS" table:style-name="ta1">
        <table:table-column table:style-name="co22" table:default-cell-style-name="ce22"/>
        <table:table-column table:style-name="co2" table:number-columns-repeated="3" table:default-cell-style-name="ce22"/>
        <table:table-column table:style-name="co23" table:default-cell-style-name="ce22"/>
        <table:table-column table:style-name="co23" table:number-columns-repeated="4"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55"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9" table:style-name="ce8">
            <text:p>5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together with others</text:p>
          </table:table-cell>
          <table:table-cell office:value-type="string" table:style-name="ce51">
            <text:p>Is the economic operator participating in the procurement procedure together with others?</text:p>
          </table:table-cell>
          <table:table-cell table:style-name="ce15"/>
          <table:table-cell table:style-name="ce16"/>
          <table:table-cell table:style-name="ce15"/>
          <table:table-cell office:value-type="string" table:style-name="ce51">
            <text:p>ee51100f-8e3e-40c9-8f8b-57d5a15be1f2</text:p>
          </table:table-cell>
          <table:table-cell office:value-type="string" table:style-name="ce96">
            <text:p>CRITERION.OTHER.EO_DATA.TOGETHER_WITH_OTHERS</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d939f2c6-ba25-4dc4-889c-11d1853add19</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f5663c5a-d311-4ae4-be14-1575754be5f2</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Please indicate the role of the economic operator in the group (leader, responsible for specific tasks...)</text:p>
          </table:table-cell>
          <table:table-cell office:value-type="string" table:style-name="ce17">
            <text:p>[Response value]</text:p>
          </table:table-cell>
          <table:table-cell office:value-type="float" office:value="1" table:style-name="ce28">
            <text:p>1</text:p>
          </table:table-cell>
          <table:table-cell office:value-type="string" table:style-name="ce152">
            <text:p>CODE</text:p>
          </table:table-cell>
          <table:table-cell table:style-name="ce29"/>
          <table:table-cell table:style-name="ce30"/>
          <table:table-cell office:value-type="string" table:style-name="ce94">
            <text:p>EORoleType</text:p>
          </table:table-cell>
          <table:table-cell table:style-name="ce32"/>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identify the other economic operators participating in the procurement procedure together</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Where applicable, name of the participating group:</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33">
            <text:p>{QUESTION}</text:p>
          </table:table-cell>
          <table:table-cell table:number-columns-repeated="11" table:style-name="ce17"/>
          <table:table-cell table:number-columns-repeated="2" table:style-name="ce13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8" table:style-name="ro1">
          <table:table-cell table:number-columns-repeated="16384"/>
        </table:table-row>
      </table:table>
      <table:table table:name="OTHER-EO-RELIED_ON-ENTITIES" table:style-name="ta2">
        <table:table-column table:style-name="co22" table:default-cell-style-name="ce22"/>
        <table:table-column table:style-name="co29" table:default-cell-style-name="ce22"/>
        <table:table-column table:style-name="co56" table:default-cell-style-name="ce22"/>
        <table:table-column table:style-name="co57" table:default-cell-style-name="ce22"/>
        <table:table-column table:style-name="co58" table:default-cell-style-name="ce22"/>
        <table:table-column table:style-name="co23" table:number-columns-repeated="4" table:default-cell-style-name="ce22"/>
        <table:table-column table:style-name="co3" table:number-columns-repeated="2" table:default-cell-style-name="ce22"/>
        <table:table-column table:style-name="co3" table:number-columns-repeated="5"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0" table:style-name="ce8">
            <text:p>6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Relied on entities</text:p>
          </table:table-cell>
          <table:table-cell office:value-type="string" table:style-name="ce51">
            <text:p>Does the economic operator rely on the capacities of other entities in order to meet the selection criteria set out under Part IV and the criteria and rules (if any) set out under Part V below?</text:p>
          </table:table-cell>
          <table:table-cell table:style-name="ce15"/>
          <table:table-cell table:style-name="ce16"/>
          <table:table-cell table:style-name="ce15"/>
          <table:table-cell office:value-type="string" table:style-name="ce51">
            <text:p>0d62c6ed-f074-4fcf-8e9f-f691351d52ad</text:p>
          </table:table-cell>
          <table:table-cell office:value-type="string" table:style-name="ce51">
            <text:p>CRITERION.OTHER.EO_DATA.RELIES_ON_OTHER_CAPACITIES</text:p>
          </table:table-cell>
          <table:table-cell table:style-name="ce51"/>
          <table:table-cell office:value-type="string" table:style-name="ce15">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289f39b3-2a15-421a-8050-a29858031f3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string" table:style-name="ce47">
            <text:p>0..n</text:p>
          </table:table-cell>
          <table:table-cell table:style-name="ce17"/>
          <table:table-cell office:value-type="string" table:style-name="ce29">
            <text:p>50e9a74e-969e-4d79-8e19-8af71cb7c54a</text:p>
          </table:table-cell>
          <table:table-cell office:value-type="string" table:style-name="ce80">
            <text:p>ONTRUE</text:p>
          </table:table-cell>
          <table:table-cell table:style-name="ce81"/>
          <table:table-cell table:style-name="ce17"/>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ame of the entity</text:p>
          </table:table-cell>
          <table:table-cell office:value-type="string" table:style-name="ce17">
            <text:p>[Nam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16358" table:style-name="ce10"/>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ID of the entity</text:p>
          </table:table-cell>
          <table:table-cell office:value-type="string" table:style-name="ce17">
            <text:p>[ID]</text:p>
          </table:table-cell>
          <table:table-cell office:value-type="float" office:value="1" table:style-name="ce28">
            <text:p>1</text:p>
          </table:table-cell>
          <table:table-cell office:value-type="string" table:style-name="ce133">
            <text:p>ECONOMIC_OPERATOR_IDENTIFIER</text:p>
          </table:table-cell>
          <table:table-cell table:style-name="ce145"/>
          <table:table-cell table:style-name="ce147"/>
          <table:table-cell office:value-type="string" table:style-name="ce147">
            <text:p>EOIDType</text:p>
          </table:table-cell>
          <table:table-cell office:value-type="string" table:style-name="ce145">
            <text:p>Use the value of the EOIDType in the attribute schemeID of the Identifier. Specify the schemeAgencyID, too.</text:p>
            <text:p/>
          </table:table-cell>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Activity of the entity (for this specific procedure)</text:p>
          </table:table-cell>
          <table:table-cell office:value-type="string" table:style-name="ce17">
            <text:p>[Activity]</text:p>
          </table:table-cell>
          <table:table-cell office:value-type="float" office:value="1" table:style-name="ce28">
            <text:p>1</text:p>
          </table:table-cell>
          <table:table-cell office:value-type="string" table:style-name="ce133">
            <text:p>CODE</text:p>
          </table:table-cell>
          <table:table-cell table:style-name="ce29"/>
          <table:table-cell table:style-name="ce30"/>
          <table:table-cell office:value-type="string" table:style-name="ce147">
            <text:p>CPVCodes</text:p>
          </table:table-cell>
          <table:table-cell office:value-type="string" table:style-name="ce145">
            <text:p>See the Publications Office of the European Union web site https://simap.ted.europa.eu/cpv</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33"/>
          <table:table-cell table:number-columns-repeated="16358"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4" table:style-name="ce29"/>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33">
            <text:p>{QUESTION}</text:p>
          </table:table-cell>
          <table:table-cell table:style-name="ce17"/>
          <table:table-cell office:value-type="string" table:style-name="ce17">
            <text:p><text:s/></text:p>
          </table:table-cell>
          <table:table-cell table:style-name="ce22"/>
          <table:table-cell table:number-columns-repeated="9"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8" table:style-name="ro1">
          <table:table-cell table:number-columns-repeated="16384"/>
        </table:table-row>
      </table:table>
      <table:table table:name="OTHER-EO-NOT_RELIED_ON-ENTITIE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21"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1" table:style-name="ce8">
            <text:p>6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ot relied on entities</text:p>
          </table:table-cell>
          <table:table-cell office:value-type="string" table:style-name="ce51">
            <text:p>Does the economic operator intend to subcontract any share of the contract to third parties?</text:p>
          </table:table-cell>
          <table:table-cell table:style-name="ce15"/>
          <table:table-cell table:style-name="ce16"/>
          <table:table-cell table:style-name="ce15"/>
          <table:table-cell office:value-type="string" table:style-name="ce51">
            <text:p>72c0c4b1-ca50-4667-9487-461f3eed4ed7</text:p>
          </table:table-cell>
          <table:table-cell office:value-type="string" table:style-name="ce15">
            <text:p>CRITERION.OTHER.EO_DATA.SUBCONTRACTS_WITH_THIRD_PARTIES</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289f39b3-2a15-421a-8050-a29858031f3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string" table:style-name="ce47">
            <text:p>0..n</text:p>
          </table:table-cell>
          <table:table-cell table:style-name="ce17"/>
          <table:table-cell office:value-type="string" table:style-name="ce29">
            <text:p>50e9a74e-969e-4d79-8e19-8af71cb7c54a</text:p>
          </table:table-cell>
          <table:table-cell office:value-type="string" table:style-name="ce80">
            <text:p>ONTRUE</text:p>
          </table:table-cell>
          <table:table-cell table:style-name="ce81"/>
          <table:table-cell table:style-name="ce17"/>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ame of the entity</text:p>
          </table:table-cell>
          <table:table-cell office:value-type="string" table:style-name="ce17">
            <text:p>[Nam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ID of the subcontractor</text:p>
          </table:table-cell>
          <table:table-cell office:value-type="string" table:style-name="ce17">
            <text:p>[ID]</text:p>
          </table:table-cell>
          <table:table-cell office:value-type="float" office:value="1" table:style-name="ce28">
            <text:p>1</text:p>
          </table:table-cell>
          <table:table-cell office:value-type="string" table:style-name="ce133">
            <text:p>ECONOMIC_OPERATOR_IDENTIFIER</text:p>
          </table:table-cell>
          <table:table-cell table:style-name="ce145"/>
          <table:table-cell table:style-name="ce147"/>
          <table:table-cell table:style-name="ce30"/>
          <table:table-cell table:style-name="ce133"/>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Activity of the entity (for this specific procedure)</text:p>
          </table:table-cell>
          <table:table-cell office:value-type="string" table:style-name="ce17">
            <text:p>[Activity]</text:p>
          </table:table-cell>
          <table:table-cell office:value-type="string" table:style-name="ce134">
            <text:p>0..n</text:p>
          </table:table-cell>
          <table:table-cell office:value-type="string" table:style-name="ce133">
            <text:p>CODE</text:p>
          </table:table-cell>
          <table:table-cell table:style-name="ce29"/>
          <table:table-cell table:style-name="ce30"/>
          <table:table-cell office:value-type="string" table:style-name="ce147">
            <text:p>CPVCodes</text:p>
          </table:table-cell>
          <table:table-cell office:value-type="string" table:style-name="ce145">
            <text:p>See the Publications Office of the European Union web site https://simap.ted.europa.eu/cpv</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4" table:style-name="ce29"/>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33">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8" table:style-name="ro1">
          <table:table-cell table:number-columns-repeated="16384"/>
        </table:table-row>
      </table:table>
      <table:table table:name="OTHER-EO-Lots" table:style-name="ta3">
        <table:table-column table:style-name="co22" table:default-cell-style-name="ce22"/>
        <table:table-column table:style-name="co2" table:number-columns-repeated="3" table:default-cell-style-name="ce22"/>
        <table:table-column table:style-name="co59" table:default-cell-style-name="ce22"/>
        <table:table-column table:style-name="co23" table:number-columns-repeated="2"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7" table:default-cell-style-name="ce22"/>
        <table:table-column table:style-name="co13"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2" table:style-name="ce8">
            <text:p>62</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Lots the EO tenders to</text:p>
          </table:table-cell>
          <table:table-cell office:value-type="string" table:style-name="ce51">
            <text:p>Where applicable, indication of the lot(s) for which the economic operator wishes to tender</text:p>
          </table:table-cell>
          <table:table-cell table:style-name="ce15"/>
          <table:table-cell table:style-name="ce16"/>
          <table:table-cell table:style-name="ce15"/>
          <table:table-cell office:value-type="string" table:style-name="ce51">
            <text:p>8b9700b7-b13c-41e6-a220-6bbf8d5fab31</text:p>
          </table:table-cell>
          <table:table-cell office:value-type="string" table:style-name="ce51">
            <text:p>CRITERION.OTHER.EO_DATA.LOTS_TENDERED</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string" table:style-name="ce28">
            <text:p>1..n</text:p>
          </table:table-cell>
          <table:table-cell office:value-type="string" table:style-name="ce17">
            <text:p><text:s/></text:p>
          </table:table-cell>
          <table:table-cell office:value-type="string" table:style-name="ce22">
            <text:p>289f39b3-2a15-421a-8050-a29858031f3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Lot ID</text:p>
          </table:table-cell>
          <table:table-cell office:value-type="string" table:style-name="ce17">
            <text:p>[List of IDENTIFIERS]</text:p>
          </table:table-cell>
          <table:table-cell office:value-type="string" table:style-name="ce47">
            <text:p>1..n</text:p>
          </table:table-cell>
          <table:table-cell office:value-type="string" table:style-name="ce17">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16358" table:style-name="ce11"/>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69" table:style-name="ro1">
          <table:table-cell table:number-columns-repeated="16384"/>
        </table:table-row>
      </table:table>
      <table:table table:name="OTHER_EO-REDUCTION-CANDIDATES" table:style-name="ta4">
        <table:table-column table:style-name="co60" table:default-cell-style-name="ce45"/>
        <table:table-column table:style-name="co61" table:number-columns-repeated="4" table:default-cell-style-name="ce45"/>
        <table:table-column table:style-name="co62" table:number-columns-repeated="11" table:default-cell-style-name="ce45" table:visibility="collapse"/>
        <table:table-column table:style-name="co61" table:number-columns-repeated="9" table:default-cell-style-name="ce45"/>
        <table:table-column table:style-name="co63" table:default-cell-style-name="ce45"/>
        <table:table-column table:style-name="co61" table:number-columns-repeated="16358" table:default-cell-style-name="ce45"/>
        <table:table-row table:style-name="ro1">
          <table:table-cell office:value-type="float" office:value="1" table:style-name="ce184">
            <text:p>1</text:p>
          </table:table-cell>
          <table:table-cell office:value-type="float" office:value="2" table:style-name="ce185">
            <text:p>2</text:p>
          </table:table-cell>
          <table:table-cell office:value-type="float" office:value="3" table:style-name="ce184">
            <text:p>3</text:p>
          </table:table-cell>
          <table:table-cell office:value-type="float" office:value="4" table:style-name="ce185">
            <text:p>4</text:p>
          </table:table-cell>
          <table:table-cell office:value-type="float" office:value="5" table:style-name="ce184">
            <text:p>5</text:p>
          </table:table-cell>
          <table:table-cell office:value-type="float" office:value="6" table:style-name="ce185">
            <text:p>6</text:p>
          </table:table-cell>
          <table:table-cell office:value-type="float" office:value="7" table:style-name="ce184">
            <text:p>7</text:p>
          </table:table-cell>
          <table:table-cell office:value-type="float" office:value="8" table:style-name="ce185">
            <text:p>8</text:p>
          </table:table-cell>
          <table:table-cell office:value-type="float" office:value="9" table:style-name="ce184">
            <text:p>9</text:p>
          </table:table-cell>
          <table:table-cell office:value-type="float" office:value="10" table:style-name="ce185">
            <text:p>10</text:p>
          </table:table-cell>
          <table:table-cell office:value-type="float" office:value="11" table:style-name="ce184">
            <text:p>11</text:p>
          </table:table-cell>
          <table:table-cell office:value-type="float" office:value="12" table:style-name="ce185">
            <text:p>12</text:p>
          </table:table-cell>
          <table:table-cell office:value-type="float" office:value="13" table:style-name="ce184">
            <text:p>13</text:p>
          </table:table-cell>
          <table:table-cell office:value-type="float" office:value="14" table:style-name="ce185">
            <text:p>14</text:p>
          </table:table-cell>
          <table:table-cell office:value-type="float" office:value="15" table:style-name="ce184">
            <text:p>15</text:p>
          </table:table-cell>
          <table:table-cell office:value-type="float" office:value="16" table:style-name="ce185">
            <text:p>16</text:p>
          </table:table-cell>
          <table:table-cell office:value-type="float" office:value="17" table:style-name="ce184">
            <text:p>17</text:p>
          </table:table-cell>
          <table:table-cell office:value-type="float" office:value="18" table:style-name="ce185">
            <text:p>18</text:p>
          </table:table-cell>
          <table:table-cell office:value-type="float" office:value="19" table:style-name="ce184">
            <text:p>19</text:p>
          </table:table-cell>
          <table:table-cell office:value-type="float" office:value="20" table:style-name="ce185">
            <text:p>20</text:p>
          </table:table-cell>
          <table:table-cell office:value-type="float" office:value="21" table:style-name="ce184">
            <text:p>21</text:p>
          </table:table-cell>
          <table:table-cell office:value-type="float" office:value="22" table:style-name="ce185">
            <text:p>22</text:p>
          </table:table-cell>
          <table:table-cell office:value-type="float" office:value="23" table:style-name="ce186">
            <text:p>23</text:p>
          </table:table-cell>
          <table:table-cell office:value-type="float" office:value="24" table:style-name="ce185">
            <text:p>24</text:p>
          </table:table-cell>
          <table:table-cell office:value-type="float" office:value="25" table:style-name="ce184">
            <text:p>25</text:p>
          </table:table-cell>
          <table:table-cell office:value-type="float" office:value="26" table:style-name="ce7">
            <text:p>26</text:p>
          </table:table-cell>
          <table:table-cell table:number-columns-repeated="16358" table:style-name="ce6"/>
        </table:table-row>
        <table:table-row table:style-name="ro1">
          <table:table-cell office:value-type="string" table:style-name="ce157">
            <text:p><text:s/></text:p>
          </table:table-cell>
          <table:table-cell office:value-type="string" table:style-name="ce187">
            <text:p><text:s/></text:p>
          </table:table-cell>
          <table:table-cell office:value-type="string" table:style-name="ce188">
            <text:p><text:s/></text:p>
          </table:table-cell>
          <table:table-cell office:value-type="string" table:style-name="ce188">
            <text:p><text:s/></text:p>
          </table:table-cell>
          <table:table-cell office:value-type="string" table:style-name="ce188">
            <text:p><text:s/></text:p>
          </table:table-cell>
          <table:table-cell office:value-type="string" table:style-name="ce188">
            <text:p><text:s/></text:p>
          </table:table-cell>
          <table:table-cell office:value-type="string" table:style-name="ce188">
            <text:p><text:s/></text:p>
          </table:table-cell>
          <table:table-cell table:number-columns-repeated="10" table:style-name="ce188"/>
          <table:table-cell office:value-type="string" table:style-name="ce188">
            <text:p>Name</text:p>
          </table:table-cell>
          <table:table-cell office:value-type="string" table:style-name="ce188">
            <text:p>Description</text:p>
          </table:table-cell>
          <table:table-cell office:value-type="string" table:style-name="ce188">
            <text:p>Value(example)</text:p>
          </table:table-cell>
          <table:table-cell office:value-type="string" table:style-name="ce188">
            <text:p>Cardinality</text:p>
          </table:table-cell>
          <table:table-cell office:value-type="string" table:style-name="ce188">
            <text:p>PropertyDataType</text:p>
          </table:table-cell>
          <table:table-cell office:value-type="string" table:style-name="ce188">
            <text:p>ElementUUID</text:p>
          </table:table-cell>
          <table:table-cell office:value-type="string" table:style-name="ce188">
            <text:p>Element Code</text:p>
          </table:table-cell>
          <table:table-cell office:value-type="string" table:style-name="ce188">
            <text:p>Code List</text:p>
          </table:table-cell>
          <table:table-cell office:value-type="string" table:style-name="ce4">
            <text:p>Comment</text:p>
          </table:table-cell>
          <table:table-cell table:number-columns-repeated="16358" table:style-name="ce5"/>
        </table:table-row>
        <table:table-row table:style-name="ro1">
          <table:table-cell office:value-type="float" office:value="63" table:style-name="ce151">
            <text:p>63</text:p>
          </table:table-cell>
          <table:table-cell office:value-type="string" table:style-name="ce162">
            <text:p>{CRITERION</text:p>
          </table:table-cell>
          <table:table-cell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number-columns-repeated="10" table:style-name="ce162"/>
          <table:table-cell office:value-type="string" table:style-name="ce162">
            <text:p>Reduction of the number of qualified candidates</text:p>
          </table:table-cell>
          <table:table-cell office:value-type="string" table:style-name="ce189">
            <text:p>The economic operator declares that It meets the objective and non discriminatory criteria or rules to be applied in order to limit the number of candidates in the following way:</text:p>
          </table:table-cell>
          <table:table-cell table:style-name="ce162"/>
          <table:table-cell table:style-name="ce163"/>
          <table:table-cell table:style-name="ce162"/>
          <table:table-cell office:value-type="string" table:style-name="ce189">
            <text:p>51c39ba9-0444-4967-afe9-36f753b30175</text:p>
          </table:table-cell>
          <table:table-cell office:value-type="string" table:style-name="ce190">
            <text:p>CRITERION.OTHER.EO_DATA.REDUCTION_OF_CANDIDATES</text:p>
          </table:table-cell>
          <table:table-cell table:style-name="ce189"/>
          <table:table-cell office:value-type="string" table:style-name="ce3">
            <text:p><text:s/></text:p>
          </table:table-cell>
          <table:table-cell table:number-columns-repeated="24" table:style-name="ce45"/>
          <table:table-cell table:number-columns-repeated="16334" table:style-name="ce46"/>
        </table:table-row>
        <table:table-row table:style-name="ro1">
          <table:table-cell table:style-name="ce151"/>
          <table:table-cell table:number-columns-repeated="17" table:style-name="ce162"/>
          <table:table-cell office:value-type="string" table:style-name="ce189">
            <text:p>In case certain certificates or other forms of documentary evidence are required, please indicate for each whether the economic operator has the required documents</text:p>
          </table:table-cell>
          <table:table-cell table:style-name="ce162"/>
          <table:table-cell table:style-name="ce163"/>
          <table:table-cell table:style-name="ce162"/>
          <table:table-cell table:number-columns-repeated="3" table:style-name="ce189"/>
          <table:table-cell table:style-name="ce3"/>
          <table:table-cell table:number-columns-repeated="24" table:style-name="ce45"/>
          <table:table-cell table:number-columns-repeated="16334" table:style-name="ce46"/>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QUESTION_GROUP</text:p>
          </table:table-cell>
          <table:table-cell table:number-columns-repeated="7" table:style-name="ce152"/>
          <table:table-cell table:number-columns-repeated="7" table:style-name="ce191"/>
          <table:table-cell table:style-name="ce192"/>
          <table:table-cell office:value-type="string" table:style-name="ce128">
            <text:p><text:s/></text:p>
          </table:table-cell>
          <table:table-cell office:value-type="string" table:style-name="ce152">
            <text:p><text:s/></text:p>
          </table:table-cell>
          <table:table-cell office:value-type="float" office:value="1" table:style-name="ce153">
            <text:p>1</text:p>
          </table:table-cell>
          <table:table-cell office:value-type="string" table:style-name="ce152">
            <text:p><text:s/></text:p>
          </table:table-cell>
          <table:table-cell office:value-type="string" table:style-name="ce180">
            <text:p>ecc69670-f428-4446-908f-689568ca0d0d</text:p>
          </table:table-cell>
          <table:table-cell office:value-type="string" table:style-name="ce152">
            <text:p>ON*</text:p>
          </table:table-cell>
          <table:table-cell table:style-name="ce153"/>
          <table:table-cell office:value-type="string" table:style-name="ce2">
            <text:p><text:s/></text:p>
          </table:table-cell>
          <table:table-cell table:number-columns-repeated="24" table:style-name="ce45"/>
          <table:table-cell table:number-columns-repeated="16334" table:style-name="ce46"/>
        </table:table-row>
        <table:table-row table:style-name="ro1">
          <table:table-cell office:value-type="string" table:style-name="ce151">
            <text:p><text:s/></text:p>
          </table:table-cell>
          <table:table-cell office:value-type="string" table:style-name="ce152">
            <text:p><text:s/></text:p>
          </table:table-cell>
          <table:table-cell office:value-type="string" table:style-name="ce191">
            <text:p><text:s/></text:p>
          </table:table-cell>
          <table:table-cell office:value-type="string" table:style-name="ce152">
            <text:p>{QUESTION}</text:p>
          </table:table-cell>
          <table:table-cell table:style-name="ce152"/>
          <table:table-cell office:value-type="string" table:style-name="ce152">
            <text:p><text:s/></text:p>
          </table:table-cell>
          <table:table-cell table:number-columns-repeated="4" table:style-name="ce152"/>
          <table:table-cell table:number-columns-repeated="7" table:style-name="ce191"/>
          <table:table-cell table:style-name="ce192"/>
          <table:table-cell office:value-type="string" table:style-name="ce152">
            <text:p>Your answer?</text:p>
          </table:table-cell>
          <table:table-cell office:value-type="string" table:style-name="ce152">
            <text:p>[Response value]</text:p>
          </table:table-cell>
          <table:table-cell office:value-type="float" office:value="1" table:style-name="ce153">
            <text:p>1</text:p>
          </table:table-cell>
          <table:table-cell office:value-type="string" table:style-name="ce152">
            <text:p>INDICATOR</text:p>
          </table:table-cell>
          <table:table-cell table:style-name="ce155"/>
          <table:table-cell office:value-type="string" table:style-name="ce155">
            <text:p><text:s/></text:p>
          </table:table-cell>
          <table:table-cell table:style-name="ce156"/>
          <table:table-cell office:value-type="string" table:style-name="ce2">
            <text:p><text:s/></text:p>
          </table:table-cell>
          <table:table-cell table:number-columns-repeated="24" table:style-name="ce45"/>
          <table:table-cell table:number-columns-repeated="16334" table:style-name="ce46"/>
        </table:table-row>
        <table:table-row table:style-name="ro1">
          <table:table-cell table:style-name="ce151"/>
          <table:table-cell table:style-name="ce152"/>
          <table:table-cell table:style-name="ce191"/>
          <table:table-cell office:value-type="string" table:style-name="ce155">
            <text:p>{QUESTION_SUBGROUP</text:p>
          </table:table-cell>
          <table:table-cell table:style-name="ce155"/>
          <table:table-cell table:number-columns-repeated="5" table:style-name="ce152"/>
          <table:table-cell table:number-columns-repeated="7" table:style-name="ce191"/>
          <table:table-cell table:style-name="ce192"/>
          <table:table-cell table:number-columns-repeated="2" table:style-name="ce152"/>
          <table:table-cell office:value-type="string" table:style-name="ce153">
            <text:p>0..1</text:p>
          </table:table-cell>
          <table:table-cell table:style-name="ce152"/>
          <table:table-cell office:value-type="string" table:style-name="ce155">
            <text:p>f13754df-7e15-4155-aaa6-7ca6407baa47</text:p>
          </table:table-cell>
          <table:table-cell office:value-type="string" table:style-name="ce155">
            <text:p>ONTRUE</text:p>
          </table:table-cell>
          <table:table-cell table:style-name="ce156"/>
          <table:table-cell table:style-name="ce2"/>
          <table:table-cell table:number-columns-repeated="24" table:style-name="ce45"/>
          <table:table-cell table:number-columns-repeated="16334" table:style-name="ce46"/>
        </table:table-row>
        <table:table-row table:style-name="ro1">
          <table:table-cell table:style-name="ce151"/>
          <table:table-cell table:style-name="ce152"/>
          <table:table-cell table:style-name="ce191"/>
          <table:table-cell office:value-type="string" table:style-name="ce155">
            <text:p><text:s/></text:p>
          </table:table-cell>
          <table:table-cell office:value-type="string" table:style-name="ce155">
            <text:p>{QUESTION}</text:p>
          </table:table-cell>
          <table:table-cell table:number-columns-repeated="5" table:style-name="ce152"/>
          <table:table-cell table:number-columns-repeated="7" table:style-name="ce191"/>
          <table:table-cell table:style-name="ce192"/>
          <table:table-cell office:value-type="string" table:style-name="ce152">
            <text:p>Please describe them</text:p>
          </table:table-cell>
          <table:table-cell table:style-name="ce152"/>
          <table:table-cell office:value-type="float" office:value="1" table:style-name="ce153">
            <text:p>1</text:p>
          </table:table-cell>
          <table:table-cell office:value-type="string" table:style-name="ce155">
            <text:p>DESCRIPTION</text:p>
          </table:table-cell>
          <table:table-cell table:style-name="ce155"/>
          <table:table-cell table:style-name="ce181"/>
          <table:table-cell table:style-name="ce156"/>
          <table:table-cell table:style-name="ce2"/>
          <table:table-cell table:number-columns-repeated="24" table:style-name="ce45"/>
          <table:table-cell table:number-columns-repeated="16334" table:style-name="ce46"/>
        </table:table-row>
        <table:table-row table:style-name="ro1">
          <table:table-cell table:style-name="ce151"/>
          <table:table-cell table:style-name="ce152"/>
          <table:table-cell table:style-name="ce191"/>
          <table:table-cell office:value-type="string" table:style-name="ce155">
            <text:p>QUESTION_SUBGROUP}</text:p>
          </table:table-cell>
          <table:table-cell table:style-name="ce155"/>
          <table:table-cell table:number-columns-repeated="5" table:style-name="ce152"/>
          <table:table-cell table:number-columns-repeated="7" table:style-name="ce191"/>
          <table:table-cell table:style-name="ce192"/>
          <table:table-cell table:number-columns-repeated="2" table:style-name="ce152"/>
          <table:table-cell table:style-name="ce153"/>
          <table:table-cell table:style-name="ce152"/>
          <table:table-cell table:style-name="ce155"/>
          <table:table-cell table:number-columns-repeated="2" table:style-name="ce156"/>
          <table:table-cell table:style-name="ce2"/>
          <table:table-cell table:number-columns-repeated="24" table:style-name="ce45"/>
          <table:table-cell table:number-columns-repeated="16334" table:style-name="ce46"/>
        </table:table-row>
        <table:table-row table:style-name="ro1">
          <table:table-cell table:number-columns-repeated="2" table:style-name="ce155"/>
          <table:table-cell office:value-type="string" table:style-name="ce152">
            <text:p>QUESTION_GROUP}</text:p>
          </table:table-cell>
          <table:table-cell table:number-columns-repeated="7" table:style-name="ce155"/>
          <table:table-cell table:number-columns-repeated="7" table:style-name="ce193"/>
          <table:table-cell table:style-name="ce194"/>
          <table:table-cell table:number-columns-repeated="2" table:style-name="ce152"/>
          <table:table-cell table:style-name="ce153"/>
          <table:table-cell table:number-columns-repeated="2" table:style-name="ce152"/>
          <table:table-cell table:number-columns-repeated="2" table:style-name="ce153"/>
          <table:table-cell table:style-name="ce83"/>
          <table:table-cell table:number-columns-repeated="24" table:style-name="ce45"/>
          <table:table-cell table:number-columns-repeated="16334" table:style-name="ce8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QUESTION_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59">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8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8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QUESTION_GROUP}</text:p>
          </table:table-cell>
          <table:table-cell table:number-columns-repeated="15"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1">
            <text:p><text:s/></text:p>
          </table:table-cell>
          <table:table-cell office:value-type="string" table:style-name="ce162">
            <text:p>CRITERION}</text:p>
          </table:table-cell>
          <table:table-cell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number-columns-repeated="10"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3">
            <text:p><text:s/></text:p>
          </table:table-cell>
          <table:table-cell office:value-type="string" table:style-name="ce162">
            <text:p><text:s/></text:p>
          </table:table-cell>
          <table:table-cell office:value-type="string" table:style-name="ce162">
            <text:p><text:s/></text:p>
          </table:table-cell>
          <table:table-cell office:value-type="string" table:style-name="ce163">
            <text:p><text:s/></text:p>
          </table:table-cell>
          <table:table-cell table:style-name="ce163"/>
          <table:table-cell office:value-type="string" table:style-name="ce3">
            <text:p><text:s/></text:p>
          </table:table-cell>
          <table:table-cell table:number-columns-repeated="24" table:style-name="ce45"/>
          <table:table-cell table:number-columns-repeated="16334" table:style-name="ce82"/>
        </table:table-row>
        <table:table-row table:number-rows-repeated="1048559" table:style-name="ro1">
          <table:table-cell table:number-columns-repeated="16384"/>
        </table:table-row>
      </table:table>
      <table:table table:name="OTHER-CA-Lots" table:style-name="ta2">
        <table:table-column table:style-name="co22"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54"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4" table:style-name="ce8">
            <text:p>6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A Lots</text:p>
          </table:table-cell>
          <table:table-cell office:value-type="string" table:style-name="ce15">
            <text:p>Please take into account the following requirements regarding the lots of this procurement procedure:</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6a21c421-5c1e-46f4-9762-116fbcd33097</text:p>
          </table:table-cell>
          <table:table-cell office:value-type="string" table:style-name="ce15">
            <text:p>CRITERION.OTHER.CA_DATA.LOTS_SUBMISSIO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6" table:style-name="ce40"/>
          <table:table-cell table:style-name="ce41"/>
          <table:table-cell office:value-type="string" table:style-name="ce41">
            <text:p>0..1</text:p>
          </table:table-cell>
          <table:table-cell office:value-type="string" table:style-name="ce40">
            <text:p><text:s/></text:p>
          </table:table-cell>
          <table:table-cell office:value-type="string" table:style-name="ce40">
            <text:p>03cff8d1-4d22-4435-82fa-d6361af84be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Tenders may be submitted for</text:p>
          </table:table-cell>
          <table:table-cell office:value-type="string" table:style-name="ce41">
            <text:p>TY001</text:p>
          </table:table-cell>
          <table:table-cell office:value-type="float" office:value="1" table:style-name="ce41">
            <text:p>1</text:p>
          </table:table-cell>
          <table:table-cell office:value-type="string" table:style-name="ce40">
            <text:p>CODE</text:p>
          </table:table-cell>
          <table:table-cell table:number-columns-repeated="2" table:style-name="ce40"/>
          <table:table-cell office:value-type="string" table:style-name="ce142">
            <text:p>BidType</text:p>
          </table:table-cell>
          <table:table-cell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aximum number of lots</text:p>
          </table:table-cell>
          <table:table-cell office:value-type="float" office:value="5" table:style-name="ce41">
            <text:p>5</text:p>
          </table:table-cell>
          <table:table-cell office:value-type="float" office:value="1" table:style-name="ce41">
            <text:p>1</text:p>
          </table:table-cell>
          <table:table-cell office:value-type="string" table:style-name="ce40">
            <text:p>QUANTITY_INTEGER</text:p>
          </table:table-cell>
          <table:table-cell table:number-columns-repeated="4"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aximum number of lots that may be awarded to one tenderer</text:p>
          </table:table-cell>
          <table:table-cell office:value-type="float" office:value="1" table:style-name="ce41">
            <text:p>1</text:p>
          </table:table-cell>
          <table:table-cell office:value-type="float" office:value="1" table:style-name="ce41">
            <text:p>1</text:p>
          </table:table-cell>
          <table:table-cell office:value-type="string" table:style-name="ce40">
            <text:p>QUANTITY_INTEGER</text:p>
          </table:table-cell>
          <table:table-cell table:number-columns-repeated="4" table:style-name="ce40"/>
          <table:table-cell table:number-columns-repeated="16358" table:style-name="ce22"/>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6" table:style-name="ce40"/>
          <table:table-cell table:number-columns-repeated="2" table:style-name="ce41"/>
          <table:table-cell table:number-columns-repeated="5" table:style-name="ce40"/>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67" table:style-name="ro1">
          <table:table-cell table:number-columns-repeated="16384"/>
        </table:table-row>
      </table:table>
      <table:table table:name="OTHER-EO-SME" table:style-name="ta4">
        <table:table-column table:style-name="co14" table:number-columns-repeated="5" table:default-cell-style-name="ce1"/>
        <table:table-column table:style-name="co64" table:default-cell-style-name="ce1"/>
        <table:table-column table:style-name="co14" table:number-columns-repeated="11" table:default-cell-style-name="ce1" table:visibility="collapse"/>
        <table:table-column table:style-name="co14" table:number-columns-repeated="5" table:default-cell-style-name="ce1"/>
        <table:table-column table:style-name="co65" table:default-cell-style-name="ce1"/>
        <table:table-column table:style-name="co66" table:default-cell-style-name="ce1"/>
        <table:table-column table:style-name="co14" table:number-columns-repeated="16360" table:default-cell-style-name="ce1"/>
        <table:table-row table:style-name="ro1">
          <table:table-cell office:value-type="string" table:style-name="ce9">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65" table:style-name="ce9">
            <text:p>6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SME</text:p>
          </table:table-cell>
          <table:table-cell office:value-type="string" table:style-name="ce51">
            <text:p>Is the economic operator a Micro, a Small or Medium-sized Enterprise?</text:p>
          </table:table-cell>
          <table:table-cell table:style-name="ce15"/>
          <table:table-cell table:style-name="ce16"/>
          <table:table-cell table:style-name="ce15"/>
          <table:table-cell office:value-type="string" table:style-name="ce51">
            <text:p>ede30cb7-70c2-4ead-ba11-22d0cac5ab7a</text:p>
          </table:table-cell>
          <table:table-cell office:value-type="string" table:style-name="ce15">
            <text:p>CRITERION.EO.SME</text:p>
          </table:table-cell>
          <table:table-cell table:style-name="ce16"/>
          <table:table-cell office:value-type="string" table:style-name="ce257">
            <text:p><text:s/>Criterion added in v2.1.1</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56">
            <text:p>0aef9d77-7bcd-411e-b49e-f6b6cd47312c</text:p>
          </table:table-cell>
          <table:table-cell table:number-columns-repeated="2" table:style-name="ce28"/>
          <table:table-cell office:value-type="string" table:style-name="ce17">
            <text:p><text:s/></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7">
            <text:p><text:s/>Ye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float" office:value="1" table:style-name="ce28">
            <text:p>1</text:p>
          </table:table-cell>
          <table:table-cell table:style-name="ce17"/>
          <table:table-cell office:value-type="string" table:style-name="ce94">
            <text:p>5ee707fa-21fa-4966-9c1e-b9b4a98b6e98</text:p>
          </table:table-cell>
          <table:table-cell office:value-type="string" table:style-name="ce81">
            <text:p>ONTRUE</text:p>
          </table:table-cell>
          <table:table-cell table:style-name="ce81"/>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umber of employees</text:p>
          </table:table-cell>
          <table:table-cell office:value-type="float" office:value="12" table:style-name="ce17">
            <text:p>12</text:p>
          </table:table-cell>
          <table:table-cell office:value-type="float" office:value="1" table:style-name="ce28">
            <text:p>1</text:p>
          </table:table-cell>
          <table:table-cell office:value-type="string" table:style-name="ce17">
            <text:p>QUANTITY_INTEGER</text:p>
          </table:table-cell>
          <table:table-cell table:style-name="ce29"/>
          <table:table-cell table:number-columns-repeated="2" table:style-name="ce30"/>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Turnover</text:p>
          </table:table-cell>
          <table:table-cell office:value-type="float" office:value="1500000" table:style-name="ce17">
            <text:p>1500000</text:p>
          </table:table-cell>
          <table:table-cell office:value-type="float" office:value="1" table:style-name="ce28">
            <text:p>1</text:p>
          </table:table-cell>
          <table:table-cell office:value-type="string" table:style-name="ce133">
            <text:p>AMOUNT</text:p>
          </table:table-cell>
          <table:table-cell table:style-name="ce145"/>
          <table:table-cell table:style-name="ce147"/>
          <table:table-cell table:style-name="ce30"/>
          <table:table-cell table:style-name="ce133"/>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table-row>
        <table:table-row table:style-name="ro1">
          <table:table-cell table:style-name="ce9"/>
          <table:table-cell table:style-name="ce17"/>
          <table:table-cell office:value-type="string" table:style-name="ce17">
            <text:p>QUESTION_GROUP}</text:p>
          </table:table-cell>
          <table:table-cell table:number-columns-repeated="14"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style-name="ce45"/>
        </table:table-row>
        <table:table-row table:style-name="ro1">
          <table:table-cell office:value-type="string" table:style-name="ce9">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table:number-columns-repeated="16384"/>
        </table:table-row>
        <table:table-row table:number-rows-repeated="6" table:style-name="ro1">
          <table:table-cell table:number-columns-repeated="26" table:style-name="ce45"/>
          <table:table-cell table:number-columns-repeated="16358"/>
        </table:table-row>
        <table:table-row table:number-rows-repeated="1048559" table:style-name="ro1">
          <table:table-cell table:number-columns-repeated="16384"/>
        </table:table-row>
      </table:table>
      <table:table table:name="DEFENCE-SELECTION-OTHER" table:style-name="ta5">
        <table:table-column table:style-name="co14" table:number-columns-repeated="16384" table:default-cell-style-name="ce45"/>
        <table:table-row table:style-name="ro1">
          <table:table-cell office:value-type="float" office:value="66" table:style-name="ce251">
            <text:p>66</text:p>
          </table:table-cell>
          <table:table-cell office:value-type="string" table:style-name="ce3">
            <text:p>{CRITERION</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Supplementary evidence for procurement procedures regulated by 2009/81/EC Directive</text:p>
          </table:table-cell>
          <table:table-cell office:value-type="string" table:style-name="ce258">
            <text:p>Regarding procurement procedures regulated by the 2009/81/EC Directive, does the Economic Operator add any supplementary evidence that may be required?</text:p>
          </table:table-cell>
          <table:table-cell table:style-name="ce3"/>
          <table:table-cell table:style-name="ce259"/>
          <table:table-cell table:style-name="ce3"/>
          <table:table-cell office:value-type="string" table:style-name="ce260">
            <text:p>0114620b-93e4-486e-84de-14849db1f023</text:p>
          </table:table-cell>
          <table:table-cell office:value-type="string" table:style-name="ce260">
            <text:p>CRITERION.DEFENCE.SELECTION.OTHER</text:p>
          </table:table-cell>
          <table:table-cell table:style-name="ce260"/>
          <table:table-cell office:value-type="string" table:style-name="ce270">
            <text:p>This criterion has been included in v2.1.1</text:p>
          </table:table-cell>
          <table:table-cell table:number-columns-repeated="16358"/>
        </table:table-row>
        <table:table-row table:style-name="ro1">
          <table:table-cell office:value-type="string" table:style-name="ce251">
            <text:p><text:s/></text:p>
          </table:table-cell>
          <table:table-cell office:value-type="string" table:style-name="ce2">
            <text:p><text:s/></text:p>
          </table:table-cell>
          <table:table-cell office:value-type="string" table:style-name="ce2">
            <text:p>{QUESTION_GROUP</text:p>
          </table:table-cell>
          <table:table-cell table:number-columns-repeated="7" table:style-name="ce2"/>
          <table:table-cell table:number-columns-repeated="7" table:style-name="ce261"/>
          <table:table-cell table:style-name="ce262"/>
          <table:table-cell office:value-type="string" table:style-name="ce82">
            <text:p><text:s/></text:p>
          </table:table-cell>
          <table:table-cell office:value-type="string" table:style-name="ce2">
            <text:p><text:s/></text:p>
          </table:table-cell>
          <table:table-cell office:value-type="float" office:value="1" table:style-name="ce263">
            <text:p>1</text:p>
          </table:table-cell>
          <table:table-cell office:value-type="string" table:style-name="ce2">
            <text:p><text:s/></text:p>
          </table:table-cell>
          <table:table-cell office:value-type="string" table:style-name="ce88">
            <text:p>7458d42a-e581-4640-9283-34ceb3ad4345</text:p>
          </table:table-cell>
          <table:table-cell office:value-type="string" table:style-name="ce263">
            <text:p>ON*</text:p>
          </table:table-cell>
          <table:table-cell table:style-name="ce263"/>
          <table:table-cell office:value-type="string" table:style-name="ce2">
            <text:p><text:s/></text:p>
          </table:table-cell>
          <table:table-cell table:number-columns-repeated="16358"/>
        </table:table-row>
        <table:table-row table:style-name="ro1">
          <table:table-cell office:value-type="string" table:style-name="ce251">
            <text:p><text:s/></text:p>
          </table:table-cell>
          <table:table-cell office:value-type="string" table:style-name="ce2">
            <text:p><text:s/></text:p>
          </table:table-cell>
          <table:table-cell office:value-type="string" table:style-name="ce261">
            <text:p><text:s/></text:p>
          </table:table-cell>
          <table:table-cell office:value-type="string" table:style-name="ce2">
            <text:p>{QUESTION}</text:p>
          </table:table-cell>
          <table:table-cell table:style-name="ce2"/>
          <table:table-cell office:value-type="string" table:style-name="ce2">
            <text:p><text:s/></text:p>
          </table:table-cell>
          <table:table-cell table:number-columns-repeated="4" table:style-name="ce2"/>
          <table:table-cell table:number-columns-repeated="7" table:style-name="ce261"/>
          <table:table-cell table:style-name="ce262"/>
          <table:table-cell office:value-type="string" table:style-name="ce2">
            <text:p>Your answer?</text:p>
          </table:table-cell>
          <table:table-cell office:value-type="string" table:style-name="ce2">
            <text:p>true</text:p>
          </table:table-cell>
          <table:table-cell office:value-type="float" office:value="1" table:style-name="ce263">
            <text:p>1</text:p>
          </table:table-cell>
          <table:table-cell office:value-type="string" table:style-name="ce86">
            <text:p>INDICATOR</text:p>
          </table:table-cell>
          <table:table-cell table:style-name="ce83"/>
          <table:table-cell table:style-name="ce45"/>
          <table:table-cell table:style-name="ce264"/>
          <table:table-cell table:style-name="ce265"/>
          <table:table-cell table:number-columns-repeated="16358"/>
        </table:table-row>
        <table:table-row table:style-name="ro1">
          <table:table-cell office:value-type="string" table:style-name="ce266">
            <text:p><text:s/></text:p>
          </table:table-cell>
          <table:table-cell office:value-type="string" table:style-name="ce86">
            <text:p><text:s/></text:p>
          </table:table-cell>
          <table:table-cell office:value-type="string" table:style-name="ce86">
            <text:p><text:s/></text:p>
          </table:table-cell>
          <table:table-cell office:value-type="string" table:style-name="ce86">
            <text:p>{QUESTION_SUBGROUP</text:p>
          </table:table-cell>
          <table:table-cell table:number-columns-repeated="14" table:style-name="ce86"/>
          <table:table-cell office:value-type="string" table:style-name="ce86">
            <text:p><text:s/></text:p>
          </table:table-cell>
          <table:table-cell office:value-type="string" table:style-name="ce86">
            <text:p><text:s/></text:p>
          </table:table-cell>
          <table:table-cell office:value-type="string" table:style-name="ce267">
            <text:p>0..1</text:p>
          </table:table-cell>
          <table:table-cell office:value-type="string" table:style-name="ce87">
            <text:p><text:s/></text:p>
          </table:table-cell>
          <table:table-cell office:value-type="string" table:style-name="ce88">
            <text:p>41dd2e9b-1bfd-44c7-93ee-56bd74a4334b</text:p>
          </table:table-cell>
          <table:table-cell office:value-type="string" table:style-name="ce86">
            <text:p>ONTRUE</text:p>
          </table:table-cell>
          <table:table-cell table:style-name="ce86"/>
          <table:table-cell table:style-name="ce226"/>
          <table:table-cell table:number-columns-repeated="16358" table:style-name="ce90"/>
        </table:table-row>
        <table:table-row table:style-name="ro1">
          <table:table-cell office:value-type="string" table:style-name="ce26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QUESTION}</text:p>
          </table:table-cell>
          <table:table-cell table:number-columns-repeated="13" table:style-name="ce86"/>
          <table:table-cell office:value-type="string" table:style-name="ce86">
            <text:p>Evidence supplied</text:p>
          </table:table-cell>
          <table:table-cell office:value-type="string" table:style-name="ce91">
            <text:p><text:a xlink:href="http://public_site/repository/evidences/evidence?id=EVIDENCE-00001">[Response value]</text:a></text:p>
          </table:table-cell>
          <table:table-cell office:value-type="string" table:style-name="ce267">
            <text:p>1..n</text:p>
          </table:table-cell>
          <table:table-cell office:value-type="string" table:style-name="ce86">
            <text:p>EVIDENCE_IDENTIFIER</text:p>
          </table:table-cell>
          <table:table-cell table:style-name="ce86"/>
          <table:table-cell table:number-columns-repeated="3" table:style-name="ce87"/>
          <table:table-cell table:number-columns-repeated="16358" table:style-name="ce90"/>
        </table:table-row>
        <table:table-row table:style-name="ro1">
          <table:table-cell office:value-type="string" table:style-name="ce266">
            <text:p><text:s/></text:p>
          </table:table-cell>
          <table:table-cell office:value-type="string" table:style-name="ce86">
            <text:p><text:s/></text:p>
          </table:table-cell>
          <table:table-cell office:value-type="string" table:style-name="ce86">
            <text:p><text:s/></text:p>
          </table:table-cell>
          <table:table-cell office:value-type="string" table:style-name="ce86">
            <text:p>QUESTION_SUBGROUP}</text:p>
          </table:table-cell>
          <table:table-cell table:number-columns-repeated="14" table:style-name="ce86"/>
          <table:table-cell office:value-type="string" table:style-name="ce86">
            <text:p><text:s/></text:p>
          </table:table-cell>
          <table:table-cell office:value-type="string" table:style-name="ce86">
            <text:p><text:s/></text:p>
          </table:table-cell>
          <table:table-cell office:value-type="string" table:style-name="ce267">
            <text:p><text:s/></text:p>
          </table:table-cell>
          <table:table-cell office:value-type="string" table:style-name="ce86">
            <text:p><text:s/></text:p>
          </table:table-cell>
          <table:table-cell table:number-columns-repeated="4" table:style-name="ce86"/>
          <table:table-cell table:number-columns-repeated="16358" table:style-name="ce90"/>
        </table:table-row>
        <table:table-row table:style-name="ro1">
          <table:table-cell table:number-columns-repeated="2" table:style-name="ce83"/>
          <table:table-cell office:value-type="string" table:style-name="ce2">
            <text:p>QUESTION_GROUP}</text:p>
          </table:table-cell>
          <table:table-cell table:number-columns-repeated="7" table:style-name="ce83"/>
          <table:table-cell table:number-columns-repeated="7" table:style-name="ce268"/>
          <table:table-cell table:style-name="ce269"/>
          <table:table-cell table:number-columns-repeated="2" table:style-name="ce2"/>
          <table:table-cell table:style-name="ce263"/>
          <table:table-cell table:number-columns-repeated="2" table:style-name="ce2"/>
          <table:table-cell table:number-columns-repeated="2" table:style-name="ce263"/>
          <table:table-cell table:style-name="ce83"/>
          <table:table-cell table:number-columns-repeated="16358"/>
        </table:table-row>
        <table:table-row table:style-name="ro1">
          <table:table-cell office:value-type="string" table:style-name="ce251">
            <text:p><text:s/></text:p>
          </table:table-cell>
          <table:table-cell office:value-type="string" table:style-name="ce3">
            <text:p>CRITERION}</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259">
            <text:p><text:s/></text:p>
          </table:table-cell>
          <table:table-cell office:value-type="string" table:style-name="ce3">
            <text:p><text:s/></text:p>
          </table:table-cell>
          <table:table-cell office:value-type="string" table:style-name="ce3">
            <text:p><text:s/></text:p>
          </table:table-cell>
          <table:table-cell office:value-type="string" table:style-name="ce259">
            <text:p><text:s/></text:p>
          </table:table-cell>
          <table:table-cell table:style-name="ce259"/>
          <table:table-cell office:value-type="string" table:style-name="ce3">
            <text:p><text:s/></text:p>
          </table:table-cell>
          <table:table-cell table:number-columns-repeated="16358"/>
        </table:table-row>
        <table:table-row table:number-rows-repeated="1048568" table:style-name="ro1">
          <table:table-cell table:number-columns-repeated="16384"/>
        </table:table-row>
      </table:table>
      <table:table table:name="UTILITIES-SELECTION-OTHER" table:style-name="ta5">
        <table:table-column table:style-name="co14" table:number-columns-repeated="16384" table:default-cell-style-name="ce45"/>
        <table:table-row table:style-name="ro1">
          <table:table-cell office:value-type="float" office:value="67" table:style-name="ce251">
            <text:p>67</text:p>
          </table:table-cell>
          <table:table-cell office:value-type="string" table:style-name="ce3">
            <text:p>{CRITERION</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Supplementary evidence for procurement procedures regulated by 2004/17/EC Directive</text:p>
          </table:table-cell>
          <table:table-cell office:value-type="string" table:style-name="ce258">
            <text:p>Regarding procurement procedures regulated by the 2004/17/EC Directive, does the Economic Operator add any supplementary evidence that may be required?</text:p>
          </table:table-cell>
          <table:table-cell table:style-name="ce3"/>
          <table:table-cell table:style-name="ce259"/>
          <table:table-cell table:style-name="ce3"/>
          <table:table-cell table:style-name="ce260"/>
          <table:table-cell office:value-type="string" table:style-name="ce260">
            <text:p>CRITERION.DEFENCE.SELECTION.OTHER</text:p>
          </table:table-cell>
          <table:table-cell table:style-name="ce260"/>
          <table:table-cell office:value-type="string" table:style-name="ce3">
            <text:p><text:s/></text:p>
          </table:table-cell>
          <table:table-cell table:number-columns-repeated="16358"/>
        </table:table-row>
        <table:table-row table:style-name="ro1">
          <table:table-cell office:value-type="string" table:style-name="ce251">
            <text:p><text:s/></text:p>
          </table:table-cell>
          <table:table-cell office:value-type="string" table:style-name="ce2">
            <text:p><text:s/></text:p>
          </table:table-cell>
          <table:table-cell office:value-type="string" table:style-name="ce2">
            <text:p>{QUESTION_GROUP</text:p>
          </table:table-cell>
          <table:table-cell table:number-columns-repeated="7" table:style-name="ce2"/>
          <table:table-cell table:number-columns-repeated="7" table:style-name="ce261"/>
          <table:table-cell table:style-name="ce262"/>
          <table:table-cell office:value-type="string" table:style-name="ce82">
            <text:p><text:s/></text:p>
          </table:table-cell>
          <table:table-cell office:value-type="string" table:style-name="ce2">
            <text:p><text:s/></text:p>
          </table:table-cell>
          <table:table-cell office:value-type="float" office:value="1" table:style-name="ce263">
            <text:p>1</text:p>
          </table:table-cell>
          <table:table-cell office:value-type="string" table:style-name="ce2">
            <text:p><text:s/></text:p>
          </table:table-cell>
          <table:table-cell office:value-type="string" table:style-name="ce88">
            <text:p>7458d42a-e581-4640-9283-34ceb3ad4345</text:p>
          </table:table-cell>
          <table:table-cell office:value-type="string" table:style-name="ce263">
            <text:p>ON*</text:p>
          </table:table-cell>
          <table:table-cell table:style-name="ce263"/>
          <table:table-cell office:value-type="string" table:style-name="ce2">
            <text:p><text:s/></text:p>
          </table:table-cell>
          <table:table-cell table:number-columns-repeated="16358"/>
        </table:table-row>
        <table:table-row table:style-name="ro1">
          <table:table-cell office:value-type="string" table:style-name="ce251">
            <text:p><text:s/></text:p>
          </table:table-cell>
          <table:table-cell office:value-type="string" table:style-name="ce2">
            <text:p><text:s/></text:p>
          </table:table-cell>
          <table:table-cell office:value-type="string" table:style-name="ce261">
            <text:p><text:s/></text:p>
          </table:table-cell>
          <table:table-cell office:value-type="string" table:style-name="ce2">
            <text:p>{QUESTION}</text:p>
          </table:table-cell>
          <table:table-cell table:style-name="ce2"/>
          <table:table-cell office:value-type="string" table:style-name="ce2">
            <text:p><text:s/></text:p>
          </table:table-cell>
          <table:table-cell table:number-columns-repeated="4" table:style-name="ce2"/>
          <table:table-cell table:number-columns-repeated="7" table:style-name="ce261"/>
          <table:table-cell table:style-name="ce262"/>
          <table:table-cell office:value-type="string" table:style-name="ce2">
            <text:p>Your answer?</text:p>
          </table:table-cell>
          <table:table-cell office:value-type="string" table:style-name="ce2">
            <text:p>true</text:p>
          </table:table-cell>
          <table:table-cell office:value-type="float" office:value="1" table:style-name="ce263">
            <text:p>1</text:p>
          </table:table-cell>
          <table:table-cell office:value-type="string" table:style-name="ce86">
            <text:p>INDICATOR</text:p>
          </table:table-cell>
          <table:table-cell table:style-name="ce83"/>
          <table:table-cell table:style-name="ce45"/>
          <table:table-cell table:style-name="ce264"/>
          <table:table-cell table:style-name="ce265"/>
          <table:table-cell table:number-columns-repeated="16358"/>
        </table:table-row>
        <table:table-row table:style-name="ro1">
          <table:table-cell office:value-type="string" table:style-name="ce266">
            <text:p><text:s/></text:p>
          </table:table-cell>
          <table:table-cell office:value-type="string" table:style-name="ce86">
            <text:p><text:s/></text:p>
          </table:table-cell>
          <table:table-cell office:value-type="string" table:style-name="ce86">
            <text:p><text:s/></text:p>
          </table:table-cell>
          <table:table-cell office:value-type="string" table:style-name="ce86">
            <text:p>{QUESTION_SUBGROUP</text:p>
          </table:table-cell>
          <table:table-cell table:number-columns-repeated="14" table:style-name="ce86"/>
          <table:table-cell office:value-type="string" table:style-name="ce86">
            <text:p><text:s/></text:p>
          </table:table-cell>
          <table:table-cell office:value-type="string" table:style-name="ce86">
            <text:p><text:s/></text:p>
          </table:table-cell>
          <table:table-cell office:value-type="string" table:style-name="ce267">
            <text:p>0..1</text:p>
          </table:table-cell>
          <table:table-cell office:value-type="string" table:style-name="ce87">
            <text:p><text:s/></text:p>
          </table:table-cell>
          <table:table-cell office:value-type="string" table:style-name="ce88">
            <text:p>41dd2e9b-1bfd-44c7-93ee-56bd74a4334b</text:p>
          </table:table-cell>
          <table:table-cell office:value-type="string" table:style-name="ce86">
            <text:p>ONTRUE</text:p>
          </table:table-cell>
          <table:table-cell table:style-name="ce86"/>
          <table:table-cell table:style-name="ce226"/>
          <table:table-cell table:number-columns-repeated="16358"/>
        </table:table-row>
        <table:table-row table:style-name="ro1">
          <table:table-cell office:value-type="string" table:style-name="ce26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QUESTION}</text:p>
          </table:table-cell>
          <table:table-cell table:number-columns-repeated="13" table:style-name="ce86"/>
          <table:table-cell office:value-type="string" table:style-name="ce86">
            <text:p>Evidence supplied</text:p>
          </table:table-cell>
          <table:table-cell office:value-type="string" table:style-name="ce91">
            <text:p><text:a xlink:href="http://public_site/repository/evidences/evidence?id=EVIDENCE-00001">[Response value]</text:a></text:p>
          </table:table-cell>
          <table:table-cell office:value-type="string" table:style-name="ce267">
            <text:p>1..n</text:p>
          </table:table-cell>
          <table:table-cell office:value-type="string" table:style-name="ce86">
            <text:p>EVIDENCE_IDENTIFIER</text:p>
          </table:table-cell>
          <table:table-cell table:style-name="ce86"/>
          <table:table-cell table:number-columns-repeated="3" table:style-name="ce87"/>
          <table:table-cell table:number-columns-repeated="16358"/>
        </table:table-row>
        <table:table-row table:style-name="ro1">
          <table:table-cell office:value-type="string" table:style-name="ce266">
            <text:p><text:s/></text:p>
          </table:table-cell>
          <table:table-cell office:value-type="string" table:style-name="ce86">
            <text:p><text:s/></text:p>
          </table:table-cell>
          <table:table-cell office:value-type="string" table:style-name="ce86">
            <text:p><text:s/></text:p>
          </table:table-cell>
          <table:table-cell office:value-type="string" table:style-name="ce86">
            <text:p>QUESTION_SUBGROUP}</text:p>
          </table:table-cell>
          <table:table-cell table:number-columns-repeated="14" table:style-name="ce86"/>
          <table:table-cell office:value-type="string" table:style-name="ce86">
            <text:p><text:s/></text:p>
          </table:table-cell>
          <table:table-cell office:value-type="string" table:style-name="ce86">
            <text:p><text:s/></text:p>
          </table:table-cell>
          <table:table-cell office:value-type="string" table:style-name="ce267">
            <text:p><text:s/></text:p>
          </table:table-cell>
          <table:table-cell office:value-type="string" table:style-name="ce86">
            <text:p><text:s/></text:p>
          </table:table-cell>
          <table:table-cell table:number-columns-repeated="4" table:style-name="ce86"/>
          <table:table-cell table:number-columns-repeated="16358"/>
        </table:table-row>
        <table:table-row table:style-name="ro1">
          <table:table-cell table:number-columns-repeated="2" table:style-name="ce83"/>
          <table:table-cell office:value-type="string" table:style-name="ce2">
            <text:p>QUESTION_GROUP}</text:p>
          </table:table-cell>
          <table:table-cell table:number-columns-repeated="7" table:style-name="ce83"/>
          <table:table-cell table:number-columns-repeated="7" table:style-name="ce268"/>
          <table:table-cell table:style-name="ce269"/>
          <table:table-cell table:number-columns-repeated="2" table:style-name="ce2"/>
          <table:table-cell table:style-name="ce263"/>
          <table:table-cell table:number-columns-repeated="2" table:style-name="ce2"/>
          <table:table-cell table:number-columns-repeated="2" table:style-name="ce263"/>
          <table:table-cell table:style-name="ce83"/>
          <table:table-cell table:number-columns-repeated="16358"/>
        </table:table-row>
        <table:table-row table:style-name="ro1">
          <table:table-cell office:value-type="string" table:style-name="ce251">
            <text:p><text:s/></text:p>
          </table:table-cell>
          <table:table-cell office:value-type="string" table:style-name="ce3">
            <text:p>CRITERION}</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259">
            <text:p><text:s/></text:p>
          </table:table-cell>
          <table:table-cell office:value-type="string" table:style-name="ce3">
            <text:p><text:s/></text:p>
          </table:table-cell>
          <table:table-cell office:value-type="string" table:style-name="ce3">
            <text:p><text:s/></text:p>
          </table:table-cell>
          <table:table-cell office:value-type="string" table:style-name="ce259">
            <text:p><text:s/></text:p>
          </table:table-cell>
          <table:table-cell table:style-name="ce259"/>
          <table:table-cell office:value-type="string" table:style-name="ce3">
            <text:p><text:s/></text:p>
          </table:table-cell>
          <table:table-cell table:number-columns-repeated="16358"/>
        </table:table-row>
        <table:table-row table:number-rows-repeated="104856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onsolas" svg:font-family="Consolas"/>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Explanatory_32_Text" style:display-name="Explanatory Text" style:family="table-cell" style:data-style-name="N0">
      <style:table-cell-properties fo:border-top="thin solid #4F81BD" fo:border-bottom="thin solid #4F81BD" fo:border-left="none" fo:border-right="none" style:vertical-align="automatic" fo:background-color="transparent"/>
      <style:text-properties fo:font-weight="bold" style:font-weight-asian="bold" style:font-weight-complex="bold" style:font-family-generic="swiss"/>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1"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
    <dc:description/>
    <dc:subject/>
    <meta:initial-creator>Enric Staromiejski Torregrosa</meta:initial-creator>
    <dc:creator>Jose Pedro Revenga Arias</dc:creator>
    <meta:creation-date>2016-06-17T16:26:17Z</meta:creation-date>
    <dc:date>2019-11-20T13:16:54Z</dc:date>
    <meta:template xlink:href="" xlink:type="simple"/>
    <meta:editing-cycles>0</meta:editing-cycles>
    <meta:editing-duration>PT0S</meta:editing-duration>
  </office:meta>
</office:document-meta>
</file>